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7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3.6516in"/>
    </style:style>
    <style:style style:name="co5" style:family="table-column">
      <style:table-column-properties fo:break-before="auto" style:column-width="1.3201in"/>
    </style:style>
    <style:style style:name="co6" style:family="table-column">
      <style:table-column-properties fo:break-before="auto" style:column-width="2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-glass</text:p>
          </table:table-cell>
          <table:table-cell table:style-name="ce1" office:value-type="string" calcext:value-type="string">
            <text:p>S-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/m³</text:p>
          </table:table-cell>
          <table:table-cell office:value-type="string" calcext:value-type="string">
            <text:p>density</text:p>
          </table:table-cell>
          <table:table-cell office:value-type="float" office:value="2540" calcext:value-type="float">
            <text:p>2540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</text:p>
          </table:table-cell>
          <table:table-cell office:value-type="float" office:value="73000000" calcext:value-type="float">
            <text:p>73000000</text:p>
          </table:table-cell>
          <table:table-cell table:style-name="ce1" office:value-type="float" office:value="86000000" calcext:value-type="float">
            <text:p>86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y</text:p>
          </table:table-cell>
          <table:table-cell office:value-type="float" office:value="73000000" calcext:value-type="float">
            <text:p>73000000</text:p>
          </table:table-cell>
          <table:table-cell table:style-name="ce1" office:value-type="float" office:value="86000000" calcext:value-type="float">
            <text:p>86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y</text:p>
          </table:table-cell>
          <table:table-cell office:value-type="float" office:value="30000000" calcext:value-type="float">
            <text:p>30000000</text:p>
          </table:table-cell>
          <table:table-cell table:style-name="ce1" office:value-type="float" office:value="35000000" calcext:value-type="float">
            <text:p>3500000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oisson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lyester</text:p>
          </table:table-cell>
          <table:table-cell office:value-type="string" calcext:value-type="string">
            <text:p>Ep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/m³</text:p>
          </table:table-cell>
          <table:table-cell office:value-type="string" calcext:value-type="string">
            <text:p>density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y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1330000" calcext:value-type="float">
            <text:p>133000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oisson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Gm</text:p>
          </table:table-cell>
          <table:table-cell table:formula="of:=[.C10]/(2*(1+[.C12]))" office:value-type="float" office:value="1139817.62917933" calcext:value-type="float">
            <text:p>1139817.6291793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-glass_poly_70_308</text:p>
          </table:table-cell>
          <table:table-cell table:style-name="ce1" office:value-type="string" calcext:value-type="string">
            <text:p>E-glass_poly_30_308</text:p>
          </table:table-cell>
          <table:table-cell table:style-name="ce1" office:value-type="string" calcext:value-type="string">
            <text:p>E-glass_poly_70_405</text:p>
          </table:table-cell>
          <table:table-cell table:style-name="ce1" office:value-type="string" calcext:value-type="string">
            <text:p>CSM_30</text:p>
          </table:table-cell>
        </table:table-row>
        <table:table-row table:style-name="ro1">
          <table:table-cell/>
          <table:table-cell office:value-type="string" calcext:value-type="string">
            <text:p>cloth_type</text:p>
          </table:table-cell>
          <table:table-cell office:value-type="string" calcext:value-type="string">
            <text:p>woven</text:p>
          </table:table-cell>
          <table:table-cell table:number-columns-repeated="2" table:style-name="ce1" office:value-type="string" calcext:value-type="string">
            <text:p>woven</text:p>
          </table:table-cell>
          <table:table-cell table:style-name="ce1" office:value-type="string" calcext:value-type="string">
            <text:p>csm</text:p>
          </table:table-cell>
        </table:table-row>
        <table:table-row table:style-name="ro1">
          <table:table-cell/>
          <table:table-cell office:value-type="string" calcext:value-type="string">
            <text:p>fiber_type</text:p>
          </table:table-cell>
          <table:table-cell office:value-type="string" calcext:value-type="string">
            <text:p>E-glass</text:p>
          </table:table-cell>
          <table:table-cell table:number-columns-repeated="3" table:style-name="ce1" office:value-type="string" calcext:value-type="string">
            <text:p>E-glass</text:p>
          </table:table-cell>
        </table:table-row>
        <table:table-row table:style-name="ro1">
          <table:table-cell/>
          <table:table-cell office:value-type="string" calcext:value-type="string">
            <text:p>matrix_type</text:p>
          </table:table-cell>
          <table:table-cell office:value-type="string" calcext:value-type="string">
            <text:p>Polyester</text:p>
          </table:table-cell>
          <table:table-cell table:number-columns-repeated="3" table:style-name="ce1" office:value-type="string" calcext:value-type="string">
            <text:p>Polyester</text:p>
          </table:table-cell>
        </table:table-row>
        <table:table-row table:style-name="ro1">
          <table:table-cell/>
          <table:table-cell office:value-type="string" calcext:value-type="string">
            <text:p>f_mass_cont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g/m2</text:p>
          </table:table-cell>
          <table:table-cell office:value-type="string" calcext:value-type="string">
            <text:p>f_area_density</text:p>
          </table:table-cell>
          <table:table-cell office:value-type="float" office:value="0.304" calcext:value-type="float">
            <text:p>0.304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max_strain_x</text:p>
          </table:table-cell>
          <table:table-cell office:value-type="float" office:value="0.0035" calcext:value-type="float">
            <text:p>0.0035</text:p>
          </table:table-cell>
          <table:table-cell table:number-columns-repeated="3" table:style-name="ce1" office:value-type="float" office:value="0.0035" calcext:value-type="float">
            <text:p>0.0035</text:p>
          </table:table-cell>
        </table:table-row>
        <table:table-row table:style-name="ro1">
          <table:table-cell/>
          <table:table-cell office:value-type="string" calcext:value-type="string">
            <text:p>max_strain_xy</text:p>
          </table:table-cell>
          <table:table-cell office:value-type="float" office:value="0.007" calcext:value-type="float">
            <text:p>0.007</text:p>
          </table:table-cell>
          <table:table-cell table:number-columns-repeated="3" table:style-name="ce1" office:value-type="float" office:value="0.007" calcext:value-type="float">
            <text:p>0.00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iber vol content</text:p>
          </table:table-cell>
          <table:table-cell table:style-name="Default" table:formula="of:=[.C20]/([.C20]+(1-[.C20])*[.$C$2]/[.$C$9])" office:value-type="float" office:value="0.52434456928839" calcext:value-type="float">
            <text:p>0.52434456928839</text:p>
          </table:table-cell>
          <table:table-cell table:formula="of:=[.D20]/([.D20]+(1-[.D20])*[.$C$2]/[.$C$9])" office:value-type="float" office:value="0.168381665107577" calcext:value-type="float">
            <text:p>0.168381665107577</text:p>
          </table:table-cell>
          <table:table-cell table:formula="of:=[.E20]/([.E20]+(1-[.E20])*[.$C$2]/[.$C$9])" office:value-type="float" office:value="0.52434456928839" calcext:value-type="float">
            <text:p>0.52434456928839</text:p>
          </table:table-cell>
          <table:table-cell table:formula="of:=[.F20]/([.F20]+(1-[.F20])*[.$C$2]/[.$C$9])" office:value-type="float" office:value="0.168381665107577" calcext:value-type="float">
            <text:p>0.16838166510757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hickness</text:p>
          </table:table-cell>
          <table:table-cell table:style-name="Default" table:formula="of:=[.C21]*(1/[.$C$2]+(1-[.C20])/([.C20]*[.$C$9]))" office:value-type="float" office:value="0.000228256467941507" calcext:value-type="float">
            <text:p>0.000228256467942</text:p>
          </table:table-cell>
          <table:table-cell table:formula="of:=[.D21]*(1/[.$C$2]+(1-[.D20])/([.D20]*[.$C$9]))" office:value-type="float" office:value="0.00071079615048119" calcext:value-type="float">
            <text:p>0.000710796150481</text:p>
          </table:table-cell>
          <table:table-cell table:formula="of:=[.E21]*(1/[.$C$2]+(1-[.E20])/([.E20]*[.$C$9]))" office:value-type="float" office:value="0.000456512935883015" calcext:value-type="float">
            <text:p>0.000456512935883</text:p>
          </table:table-cell>
          <table:table-cell table:formula="of:=[.F21]*(1/[.$C$2]+(1-[.F20])/([.F20]*[.$C$9]))" office:value-type="float" office:value="0.000701443569553806" calcext:value-type="float">
            <text:p>0.00070144356955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11</text:p>
          </table:table-cell>
          <table:table-cell table:style-name="Default" table:formula="of:=[.C24]*[.$C$3]+(1-[.C24])*[.$C$10]" office:value-type="float" office:value="39704119.8501873" calcext:value-type="float">
            <text:p>39704119.8501873</text:p>
          </table:table-cell>
          <table:table-cell table:formula="of:=[.D24]*[.$C$3]+(1-[.D24])*[.$C$10]" office:value-type="float" office:value="14786716.5575304" calcext:value-type="float">
            <text:p>14786716.5575304</text:p>
          </table:table-cell>
          <table:table-cell table:formula="of:=[.E24]*[.$C$3]+(1-[.E24])*[.$C$10]" office:value-type="float" office:value="39704119.8501873" calcext:value-type="float">
            <text:p>39704119.8501873</text:p>
          </table:table-cell>
          <table:table-cell table:formula="of:=[.F24]*[.$C$3]+(1-[.F24])*[.$C$10]" office:value-type="float" office:value="14786716.5575304" calcext:value-type="float">
            <text:p>14786716.557530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22</text:p>
          </table:table-cell>
          <table:table-cell table:style-name="Default" table:formula="of:=[.$C$10]/(1-[.$C$12]^2)*(1+0.85*[.C24]^2)/((1-[.C24])^1.25+[.C24]*[.$C$10]/([.$C$4]*(1-[.$C$12]^2)))" office:value-type="float" office:value="9814079.99527406" calcext:value-type="float">
            <text:p>9814079.99527406</text:p>
          </table:table-cell>
          <table:table-cell table:formula="of:=[.$C$10]/(1-[.$C$12]^2)*(1+0.85*[.D24]^2)/((1-[.D24])^1.25+[.D24]*[.$C$10]/([.$C$4]*(1-[.$C$12]^2)))" office:value-type="float" office:value="4256597.62674039" calcext:value-type="float">
            <text:p>4256597.62674039</text:p>
          </table:table-cell>
          <table:table-cell table:formula="of:=[.$C$10]/(1-[.$C$12]^2)*(1+0.85*[.E24]^2)/((1-[.E24])^1.25+[.E24]*[.$C$10]/([.$C$4]*(1-[.$C$12]^2)))" office:value-type="float" office:value="9814079.99527406" calcext:value-type="float">
            <text:p>9814079.99527406</text:p>
          </table:table-cell>
          <table:table-cell table:formula="of:=[.$C$10]/(1-[.$C$12]^2)*(1+0.85*[.F24]^2)/((1-[.F24])^1.25+[.F24]*[.$C$10]/([.$C$4]*(1-[.$C$12]^2)))" office:value-type="float" office:value="4256597.62674039" calcext:value-type="float">
            <text:p>4256597.6267403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oisson12</text:p>
          </table:table-cell>
          <table:table-cell table:style-name="Default" table:formula="of:=[.C24]*[.$C$6]+(1-[.C24])*[.$C$12]" office:value-type="float" office:value="0.244689138576779" calcext:value-type="float">
            <text:p>0.244689138576779</text:p>
          </table:table-cell>
          <table:table-cell table:formula="of:=[.D24]*[.$C$6]+(1-[.D24])*[.$C$12]" office:value-type="float" office:value="0.293100093545369" calcext:value-type="float">
            <text:p>0.293100093545369</text:p>
          </table:table-cell>
          <table:table-cell table:formula="of:=[.E24]*[.$C$6]+(1-[.E24])*[.$C$12]" office:value-type="float" office:value="0.244689138576779" calcext:value-type="float">
            <text:p>0.244689138576779</text:p>
          </table:table-cell>
          <table:table-cell table:formula="of:=[.F24]*[.$C$6]+(1-[.F24])*[.$C$12]" office:value-type="float" office:value="0.293100093545369" calcext:value-type="float">
            <text:p>0.2931000935453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oisson21</text:p>
          </table:table-cell>
          <table:table-cell table:style-name="Default" table:formula="of:=[.C28]*[.C27]/[.C26]" office:value-type="float" office:value="0.0604823577258037" calcext:value-type="float">
            <text:p>0.060482357725804</text:p>
          </table:table-cell>
          <table:table-cell table:formula="of:=[.D28]*[.D27]/[.D26]" office:value-type="float" office:value="0.0843736442589237" calcext:value-type="float">
            <text:p>0.084373644258924</text:p>
          </table:table-cell>
          <table:table-cell table:formula="of:=[.E28]*[.E27]/[.E26]" office:value-type="float" office:value="0.0604823577258037" calcext:value-type="float">
            <text:p>0.060482357725804</text:p>
          </table:table-cell>
          <table:table-cell table:formula="of:=[.F28]*[.F27]/[.F26]" office:value-type="float" office:value="0.0843736442589237" calcext:value-type="float">
            <text:p>0.08437364425892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12</text:p>
          </table:table-cell>
          <table:table-cell table:style-name="Default" table:formula="of:=[.$C$11]*(1+0.8*[.C24]^0.8)/((1-[.C24])^1.25+[.$C$11]*[.C24]/[.$C$5])" office:value-type="float" office:value="4058669.26991943" calcext:value-type="float">
            <text:p>4058669.26991943</text:p>
          </table:table-cell>
          <table:table-cell table:formula="of:=[.$C$11]*(1+0.8*[.D24]^0.8)/((1-[.D24])^1.25+[.$C$11]*[.D24]/[.$C$5])" office:value-type="float" office:value="1697946.00161313" calcext:value-type="float">
            <text:p>1697946.00161313</text:p>
          </table:table-cell>
          <table:table-cell table:formula="of:=[.$C$11]*(1+0.8*[.E24]^0.8)/((1-[.E24])^1.25+[.$C$11]*[.E24]/[.$C$5])" office:value-type="float" office:value="4058669.26991943" calcext:value-type="float">
            <text:p>4058669.26991943</text:p>
          </table:table-cell>
          <table:table-cell table:formula="of:=[.$C$11]*(1+0.8*[.F24]^0.8)/((1-[.F24])^1.25+[.$C$11]*[.F24]/[.$C$5])" office:value-type="float" office:value="1697946.00161313" calcext:value-type="float">
            <text:p>1697946.001613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CSM</text:p>
          </table:table-cell>
          <table:table-cell table:style-name="Default"/>
          <table:table-cell table:number-columns-repeated="2"/>
          <table:table-cell table:formula="of:=3/8*[.F26]+5/8*[.F27]" office:value-type="float" office:value="8205392.22578665" calcext:value-type="float">
            <text:p>8205392.2257866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CSM</text:p>
          </table:table-cell>
          <table:table-cell table:style-name="Default"/>
          <table:table-cell table:number-columns-repeated="2"/>
          <table:table-cell table:formula="of:=[.F31]/(2*(1+[.F28]))" office:value-type="float" office:value="3172759.89180754" calcext:value-type="float">
            <text:p>3172759.89180754</text:p>
          </table:table-cell>
        </table:table-row>
      </table:table>
      <table:table table:name="et_0900_20x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00456" calcext:value-type="float">
            <text:p>0.004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2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2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2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2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2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9</text:p>
          </table:table-cell>
          <table:table-cell table:formula="of:=[.L7]*[.L5]/[.L4]" office:value-type="float" office:value="0.246395089285714" calcext:value-type="float">
            <text:p>0.246395089285714</text:p>
          </table:table-cell>
          <table:table-cell table:formula="of:=[.M7]*[.M5]/[.M4]" office:value-type="float" office:value="0.0899999999999999" calcext:value-type="float">
            <text:p>0.09</text:p>
          </table:table-cell>
          <table:table-cell table:formula="of:=[.N7]*[.N5]/[.N4]" office:value-type="float" office:value="0.246395089285714" calcext:value-type="float">
            <text:p>0.246395089285714</text:p>
          </table:table-cell>
          <table:table-cell table:formula="of:=[.O7]*[.O5]/[.O4]" office:value-type="float" office:value="0.0899999999999999" calcext:value-type="float">
            <text:p>0.09</text:p>
          </table:table-cell>
          <table:table-cell table:formula="of:=[.P7]*[.P5]/[.P4]" office:value-type="float" office:value="0.246395089285714" calcext:value-type="float">
            <text:p>0.246395089285714</text:p>
          </table:table-cell>
          <table:table-cell table:formula="of:=[.Q7]*[.Q5]/[.Q4]" office:value-type="float" office:value="0.0899999999999999" calcext:value-type="float">
            <text:p>0.09</text:p>
          </table:table-cell>
          <table:table-cell table:formula="of:=[.R7]*[.R5]/[.R4]" office:value-type="float" office:value="0.246395089285714" calcext:value-type="float">
            <text:p>0.246395089285714</text:p>
          </table:table-cell>
          <table:table-cell table:formula="of:=[.S7]*[.S5]/[.S4]" office:value-type="float" office:value="0.0899999999999999" calcext:value-type="float">
            <text:p>0.09</text:p>
          </table:table-cell>
          <table:table-cell table:formula="of:=[.T7]*[.T5]/[.T4]" office:value-type="float" office:value="0.246395089285714" calcext:value-type="float">
            <text:p>0.246395089285714</text:p>
          </table:table-cell>
          <table:table-cell table:formula="of:=[.U7]*[.U5]/[.U4]" office:value-type="float" office:value="0.0899999999999999" calcext:value-type="float">
            <text:p>0.0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11</text:p>
          </table:table-cell>
          <table:table-cell table:formula="of:=[.B4]/(1-[.B7]*[.B14])" office:value-type="float" office:value="14661118.4838061" calcext:value-type="float">
            <text:p>14661118.4838061</text:p>
          </table:table-cell>
          <table:table-cell table:formula="of:=[.C4]/(1-[.C7]*[.C14])" office:value-type="float" office:value="40138084.4205094" calcext:value-type="float">
            <text:p>40138084.4205094</text:p>
          </table:table-cell>
          <table:table-cell table:formula="of:=[.D4]/(1-[.D7]*[.D14])" office:value-type="float" office:value="14661118.4838061" calcext:value-type="float">
            <text:p>14661118.4838061</text:p>
          </table:table-cell>
          <table:table-cell table:formula="of:=[.E4]/(1-[.E7]*[.E14])" office:value-type="float" office:value="40138084.4205094" calcext:value-type="float">
            <text:p>40138084.4205094</text:p>
          </table:table-cell>
          <table:table-cell table:formula="of:=[.F4]/(1-[.F7]*[.F14])" office:value-type="float" office:value="14661118.4838061" calcext:value-type="float">
            <text:p>14661118.4838061</text:p>
          </table:table-cell>
          <table:table-cell table:formula="of:=[.G4]/(1-[.G7]*[.G14])" office:value-type="float" office:value="40138084.4205094" calcext:value-type="float">
            <text:p>40138084.4205094</text:p>
          </table:table-cell>
          <table:table-cell table:formula="of:=[.H4]/(1-[.H7]*[.H14])" office:value-type="float" office:value="14661118.4838061" calcext:value-type="float">
            <text:p>14661118.4838061</text:p>
          </table:table-cell>
          <table:table-cell table:formula="of:=[.I4]/(1-[.I7]*[.I14])" office:value-type="float" office:value="40138084.4205094" calcext:value-type="float">
            <text:p>40138084.4205094</text:p>
          </table:table-cell>
          <table:table-cell table:formula="of:=[.J4]/(1-[.J7]*[.J14])" office:value-type="float" office:value="14661118.4838061" calcext:value-type="float">
            <text:p>14661118.4838061</text:p>
          </table:table-cell>
          <table:table-cell table:formula="of:=[.K4]/(1-[.K7]*[.K14])" office:value-type="float" office:value="40138084.4205094" calcext:value-type="float">
            <text:p>40138084.4205094</text:p>
          </table:table-cell>
          <table:table-cell table:formula="of:=[.L4]/(1-[.L7]*[.L14])" office:value-type="float" office:value="14661118.4838061" calcext:value-type="float">
            <text:p>14661118.4838061</text:p>
          </table:table-cell>
          <table:table-cell table:formula="of:=[.M4]/(1-[.M7]*[.M14])" office:value-type="float" office:value="40138084.4205094" calcext:value-type="float">
            <text:p>40138084.4205094</text:p>
          </table:table-cell>
          <table:table-cell table:formula="of:=[.N4]/(1-[.N7]*[.N14])" office:value-type="float" office:value="14661118.4838061" calcext:value-type="float">
            <text:p>14661118.4838061</text:p>
          </table:table-cell>
          <table:table-cell table:formula="of:=[.O4]/(1-[.O7]*[.O14])" office:value-type="float" office:value="40138084.4205094" calcext:value-type="float">
            <text:p>40138084.4205094</text:p>
          </table:table-cell>
          <table:table-cell table:formula="of:=[.P4]/(1-[.P7]*[.P14])" office:value-type="float" office:value="14661118.4838061" calcext:value-type="float">
            <text:p>14661118.4838061</text:p>
          </table:table-cell>
          <table:table-cell table:formula="of:=[.Q4]/(1-[.Q7]*[.Q14])" office:value-type="float" office:value="40138084.4205094" calcext:value-type="float">
            <text:p>40138084.4205094</text:p>
          </table:table-cell>
          <table:table-cell table:formula="of:=[.R4]/(1-[.R7]*[.R14])" office:value-type="float" office:value="14661118.4838061" calcext:value-type="float">
            <text:p>14661118.4838061</text:p>
          </table:table-cell>
          <table:table-cell table:formula="of:=[.S4]/(1-[.S7]*[.S14])" office:value-type="float" office:value="40138084.4205094" calcext:value-type="float">
            <text:p>40138084.4205094</text:p>
          </table:table-cell>
          <table:table-cell table:formula="of:=[.T4]/(1-[.T7]*[.T14])" office:value-type="float" office:value="14661118.4838061" calcext:value-type="float">
            <text:p>14661118.4838061</text:p>
          </table:table-cell>
          <table:table-cell table:formula="of:=[.U4]/(1-[.U7]*[.U14])" office:value-type="float" office:value="40138084.4205094" calcext:value-type="float">
            <text:p>40138084.4205094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formula="of:=[.B14]*[.B4]/(1-[.B7]*[.B14])" office:value-type="float" office:value="3612427.59784585" calcext:value-type="float">
            <text:p>3612427.59784585</text:p>
          </table:table-cell>
          <table:table-cell table:formula="of:=[.C14]*[.C4]/(1-[.C7]*[.C14])" office:value-type="float" office:value="3612427.59784584" calcext:value-type="float">
            <text:p>3612427.59784584</text:p>
          </table:table-cell>
          <table:table-cell table:formula="of:=[.D14]*[.D4]/(1-[.D7]*[.D14])" office:value-type="float" office:value="3612427.59784585" calcext:value-type="float">
            <text:p>3612427.59784585</text:p>
          </table:table-cell>
          <table:table-cell table:formula="of:=[.E14]*[.E4]/(1-[.E7]*[.E14])" office:value-type="float" office:value="3612427.59784584" calcext:value-type="float">
            <text:p>3612427.59784584</text:p>
          </table:table-cell>
          <table:table-cell table:formula="of:=[.F14]*[.F4]/(1-[.F7]*[.F14])" office:value-type="float" office:value="3612427.59784585" calcext:value-type="float">
            <text:p>3612427.59784585</text:p>
          </table:table-cell>
          <table:table-cell table:formula="of:=[.G14]*[.G4]/(1-[.G7]*[.G14])" office:value-type="float" office:value="3612427.59784584" calcext:value-type="float">
            <text:p>3612427.59784584</text:p>
          </table:table-cell>
          <table:table-cell table:formula="of:=[.H14]*[.H4]/(1-[.H7]*[.H14])" office:value-type="float" office:value="3612427.59784585" calcext:value-type="float">
            <text:p>3612427.59784585</text:p>
          </table:table-cell>
          <table:table-cell table:formula="of:=[.I14]*[.I4]/(1-[.I7]*[.I14])" office:value-type="float" office:value="3612427.59784584" calcext:value-type="float">
            <text:p>3612427.59784584</text:p>
          </table:table-cell>
          <table:table-cell table:formula="of:=[.J14]*[.J4]/(1-[.J7]*[.J14])" office:value-type="float" office:value="3612427.59784585" calcext:value-type="float">
            <text:p>3612427.59784585</text:p>
          </table:table-cell>
          <table:table-cell table:formula="of:=[.K14]*[.K4]/(1-[.K7]*[.K14])" office:value-type="float" office:value="3612427.59784584" calcext:value-type="float">
            <text:p>3612427.59784584</text:p>
          </table:table-cell>
          <table:table-cell table:formula="of:=[.L14]*[.L4]/(1-[.L7]*[.L14])" office:value-type="float" office:value="3612427.59784585" calcext:value-type="float">
            <text:p>3612427.59784585</text:p>
          </table:table-cell>
          <table:table-cell table:formula="of:=[.M14]*[.M4]/(1-[.M7]*[.M14])" office:value-type="float" office:value="3612427.59784584" calcext:value-type="float">
            <text:p>3612427.59784584</text:p>
          </table:table-cell>
          <table:table-cell table:formula="of:=[.N14]*[.N4]/(1-[.N7]*[.N14])" office:value-type="float" office:value="3612427.59784585" calcext:value-type="float">
            <text:p>3612427.59784585</text:p>
          </table:table-cell>
          <table:table-cell table:formula="of:=[.O14]*[.O4]/(1-[.O7]*[.O14])" office:value-type="float" office:value="3612427.59784584" calcext:value-type="float">
            <text:p>3612427.59784584</text:p>
          </table:table-cell>
          <table:table-cell table:formula="of:=[.P14]*[.P4]/(1-[.P7]*[.P14])" office:value-type="float" office:value="3612427.59784585" calcext:value-type="float">
            <text:p>3612427.59784585</text:p>
          </table:table-cell>
          <table:table-cell table:formula="of:=[.Q14]*[.Q4]/(1-[.Q7]*[.Q14])" office:value-type="float" office:value="3612427.59784584" calcext:value-type="float">
            <text:p>3612427.59784584</text:p>
          </table:table-cell>
          <table:table-cell table:formula="of:=[.R14]*[.R4]/(1-[.R7]*[.R14])" office:value-type="float" office:value="3612427.59784585" calcext:value-type="float">
            <text:p>3612427.59784585</text:p>
          </table:table-cell>
          <table:table-cell table:formula="of:=[.S14]*[.S4]/(1-[.S7]*[.S14])" office:value-type="float" office:value="3612427.59784584" calcext:value-type="float">
            <text:p>3612427.59784584</text:p>
          </table:table-cell>
          <table:table-cell table:formula="of:=[.T14]*[.T4]/(1-[.T7]*[.T14])" office:value-type="float" office:value="3612427.59784585" calcext:value-type="float">
            <text:p>3612427.59784585</text:p>
          </table:table-cell>
          <table:table-cell table:formula="of:=[.U14]*[.U4]/(1-[.U7]*[.U14])" office:value-type="float" office:value="3612427.59784584" calcext:value-type="float">
            <text:p>3612427.59784584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Q22</text:p>
          </table:table-cell>
          <table:table-cell table:formula="of:=[.B5]/(1-[.B14]*[.B7])" office:value-type="float" office:value="40138084.4205094" calcext:value-type="float">
            <text:p>40138084.4205094</text:p>
          </table:table-cell>
          <table:table-cell table:formula="of:=[.C5]/(1-[.C14]*[.C7])" office:value-type="float" office:value="14661118.4838061" calcext:value-type="float">
            <text:p>14661118.4838061</text:p>
          </table:table-cell>
          <table:table-cell table:formula="of:=[.D5]/(1-[.D14]*[.D7])" office:value-type="float" office:value="40138084.4205094" calcext:value-type="float">
            <text:p>40138084.4205094</text:p>
          </table:table-cell>
          <table:table-cell table:formula="of:=[.E5]/(1-[.E14]*[.E7])" office:value-type="float" office:value="14661118.4838061" calcext:value-type="float">
            <text:p>14661118.4838061</text:p>
          </table:table-cell>
          <table:table-cell table:formula="of:=[.F5]/(1-[.F14]*[.F7])" office:value-type="float" office:value="40138084.4205094" calcext:value-type="float">
            <text:p>40138084.4205094</text:p>
          </table:table-cell>
          <table:table-cell table:formula="of:=[.G5]/(1-[.G14]*[.G7])" office:value-type="float" office:value="14661118.4838061" calcext:value-type="float">
            <text:p>14661118.4838061</text:p>
          </table:table-cell>
          <table:table-cell table:formula="of:=[.H5]/(1-[.H14]*[.H7])" office:value-type="float" office:value="40138084.4205094" calcext:value-type="float">
            <text:p>40138084.4205094</text:p>
          </table:table-cell>
          <table:table-cell table:formula="of:=[.I5]/(1-[.I14]*[.I7])" office:value-type="float" office:value="14661118.4838061" calcext:value-type="float">
            <text:p>14661118.4838061</text:p>
          </table:table-cell>
          <table:table-cell table:formula="of:=[.J5]/(1-[.J14]*[.J7])" office:value-type="float" office:value="40138084.4205094" calcext:value-type="float">
            <text:p>40138084.4205094</text:p>
          </table:table-cell>
          <table:table-cell table:formula="of:=[.K5]/(1-[.K14]*[.K7])" office:value-type="float" office:value="14661118.4838061" calcext:value-type="float">
            <text:p>14661118.4838061</text:p>
          </table:table-cell>
          <table:table-cell table:formula="of:=[.L5]/(1-[.L14]*[.L7])" office:value-type="float" office:value="40138084.4205094" calcext:value-type="float">
            <text:p>40138084.4205094</text:p>
          </table:table-cell>
          <table:table-cell table:formula="of:=[.M5]/(1-[.M14]*[.M7])" office:value-type="float" office:value="14661118.4838061" calcext:value-type="float">
            <text:p>14661118.4838061</text:p>
          </table:table-cell>
          <table:table-cell table:formula="of:=[.N5]/(1-[.N14]*[.N7])" office:value-type="float" office:value="40138084.4205094" calcext:value-type="float">
            <text:p>40138084.4205094</text:p>
          </table:table-cell>
          <table:table-cell table:formula="of:=[.O5]/(1-[.O14]*[.O7])" office:value-type="float" office:value="14661118.4838061" calcext:value-type="float">
            <text:p>14661118.4838061</text:p>
          </table:table-cell>
          <table:table-cell table:formula="of:=[.P5]/(1-[.P14]*[.P7])" office:value-type="float" office:value="40138084.4205094" calcext:value-type="float">
            <text:p>40138084.4205094</text:p>
          </table:table-cell>
          <table:table-cell table:formula="of:=[.Q5]/(1-[.Q14]*[.Q7])" office:value-type="float" office:value="14661118.4838061" calcext:value-type="float">
            <text:p>14661118.4838061</text:p>
          </table:table-cell>
          <table:table-cell table:formula="of:=[.R5]/(1-[.R14]*[.R7])" office:value-type="float" office:value="40138084.4205094" calcext:value-type="float">
            <text:p>40138084.4205094</text:p>
          </table:table-cell>
          <table:table-cell table:formula="of:=[.S5]/(1-[.S14]*[.S7])" office:value-type="float" office:value="14661118.4838061" calcext:value-type="float">
            <text:p>14661118.4838061</text:p>
          </table:table-cell>
          <table:table-cell table:formula="of:=[.T5]/(1-[.T14]*[.T7])" office:value-type="float" office:value="40138084.4205094" calcext:value-type="float">
            <text:p>40138084.4205094</text:p>
          </table:table-cell>
          <table:table-cell table:formula="of:=[.U5]/(1-[.U14]*[.U7])" office:value-type="float" office:value="14661118.4838061" calcext:value-type="float">
            <text:p>14661118.483806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Q66</text:p>
          </table:table-cell>
          <table:table-cell table:formula="of:=[.B6]" office:value-type="float" office:value="4530000" calcext:value-type="float">
            <text:p>4530000</text:p>
          </table:table-cell>
          <table:table-cell table:formula="of:=[.C6]" office:value-type="float" office:value="4530000" calcext:value-type="float">
            <text:p>4530000</text:p>
          </table:table-cell>
          <table:table-cell table:formula="of:=[.D6]" office:value-type="float" office:value="4530000" calcext:value-type="float">
            <text:p>4530000</text:p>
          </table:table-cell>
          <table:table-cell table:formula="of:=[.E6]" office:value-type="float" office:value="4530000" calcext:value-type="float">
            <text:p>4530000</text:p>
          </table:table-cell>
          <table:table-cell table:formula="of:=[.F6]" office:value-type="float" office:value="4530000" calcext:value-type="float">
            <text:p>4530000</text:p>
          </table:table-cell>
          <table:table-cell table:formula="of:=[.G6]" office:value-type="float" office:value="4530000" calcext:value-type="float">
            <text:p>4530000</text:p>
          </table:table-cell>
          <table:table-cell table:formula="of:=[.H6]" office:value-type="float" office:value="4530000" calcext:value-type="float">
            <text:p>4530000</text:p>
          </table:table-cell>
          <table:table-cell table:formula="of:=[.I6]" office:value-type="float" office:value="4530000" calcext:value-type="float">
            <text:p>4530000</text:p>
          </table:table-cell>
          <table:table-cell table:formula="of:=[.J6]" office:value-type="float" office:value="4530000" calcext:value-type="float">
            <text:p>4530000</text:p>
          </table:table-cell>
          <table:table-cell table:formula="of:=[.K6]" office:value-type="float" office:value="4530000" calcext:value-type="float">
            <text:p>4530000</text:p>
          </table:table-cell>
          <table:table-cell table:formula="of:=[.L6]" office:value-type="float" office:value="4530000" calcext:value-type="float">
            <text:p>4530000</text:p>
          </table:table-cell>
          <table:table-cell table:formula="of:=[.M6]" office:value-type="float" office:value="4530000" calcext:value-type="float">
            <text:p>4530000</text:p>
          </table:table-cell>
          <table:table-cell table:formula="of:=[.N6]" office:value-type="float" office:value="4530000" calcext:value-type="float">
            <text:p>4530000</text:p>
          </table:table-cell>
          <table:table-cell table:formula="of:=[.O6]" office:value-type="float" office:value="4530000" calcext:value-type="float">
            <text:p>4530000</text:p>
          </table:table-cell>
          <table:table-cell table:formula="of:=[.P6]" office:value-type="float" office:value="4530000" calcext:value-type="float">
            <text:p>4530000</text:p>
          </table:table-cell>
          <table:table-cell table:formula="of:=[.Q6]" office:value-type="float" office:value="4530000" calcext:value-type="float">
            <text:p>4530000</text:p>
          </table:table-cell>
          <table:table-cell table:formula="of:=[.R6]" office:value-type="float" office:value="4530000" calcext:value-type="float">
            <text:p>4530000</text:p>
          </table:table-cell>
          <table:table-cell table:formula="of:=[.S6]" office:value-type="float" office:value="4530000" calcext:value-type="float">
            <text:p>4530000</text:p>
          </table:table-cell>
          <table:table-cell table:formula="of:=[.T6]" office:value-type="float" office:value="4530000" calcext:value-type="float">
            <text:p>4530000</text:p>
          </table:table-cell>
          <table:table-cell table:formula="of:=[.U6]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0228" calcext:value-type="float">
            <text:p>-0.00228</text:p>
          </table:table-cell>
          <table:table-cell table:formula="of:=[.B24]+[.B8]" office:value-type="float" office:value="-0.002052" calcext:value-type="float">
            <text:p>-0.002052</text:p>
          </table:table-cell>
          <table:table-cell table:formula="of:=[.C24]+[.C8]" office:value-type="float" office:value="-0.001824" calcext:value-type="float">
            <text:p>-0.001824</text:p>
          </table:table-cell>
          <table:table-cell table:formula="of:=[.D24]+[.D8]" office:value-type="float" office:value="-0.001596" calcext:value-type="float">
            <text:p>-0.001596</text:p>
          </table:table-cell>
          <table:table-cell table:formula="of:=[.E24]+[.E8]" office:value-type="float" office:value="-0.001368" calcext:value-type="float">
            <text:p>-0.001368</text:p>
          </table:table-cell>
          <table:table-cell table:formula="of:=[.F24]+[.F8]" office:value-type="float" office:value="-0.00114" calcext:value-type="float">
            <text:p>-0.00114</text:p>
          </table:table-cell>
          <table:table-cell table:formula="of:=[.G24]+[.G8]" office:value-type="float" office:value="-0.000912000000000001" calcext:value-type="float">
            <text:p>-0.000912</text:p>
          </table:table-cell>
          <table:table-cell table:formula="of:=[.H24]+[.H8]" office:value-type="float" office:value="-0.000684000000000001" calcext:value-type="float">
            <text:p>-0.000684</text:p>
          </table:table-cell>
          <table:table-cell table:formula="of:=[.I24]+[.I8]" office:value-type="float" office:value="-0.000456000000000001" calcext:value-type="float">
            <text:p>-0.000456</text:p>
          </table:table-cell>
          <table:table-cell table:formula="of:=[.J24]+[.J8]" office:value-type="float" office:value="-0.000228000000000001" calcext:value-type="float">
            <text:p>-0.000228</text:p>
          </table:table-cell>
          <table:table-cell table:formula="of:=[.K24]+[.K8]" office:value-type="float" office:value="-8.13151629364128E-019" calcext:value-type="float">
            <text:p>-8.13151629364128E-19</text:p>
          </table:table-cell>
          <table:table-cell table:formula="of:=[.L24]+[.L8]" office:value-type="float" office:value="0.000227999999999999" calcext:value-type="float">
            <text:p>0.000228</text:p>
          </table:table-cell>
          <table:table-cell table:formula="of:=[.M24]+[.M8]" office:value-type="float" office:value="0.000455999999999999" calcext:value-type="float">
            <text:p>0.000456</text:p>
          </table:table-cell>
          <table:table-cell table:formula="of:=[.N24]+[.N8]" office:value-type="float" office:value="0.000683999999999999" calcext:value-type="float">
            <text:p>0.000684</text:p>
          </table:table-cell>
          <table:table-cell table:formula="of:=[.O24]+[.O8]" office:value-type="float" office:value="0.000911999999999999" calcext:value-type="float">
            <text:p>0.000912</text:p>
          </table:table-cell>
          <table:table-cell table:formula="of:=[.P24]+[.P8]" office:value-type="float" office:value="0.00114" calcext:value-type="float">
            <text:p>0.00114</text:p>
          </table:table-cell>
          <table:table-cell table:formula="of:=[.Q24]+[.Q8]" office:value-type="float" office:value="0.001368" calcext:value-type="float">
            <text:p>0.001368</text:p>
          </table:table-cell>
          <table:table-cell table:formula="of:=[.R24]+[.R8]" office:value-type="float" office:value="0.001596" calcext:value-type="float">
            <text:p>0.001596</text:p>
          </table:table-cell>
          <table:table-cell table:formula="of:=[.S24]+[.S8]" office:value-type="float" office:value="0.001824" calcext:value-type="float">
            <text:p>0.001824</text:p>
          </table:table-cell>
          <table:table-cell table:formula="of:=[.T24]+[.T8]" office:value-type="float" office:value="0.002052" calcext:value-type="float">
            <text:p>0.002052</text:p>
          </table:table-cell>
          <table:table-cell table:formula="of:=[.U24]+[.U8]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$B8]" office:value-type="float" office:value="3342.7350143078" calcext:value-type="float">
            <text:p>3342.7350143078</text:p>
          </table:table-cell>
          <table:table-cell table:formula="of:=[.C17]*[.$B8]" office:value-type="float" office:value="9151.48324787614" calcext:value-type="float">
            <text:p>9151.48324787614</text:p>
          </table:table-cell>
          <table:table-cell table:formula="of:=[.D17]*[.$B8]" office:value-type="float" office:value="3342.7350143078" calcext:value-type="float">
            <text:p>3342.7350143078</text:p>
          </table:table-cell>
          <table:table-cell table:formula="of:=[.E17]*[.$B8]" office:value-type="float" office:value="9151.48324787614" calcext:value-type="float">
            <text:p>9151.48324787614</text:p>
          </table:table-cell>
          <table:table-cell table:formula="of:=[.F17]*[.$B8]" office:value-type="float" office:value="3342.7350143078" calcext:value-type="float">
            <text:p>3342.7350143078</text:p>
          </table:table-cell>
          <table:table-cell table:formula="of:=[.G17]*[.$B8]" office:value-type="float" office:value="9151.48324787614" calcext:value-type="float">
            <text:p>9151.48324787614</text:p>
          </table:table-cell>
          <table:table-cell table:formula="of:=[.H17]*[.$B8]" office:value-type="float" office:value="3342.7350143078" calcext:value-type="float">
            <text:p>3342.7350143078</text:p>
          </table:table-cell>
          <table:table-cell table:formula="of:=[.I17]*[.$B8]" office:value-type="float" office:value="9151.48324787614" calcext:value-type="float">
            <text:p>9151.48324787614</text:p>
          </table:table-cell>
          <table:table-cell table:formula="of:=[.J17]*[.$B8]" office:value-type="float" office:value="3342.7350143078" calcext:value-type="float">
            <text:p>3342.7350143078</text:p>
          </table:table-cell>
          <table:table-cell table:formula="of:=[.K17]*[.$B8]" office:value-type="float" office:value="9151.48324787614" calcext:value-type="float">
            <text:p>9151.48324787614</text:p>
          </table:table-cell>
          <table:table-cell table:formula="of:=[.L17]*[.$B8]" office:value-type="float" office:value="3342.7350143078" calcext:value-type="float">
            <text:p>3342.7350143078</text:p>
          </table:table-cell>
          <table:table-cell table:formula="of:=[.M17]*[.$B8]" office:value-type="float" office:value="9151.48324787614" calcext:value-type="float">
            <text:p>9151.48324787614</text:p>
          </table:table-cell>
          <table:table-cell table:formula="of:=[.N17]*[.$B8]" office:value-type="float" office:value="3342.7350143078" calcext:value-type="float">
            <text:p>3342.7350143078</text:p>
          </table:table-cell>
          <table:table-cell table:formula="of:=[.O17]*[.$B8]" office:value-type="float" office:value="9151.48324787614" calcext:value-type="float">
            <text:p>9151.48324787614</text:p>
          </table:table-cell>
          <table:table-cell table:formula="of:=[.P17]*[.$B8]" office:value-type="float" office:value="3342.7350143078" calcext:value-type="float">
            <text:p>3342.7350143078</text:p>
          </table:table-cell>
          <table:table-cell table:formula="of:=[.Q17]*[.$B8]" office:value-type="float" office:value="9151.48324787614" calcext:value-type="float">
            <text:p>9151.48324787614</text:p>
          </table:table-cell>
          <table:table-cell table:formula="of:=[.R17]*[.$B8]" office:value-type="float" office:value="3342.7350143078" calcext:value-type="float">
            <text:p>3342.7350143078</text:p>
          </table:table-cell>
          <table:table-cell table:formula="of:=[.S17]*[.$B8]" office:value-type="float" office:value="9151.48324787614" calcext:value-type="float">
            <text:p>9151.48324787614</text:p>
          </table:table-cell>
          <table:table-cell table:formula="of:=[.T17]*[.$B8]" office:value-type="float" office:value="3342.7350143078" calcext:value-type="float">
            <text:p>3342.7350143078</text:p>
          </table:table-cell>
          <table:table-cell table:formula="of:=[.U17]*[.$B8]" office:value-type="float" office:value="9151.48324787614" calcext:value-type="float">
            <text:p>9151.48324787614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$B8]" office:value-type="float" office:value="823.633492308853" calcext:value-type="float">
            <text:p>823.633492308853</text:p>
          </table:table-cell>
          <table:table-cell table:formula="of:=[.C18]*[.$B8]" office:value-type="float" office:value="823.633492308852" calcext:value-type="float">
            <text:p>823.633492308852</text:p>
          </table:table-cell>
          <table:table-cell table:formula="of:=[.D18]*[.$B8]" office:value-type="float" office:value="823.633492308853" calcext:value-type="float">
            <text:p>823.633492308853</text:p>
          </table:table-cell>
          <table:table-cell table:formula="of:=[.E18]*[.$B8]" office:value-type="float" office:value="823.633492308852" calcext:value-type="float">
            <text:p>823.633492308852</text:p>
          </table:table-cell>
          <table:table-cell table:formula="of:=[.F18]*[.$B8]" office:value-type="float" office:value="823.633492308853" calcext:value-type="float">
            <text:p>823.633492308853</text:p>
          </table:table-cell>
          <table:table-cell table:formula="of:=[.G18]*[.$B8]" office:value-type="float" office:value="823.633492308852" calcext:value-type="float">
            <text:p>823.633492308852</text:p>
          </table:table-cell>
          <table:table-cell table:formula="of:=[.H18]*[.$B8]" office:value-type="float" office:value="823.633492308853" calcext:value-type="float">
            <text:p>823.633492308853</text:p>
          </table:table-cell>
          <table:table-cell table:formula="of:=[.I18]*[.$B8]" office:value-type="float" office:value="823.633492308852" calcext:value-type="float">
            <text:p>823.633492308852</text:p>
          </table:table-cell>
          <table:table-cell table:formula="of:=[.J18]*[.$B8]" office:value-type="float" office:value="823.633492308853" calcext:value-type="float">
            <text:p>823.633492308853</text:p>
          </table:table-cell>
          <table:table-cell table:formula="of:=[.K18]*[.$B8]" office:value-type="float" office:value="823.633492308852" calcext:value-type="float">
            <text:p>823.633492308852</text:p>
          </table:table-cell>
          <table:table-cell table:formula="of:=[.L18]*[.$B8]" office:value-type="float" office:value="823.633492308853" calcext:value-type="float">
            <text:p>823.633492308853</text:p>
          </table:table-cell>
          <table:table-cell table:formula="of:=[.M18]*[.$B8]" office:value-type="float" office:value="823.633492308852" calcext:value-type="float">
            <text:p>823.633492308852</text:p>
          </table:table-cell>
          <table:table-cell table:formula="of:=[.N18]*[.$B8]" office:value-type="float" office:value="823.633492308853" calcext:value-type="float">
            <text:p>823.633492308853</text:p>
          </table:table-cell>
          <table:table-cell table:formula="of:=[.O18]*[.$B8]" office:value-type="float" office:value="823.633492308852" calcext:value-type="float">
            <text:p>823.633492308852</text:p>
          </table:table-cell>
          <table:table-cell table:formula="of:=[.P18]*[.$B8]" office:value-type="float" office:value="823.633492308853" calcext:value-type="float">
            <text:p>823.633492308853</text:p>
          </table:table-cell>
          <table:table-cell table:formula="of:=[.Q18]*[.$B8]" office:value-type="float" office:value="823.633492308852" calcext:value-type="float">
            <text:p>823.633492308852</text:p>
          </table:table-cell>
          <table:table-cell table:formula="of:=[.R18]*[.$B8]" office:value-type="float" office:value="823.633492308853" calcext:value-type="float">
            <text:p>823.633492308853</text:p>
          </table:table-cell>
          <table:table-cell table:formula="of:=[.S18]*[.$B8]" office:value-type="float" office:value="823.633492308852" calcext:value-type="float">
            <text:p>823.633492308852</text:p>
          </table:table-cell>
          <table:table-cell table:formula="of:=[.T18]*[.$B8]" office:value-type="float" office:value="823.633492308853" calcext:value-type="float">
            <text:p>823.633492308853</text:p>
          </table:table-cell>
          <table:table-cell table:formula="of:=[.U18]*[.$B8]" office:value-type="float" office:value="823.633492308852" calcext:value-type="float">
            <text:p>823.633492308852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$B8]" office:value-type="float" office:value="9151.48324787614" calcext:value-type="float">
            <text:p>9151.48324787614</text:p>
          </table:table-cell>
          <table:table-cell table:formula="of:=[.C20]*[.$B8]" office:value-type="float" office:value="3342.7350143078" calcext:value-type="float">
            <text:p>3342.7350143078</text:p>
          </table:table-cell>
          <table:table-cell table:formula="of:=[.D20]*[.$B8]" office:value-type="float" office:value="9151.48324787614" calcext:value-type="float">
            <text:p>9151.48324787614</text:p>
          </table:table-cell>
          <table:table-cell table:formula="of:=[.E20]*[.$B8]" office:value-type="float" office:value="3342.7350143078" calcext:value-type="float">
            <text:p>3342.7350143078</text:p>
          </table:table-cell>
          <table:table-cell table:formula="of:=[.F20]*[.$B8]" office:value-type="float" office:value="9151.48324787614" calcext:value-type="float">
            <text:p>9151.48324787614</text:p>
          </table:table-cell>
          <table:table-cell table:formula="of:=[.G20]*[.$B8]" office:value-type="float" office:value="3342.7350143078" calcext:value-type="float">
            <text:p>3342.7350143078</text:p>
          </table:table-cell>
          <table:table-cell table:formula="of:=[.H20]*[.$B8]" office:value-type="float" office:value="9151.48324787614" calcext:value-type="float">
            <text:p>9151.48324787614</text:p>
          </table:table-cell>
          <table:table-cell table:formula="of:=[.I20]*[.$B8]" office:value-type="float" office:value="3342.7350143078" calcext:value-type="float">
            <text:p>3342.7350143078</text:p>
          </table:table-cell>
          <table:table-cell table:formula="of:=[.J20]*[.$B8]" office:value-type="float" office:value="9151.48324787614" calcext:value-type="float">
            <text:p>9151.48324787614</text:p>
          </table:table-cell>
          <table:table-cell table:formula="of:=[.K20]*[.$B8]" office:value-type="float" office:value="3342.7350143078" calcext:value-type="float">
            <text:p>3342.7350143078</text:p>
          </table:table-cell>
          <table:table-cell table:formula="of:=[.L20]*[.$B8]" office:value-type="float" office:value="9151.48324787614" calcext:value-type="float">
            <text:p>9151.48324787614</text:p>
          </table:table-cell>
          <table:table-cell table:formula="of:=[.M20]*[.$B8]" office:value-type="float" office:value="3342.7350143078" calcext:value-type="float">
            <text:p>3342.7350143078</text:p>
          </table:table-cell>
          <table:table-cell table:formula="of:=[.N20]*[.$B8]" office:value-type="float" office:value="9151.48324787614" calcext:value-type="float">
            <text:p>9151.48324787614</text:p>
          </table:table-cell>
          <table:table-cell table:formula="of:=[.O20]*[.$B8]" office:value-type="float" office:value="3342.7350143078" calcext:value-type="float">
            <text:p>3342.7350143078</text:p>
          </table:table-cell>
          <table:table-cell table:formula="of:=[.P20]*[.$B8]" office:value-type="float" office:value="9151.48324787614" calcext:value-type="float">
            <text:p>9151.48324787614</text:p>
          </table:table-cell>
          <table:table-cell table:formula="of:=[.Q20]*[.$B8]" office:value-type="float" office:value="3342.7350143078" calcext:value-type="float">
            <text:p>3342.7350143078</text:p>
          </table:table-cell>
          <table:table-cell table:formula="of:=[.R20]*[.$B8]" office:value-type="float" office:value="9151.48324787614" calcext:value-type="float">
            <text:p>9151.48324787614</text:p>
          </table:table-cell>
          <table:table-cell table:formula="of:=[.S20]*[.$B8]" office:value-type="float" office:value="3342.7350143078" calcext:value-type="float">
            <text:p>3342.7350143078</text:p>
          </table:table-cell>
          <table:table-cell table:formula="of:=[.T20]*[.$B8]" office:value-type="float" office:value="9151.48324787614" calcext:value-type="float">
            <text:p>9151.48324787614</text:p>
          </table:table-cell>
          <table:table-cell table:formula="of:=[.U20]*[.$B8]" office:value-type="float" office:value="3342.7350143078" calcext:value-type="float">
            <text:p>3342.735014307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$B8]" office:value-type="float" office:value="1032.84" calcext:value-type="float">
            <text:p>1032.84</text:p>
          </table:table-cell>
          <table:table-cell table:formula="of:=[.C22]*[.$B8]" office:value-type="float" office:value="1032.84" calcext:value-type="float">
            <text:p>1032.84</text:p>
          </table:table-cell>
          <table:table-cell table:formula="of:=[.D22]*[.$B8]" office:value-type="float" office:value="1032.84" calcext:value-type="float">
            <text:p>1032.84</text:p>
          </table:table-cell>
          <table:table-cell table:formula="of:=[.E22]*[.$B8]" office:value-type="float" office:value="1032.84" calcext:value-type="float">
            <text:p>1032.84</text:p>
          </table:table-cell>
          <table:table-cell table:formula="of:=[.F22]*[.$B8]" office:value-type="float" office:value="1032.84" calcext:value-type="float">
            <text:p>1032.84</text:p>
          </table:table-cell>
          <table:table-cell table:formula="of:=[.G22]*[.$B8]" office:value-type="float" office:value="1032.84" calcext:value-type="float">
            <text:p>1032.84</text:p>
          </table:table-cell>
          <table:table-cell table:formula="of:=[.H22]*[.$B8]" office:value-type="float" office:value="1032.84" calcext:value-type="float">
            <text:p>1032.84</text:p>
          </table:table-cell>
          <table:table-cell table:formula="of:=[.I22]*[.$B8]" office:value-type="float" office:value="1032.84" calcext:value-type="float">
            <text:p>1032.84</text:p>
          </table:table-cell>
          <table:table-cell table:formula="of:=[.J22]*[.$B8]" office:value-type="float" office:value="1032.84" calcext:value-type="float">
            <text:p>1032.84</text:p>
          </table:table-cell>
          <table:table-cell table:formula="of:=[.K22]*[.$B8]" office:value-type="float" office:value="1032.84" calcext:value-type="float">
            <text:p>1032.84</text:p>
          </table:table-cell>
          <table:table-cell table:formula="of:=[.L22]*[.$B8]" office:value-type="float" office:value="1032.84" calcext:value-type="float">
            <text:p>1032.84</text:p>
          </table:table-cell>
          <table:table-cell table:formula="of:=[.M22]*[.$B8]" office:value-type="float" office:value="1032.84" calcext:value-type="float">
            <text:p>1032.84</text:p>
          </table:table-cell>
          <table:table-cell table:formula="of:=[.N22]*[.$B8]" office:value-type="float" office:value="1032.84" calcext:value-type="float">
            <text:p>1032.84</text:p>
          </table:table-cell>
          <table:table-cell table:formula="of:=[.O22]*[.$B8]" office:value-type="float" office:value="1032.84" calcext:value-type="float">
            <text:p>1032.84</text:p>
          </table:table-cell>
          <table:table-cell table:formula="of:=[.P22]*[.$B8]" office:value-type="float" office:value="1032.84" calcext:value-type="float">
            <text:p>1032.84</text:p>
          </table:table-cell>
          <table:table-cell table:formula="of:=[.Q22]*[.$B8]" office:value-type="float" office:value="1032.84" calcext:value-type="float">
            <text:p>1032.84</text:p>
          </table:table-cell>
          <table:table-cell table:formula="of:=[.R22]*[.$B8]" office:value-type="float" office:value="1032.84" calcext:value-type="float">
            <text:p>1032.84</text:p>
          </table:table-cell>
          <table:table-cell table:formula="of:=[.S22]*[.$B8]" office:value-type="float" office:value="1032.84" calcext:value-type="float">
            <text:p>1032.84</text:p>
          </table:table-cell>
          <table:table-cell table:formula="of:=[.T22]*[.$B8]" office:value-type="float" office:value="1032.84" calcext:value-type="float">
            <text:p>1032.84</text:p>
          </table:table-cell>
          <table:table-cell table:formula="of:=[.U22]*[.$B8]" office:value-type="float" office:value="1032.84" calcext:value-type="float">
            <text:p>1032.84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7.24036404099069" calcext:value-type="float">
            <text:p>-7.24036404099069</text:p>
          </table:table-cell>
          <table:table-cell table:formula="of:=[.C17]*([.D$24]^2-[.C$24]^2)/2" office:value-type="float" office:value="-17.735574534384" calcext:value-type="float">
            <text:p>-17.735574534384</text:p>
          </table:table-cell>
          <table:table-cell table:formula="of:=[.D17]*([.E$24]^2-[.D$24]^2)/2" office:value-type="float" office:value="-5.71607687446633" calcext:value-type="float">
            <text:p>-5.71607687446633</text:p>
          </table:table-cell>
          <table:table-cell table:formula="of:=[.E17]*([.F$24]^2-[.E$24]^2)/2" office:value-type="float" office:value="-13.5624981733524" calcext:value-type="float">
            <text:p>-13.5624981733524</text:p>
          </table:table-cell>
          <table:table-cell table:formula="of:=[.F17]*([.G$24]^2-[.F$24]^2)/2" office:value-type="float" office:value="-4.19178970794198" calcext:value-type="float">
            <text:p>-4.19178970794198</text:p>
          </table:table-cell>
          <table:table-cell table:formula="of:=[.G17]*([.H$24]^2-[.G$24]^2)/2" office:value-type="float" office:value="-9.38942181232093" calcext:value-type="float">
            <text:p>-9.38942181232093</text:p>
          </table:table-cell>
          <table:table-cell table:formula="of:=[.H17]*([.I$24]^2-[.H$24]^2)/2" office:value-type="float" office:value="-2.66750254141762" calcext:value-type="float">
            <text:p>-2.66750254141762</text:p>
          </table:table-cell>
          <table:table-cell table:formula="of:=[.I17]*([.J$24]^2-[.I$24]^2)/2" office:value-type="float" office:value="-5.21634545128941" calcext:value-type="float">
            <text:p>-5.21634545128941</text:p>
          </table:table-cell>
          <table:table-cell table:formula="of:=[.J17]*([.K$24]^2-[.J$24]^2)/2" office:value-type="float" office:value="-1.14321537489327" calcext:value-type="float">
            <text:p>-1.14321537489327</text:p>
          </table:table-cell>
          <table:table-cell table:formula="of:=[.K17]*([.L$24]^2-[.K$24]^2)/2" office:value-type="float" office:value="-1.04326909025789" calcext:value-type="float">
            <text:p>-1.04326909025789</text:p>
          </table:table-cell>
          <table:table-cell table:formula="of:=[.L17]*([.M$24]^2-[.L$24]^2)/2" office:value-type="float" office:value="0.381071791631086" calcext:value-type="float">
            <text:p>0.381071791631086</text:p>
          </table:table-cell>
          <table:table-cell table:formula="of:=[.M17]*([.N$24]^2-[.M$24]^2)/2" office:value-type="float" office:value="3.12980727077363" calcext:value-type="float">
            <text:p>3.12980727077363</text:p>
          </table:table-cell>
          <table:table-cell table:formula="of:=[.N17]*([.O$24]^2-[.N$24]^2)/2" office:value-type="float" office:value="1.90535895815544" calcext:value-type="float">
            <text:p>1.90535895815544</text:p>
          </table:table-cell>
          <table:table-cell table:formula="of:=[.O17]*([.P$24]^2-[.O$24]^2)/2" office:value-type="float" office:value="7.30288363180516" calcext:value-type="float">
            <text:p>7.30288363180516</text:p>
          </table:table-cell>
          <table:table-cell table:formula="of:=[.P17]*([.Q$24]^2-[.P$24]^2)/2" office:value-type="float" office:value="3.4296461246798" calcext:value-type="float">
            <text:p>3.4296461246798</text:p>
          </table:table-cell>
          <table:table-cell table:formula="of:=[.Q17]*([.R$24]^2-[.Q$24]^2)/2" office:value-type="float" office:value="11.4759599928367" calcext:value-type="float">
            <text:p>11.4759599928367</text:p>
          </table:table-cell>
          <table:table-cell table:formula="of:=[.R17]*([.S$24]^2-[.R$24]^2)/2" office:value-type="float" office:value="4.95393329120415" calcext:value-type="float">
            <text:p>4.95393329120415</text:p>
          </table:table-cell>
          <table:table-cell table:formula="of:=[.S17]*([.T$24]^2-[.S$24]^2)/2" office:value-type="float" office:value="15.6490363538682" calcext:value-type="float">
            <text:p>15.6490363538682</text:p>
          </table:table-cell>
          <table:table-cell table:formula="of:=[.T17]*([.U$24]^2-[.T$24]^2)/2" office:value-type="float" office:value="6.4782204577285" calcext:value-type="float">
            <text:p>6.4782204577285</text:p>
          </table:table-cell>
          <table:table-cell table:formula="of:=[.U17]*([.V$24]^2-[.U$24]^2)/2" office:value-type="float" office:value="19.8221127148997" calcext:value-type="float">
            <text:p>19.8221127148997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1.78399014434098" calcext:value-type="float">
            <text:p>-1.78399014434098</text:p>
          </table:table-cell>
          <table:table-cell table:formula="of:=[.C18]*([.D$24]^2-[.C$24]^2)/2" office:value-type="float" office:value="-1.59620170809456" calcext:value-type="float">
            <text:p>-1.59620170809456</text:p>
          </table:table-cell>
          <table:table-cell table:formula="of:=[.D18]*([.E$24]^2-[.D$24]^2)/2" office:value-type="float" office:value="-1.40841327184814" calcext:value-type="float">
            <text:p>-1.40841327184814</text:p>
          </table:table-cell>
          <table:table-cell table:formula="of:=[.E18]*([.F$24]^2-[.E$24]^2)/2" office:value-type="float" office:value="-1.22062483560172" calcext:value-type="float">
            <text:p>-1.22062483560172</text:p>
          </table:table-cell>
          <table:table-cell table:formula="of:=[.F18]*([.G$24]^2-[.F$24]^2)/2" office:value-type="float" office:value="-1.0328363993553" calcext:value-type="float">
            <text:p>-1.0328363993553</text:p>
          </table:table-cell>
          <table:table-cell table:formula="of:=[.G18]*([.H$24]^2-[.G$24]^2)/2" office:value-type="float" office:value="-0.845047963108883" calcext:value-type="float">
            <text:p>-0.845047963108883</text:p>
          </table:table-cell>
          <table:table-cell table:formula="of:=[.H18]*([.I$24]^2-[.H$24]^2)/2" office:value-type="float" office:value="-0.657259526862465" calcext:value-type="float">
            <text:p>-0.657259526862465</text:p>
          </table:table-cell>
          <table:table-cell table:formula="of:=[.I18]*([.J$24]^2-[.I$24]^2)/2" office:value-type="float" office:value="-0.469471090616046" calcext:value-type="float">
            <text:p>-0.469471090616046</text:p>
          </table:table-cell>
          <table:table-cell table:formula="of:=[.J18]*([.K$24]^2-[.J$24]^2)/2" office:value-type="float" office:value="-0.281682654369628" calcext:value-type="float">
            <text:p>-0.281682654369628</text:p>
          </table:table-cell>
          <table:table-cell table:formula="of:=[.K18]*([.L$24]^2-[.K$24]^2)/2" office:value-type="float" office:value="-0.0938942181232098" calcext:value-type="float">
            <text:p>-0.09389421812321</text:p>
          </table:table-cell>
          <table:table-cell table:formula="of:=[.L18]*([.M$24]^2-[.L$24]^2)/2" office:value-type="float" office:value="0.0938942181232085" calcext:value-type="float">
            <text:p>0.093894218123209</text:p>
          </table:table-cell>
          <table:table-cell table:formula="of:=[.M18]*([.N$24]^2-[.M$24]^2)/2" office:value-type="float" office:value="0.281682654369627" calcext:value-type="float">
            <text:p>0.281682654369627</text:p>
          </table:table-cell>
          <table:table-cell table:formula="of:=[.N18]*([.O$24]^2-[.N$24]^2)/2" office:value-type="float" office:value="0.469471090616046" calcext:value-type="float">
            <text:p>0.469471090616046</text:p>
          </table:table-cell>
          <table:table-cell table:formula="of:=[.O18]*([.P$24]^2-[.O$24]^2)/2" office:value-type="float" office:value="0.657259526862463" calcext:value-type="float">
            <text:p>0.657259526862463</text:p>
          </table:table-cell>
          <table:table-cell table:formula="of:=[.P18]*([.Q$24]^2-[.P$24]^2)/2" office:value-type="float" office:value="0.845047963108882" calcext:value-type="float">
            <text:p>0.845047963108882</text:p>
          </table:table-cell>
          <table:table-cell table:formula="of:=[.Q18]*([.R$24]^2-[.Q$24]^2)/2" office:value-type="float" office:value="1.0328363993553" calcext:value-type="float">
            <text:p>1.0328363993553</text:p>
          </table:table-cell>
          <table:table-cell table:formula="of:=[.R18]*([.S$24]^2-[.R$24]^2)/2" office:value-type="float" office:value="1.22062483560172" calcext:value-type="float">
            <text:p>1.22062483560172</text:p>
          </table:table-cell>
          <table:table-cell table:formula="of:=[.S18]*([.T$24]^2-[.S$24]^2)/2" office:value-type="float" office:value="1.40841327184814" calcext:value-type="float">
            <text:p>1.40841327184814</text:p>
          </table:table-cell>
          <table:table-cell table:formula="of:=[.T18]*([.U$24]^2-[.T$24]^2)/2" office:value-type="float" office:value="1.59620170809455" calcext:value-type="float">
            <text:p>1.59620170809455</text:p>
          </table:table-cell>
          <table:table-cell table:formula="of:=[.U18]*([.V$24]^2-[.U$24]^2)/2" office:value-type="float" office:value="1.78399014434097" calcext:value-type="float">
            <text:p>1.78399014434097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-0" calcext:value-type="float">
            <text:p>0</text:p>
          </table:table-cell>
          <table:table-cell table:formula="of:=[.C19]*([.D$24]^2-[.C$24]^2)/2" office:value-type="float" office:value="-0" calcext:value-type="float">
            <text:p>0</text:p>
          </table:table-cell>
          <table:table-cell table:formula="of:=[.D19]*([.E$24]^2-[.D$24]^2)/2" office:value-type="float" office:value="-0" calcext:value-type="float">
            <text:p>0</text:p>
          </table:table-cell>
          <table:table-cell table:formula="of:=[.E19]*([.F$24]^2-[.E$24]^2)/2" office:value-type="float" office:value="-0" calcext:value-type="float">
            <text:p>0</text:p>
          </table:table-cell>
          <table:table-cell table:formula="of:=[.F19]*([.G$24]^2-[.F$24]^2)/2" office:value-type="float" office:value="-0" calcext:value-type="float">
            <text:p>0</text:p>
          </table:table-cell>
          <table:table-cell table:formula="of:=[.G19]*([.H$24]^2-[.G$24]^2)/2" office:value-type="float" office:value="-0" calcext:value-type="float">
            <text:p>0</text:p>
          </table:table-cell>
          <table:table-cell table:formula="of:=[.H19]*([.I$24]^2-[.H$24]^2)/2" office:value-type="float" office:value="-0" calcext:value-type="float">
            <text:p>0</text:p>
          </table:table-cell>
          <table:table-cell table:formula="of:=[.I19]*([.J$24]^2-[.I$24]^2)/2" office:value-type="float" office:value="-0" calcext:value-type="float">
            <text:p>0</text:p>
          </table:table-cell>
          <table:table-cell table:formula="of:=[.J19]*([.K$24]^2-[.J$24]^2)/2" office:value-type="float" office:value="-0" calcext:value-type="float">
            <text:p>0</text:p>
          </table:table-cell>
          <table:table-cell table:formula="of:=[.K19]*([.L$24]^2-[.K$24]^2)/2" office:value-type="float" office:value="-0" calcext:value-type="float">
            <text:p>0</text:p>
          </table:table-cell>
          <table:table-cell table:formula="of:=[.L19]*([.M$24]^2-[.L$24]^2)/2" office:value-type="float" office:value="0" calcext:value-type="float">
            <text:p>0</text:p>
          </table:table-cell>
          <table:table-cell table:formula="of:=[.M19]*([.N$24]^2-[.M$24]^2)/2" office:value-type="float" office:value="0" calcext:value-type="float">
            <text:p>0</text:p>
          </table:table-cell>
          <table:table-cell table:formula="of:=[.N19]*([.O$24]^2-[.N$24]^2)/2" office:value-type="float" office:value="0" calcext:value-type="float">
            <text:p>0</text:p>
          </table:table-cell>
          <table:table-cell table:formula="of:=[.O19]*([.P$24]^2-[.O$24]^2)/2" office:value-type="float" office:value="0" calcext:value-type="float">
            <text:p>0</text:p>
          </table:table-cell>
          <table:table-cell table:formula="of:=[.P19]*([.Q$24]^2-[.P$24]^2)/2" office:value-type="float" office:value="0" calcext:value-type="float">
            <text:p>0</text:p>
          </table:table-cell>
          <table:table-cell table:formula="of:=[.Q19]*([.R$24]^2-[.Q$24]^2)/2" office:value-type="float" office:value="0" calcext:value-type="float">
            <text:p>0</text:p>
          </table:table-cell>
          <table:table-cell table:formula="of:=[.R19]*([.S$24]^2-[.R$24]^2)/2" office:value-type="float" office:value="0" calcext:value-type="float">
            <text:p>0</text:p>
          </table:table-cell>
          <table:table-cell table:formula="of:=[.S19]*([.T$24]^2-[.S$24]^2)/2" office:value-type="float" office:value="0" calcext:value-type="float">
            <text:p>0</text:p>
          </table:table-cell>
          <table:table-cell table:formula="of:=[.T19]*([.U$24]^2-[.T$24]^2)/2" office:value-type="float" office:value="0" calcext:value-type="float">
            <text:p>0</text:p>
          </table:table-cell>
          <table:table-cell table:formula="of:=[.U19]*([.V$24]^2-[.U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19.8221127148997" calcext:value-type="float">
            <text:p>-19.8221127148997</text:p>
          </table:table-cell>
          <table:table-cell table:formula="of:=[.C20]*([.D$24]^2-[.C$24]^2)/2" office:value-type="float" office:value="-6.47822045772851" calcext:value-type="float">
            <text:p>-6.47822045772851</text:p>
          </table:table-cell>
          <table:table-cell table:formula="of:=[.D20]*([.E$24]^2-[.D$24]^2)/2" office:value-type="float" office:value="-15.6490363538682" calcext:value-type="float">
            <text:p>-15.6490363538682</text:p>
          </table:table-cell>
          <table:table-cell table:formula="of:=[.E20]*([.F$24]^2-[.E$24]^2)/2" office:value-type="float" office:value="-4.95393329120416" calcext:value-type="float">
            <text:p>-4.95393329120416</text:p>
          </table:table-cell>
          <table:table-cell table:formula="of:=[.F20]*([.G$24]^2-[.F$24]^2)/2" office:value-type="float" office:value="-11.4759599928367" calcext:value-type="float">
            <text:p>-11.4759599928367</text:p>
          </table:table-cell>
          <table:table-cell table:formula="of:=[.G20]*([.H$24]^2-[.G$24]^2)/2" office:value-type="float" office:value="-3.4296461246798" calcext:value-type="float">
            <text:p>-3.4296461246798</text:p>
          </table:table-cell>
          <table:table-cell table:formula="of:=[.H20]*([.I$24]^2-[.H$24]^2)/2" office:value-type="float" office:value="-7.30288363180517" calcext:value-type="float">
            <text:p>-7.30288363180517</text:p>
          </table:table-cell>
          <table:table-cell table:formula="of:=[.I20]*([.J$24]^2-[.I$24]^2)/2" office:value-type="float" office:value="-1.90535895815545" calcext:value-type="float">
            <text:p>-1.90535895815545</text:p>
          </table:table-cell>
          <table:table-cell table:formula="of:=[.J20]*([.K$24]^2-[.J$24]^2)/2" office:value-type="float" office:value="-3.12980727077365" calcext:value-type="float">
            <text:p>-3.12980727077365</text:p>
          </table:table-cell>
          <table:table-cell table:formula="of:=[.K20]*([.L$24]^2-[.K$24]^2)/2" office:value-type="float" office:value="-0.381071791631091" calcext:value-type="float">
            <text:p>-0.381071791631091</text:p>
          </table:table-cell>
          <table:table-cell table:formula="of:=[.L20]*([.M$24]^2-[.L$24]^2)/2" office:value-type="float" office:value="1.04326909025787" calcext:value-type="float">
            <text:p>1.04326909025787</text:p>
          </table:table-cell>
          <table:table-cell table:formula="of:=[.M20]*([.N$24]^2-[.M$24]^2)/2" office:value-type="float" office:value="1.14321537489326" calcext:value-type="float">
            <text:p>1.14321537489326</text:p>
          </table:table-cell>
          <table:table-cell table:formula="of:=[.N20]*([.O$24]^2-[.N$24]^2)/2" office:value-type="float" office:value="5.2163454512894" calcext:value-type="float">
            <text:p>5.2163454512894</text:p>
          </table:table-cell>
          <table:table-cell table:formula="of:=[.O20]*([.P$24]^2-[.O$24]^2)/2" office:value-type="float" office:value="2.66750254141762" calcext:value-type="float">
            <text:p>2.66750254141762</text:p>
          </table:table-cell>
          <table:table-cell table:formula="of:=[.P20]*([.Q$24]^2-[.P$24]^2)/2" office:value-type="float" office:value="9.38942181232091" calcext:value-type="float">
            <text:p>9.38942181232091</text:p>
          </table:table-cell>
          <table:table-cell table:formula="of:=[.Q20]*([.R$24]^2-[.Q$24]^2)/2" office:value-type="float" office:value="4.19178970794197" calcext:value-type="float">
            <text:p>4.19178970794197</text:p>
          </table:table-cell>
          <table:table-cell table:formula="of:=[.R20]*([.S$24]^2-[.R$24]^2)/2" office:value-type="float" office:value="13.5624981733524" calcext:value-type="float">
            <text:p>13.5624981733524</text:p>
          </table:table-cell>
          <table:table-cell table:formula="of:=[.S20]*([.T$24]^2-[.S$24]^2)/2" office:value-type="float" office:value="5.71607687446633" calcext:value-type="float">
            <text:p>5.71607687446633</text:p>
          </table:table-cell>
          <table:table-cell table:formula="of:=[.T20]*([.U$24]^2-[.T$24]^2)/2" office:value-type="float" office:value="17.7355745343839" calcext:value-type="float">
            <text:p>17.7355745343839</text:p>
          </table:table-cell>
          <table:table-cell table:formula="of:=[.U20]*([.V$24]^2-[.U$24]^2)/2" office:value-type="float" office:value="7.24036404099068" calcext:value-type="float">
            <text:p>7.24036404099068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-0" calcext:value-type="float">
            <text:p>0</text:p>
          </table:table-cell>
          <table:table-cell table:formula="of:=[.C21]*([.D$24]^2-[.C$24]^2)/2" office:value-type="float" office:value="-0" calcext:value-type="float">
            <text:p>0</text:p>
          </table:table-cell>
          <table:table-cell table:formula="of:=[.D21]*([.E$24]^2-[.D$24]^2)/2" office:value-type="float" office:value="-0" calcext:value-type="float">
            <text:p>0</text:p>
          </table:table-cell>
          <table:table-cell table:formula="of:=[.E21]*([.F$24]^2-[.E$24]^2)/2" office:value-type="float" office:value="-0" calcext:value-type="float">
            <text:p>0</text:p>
          </table:table-cell>
          <table:table-cell table:formula="of:=[.F21]*([.G$24]^2-[.F$24]^2)/2" office:value-type="float" office:value="-0" calcext:value-type="float">
            <text:p>0</text:p>
          </table:table-cell>
          <table:table-cell table:formula="of:=[.G21]*([.H$24]^2-[.G$24]^2)/2" office:value-type="float" office:value="-0" calcext:value-type="float">
            <text:p>0</text:p>
          </table:table-cell>
          <table:table-cell table:formula="of:=[.H21]*([.I$24]^2-[.H$24]^2)/2" office:value-type="float" office:value="-0" calcext:value-type="float">
            <text:p>0</text:p>
          </table:table-cell>
          <table:table-cell table:formula="of:=[.I21]*([.J$24]^2-[.I$24]^2)/2" office:value-type="float" office:value="-0" calcext:value-type="float">
            <text:p>0</text:p>
          </table:table-cell>
          <table:table-cell table:formula="of:=[.J21]*([.K$24]^2-[.J$24]^2)/2" office:value-type="float" office:value="-0" calcext:value-type="float">
            <text:p>0</text:p>
          </table:table-cell>
          <table:table-cell table:formula="of:=[.K21]*([.L$24]^2-[.K$24]^2)/2" office:value-type="float" office:value="-0" calcext:value-type="float">
            <text:p>0</text:p>
          </table:table-cell>
          <table:table-cell table:formula="of:=[.L21]*([.M$24]^2-[.L$24]^2)/2" office:value-type="float" office:value="0" calcext:value-type="float">
            <text:p>0</text:p>
          </table:table-cell>
          <table:table-cell table:formula="of:=[.M21]*([.N$24]^2-[.M$24]^2)/2" office:value-type="float" office:value="0" calcext:value-type="float">
            <text:p>0</text:p>
          </table:table-cell>
          <table:table-cell table:formula="of:=[.N21]*([.O$24]^2-[.N$24]^2)/2" office:value-type="float" office:value="0" calcext:value-type="float">
            <text:p>0</text:p>
          </table:table-cell>
          <table:table-cell table:formula="of:=[.O21]*([.P$24]^2-[.O$24]^2)/2" office:value-type="float" office:value="0" calcext:value-type="float">
            <text:p>0</text:p>
          </table:table-cell>
          <table:table-cell table:formula="of:=[.P21]*([.Q$24]^2-[.P$24]^2)/2" office:value-type="float" office:value="0" calcext:value-type="float">
            <text:p>0</text:p>
          </table:table-cell>
          <table:table-cell table:formula="of:=[.Q21]*([.R$24]^2-[.Q$24]^2)/2" office:value-type="float" office:value="0" calcext:value-type="float">
            <text:p>0</text:p>
          </table:table-cell>
          <table:table-cell table:formula="of:=[.R21]*([.S$24]^2-[.R$24]^2)/2" office:value-type="float" office:value="0" calcext:value-type="float">
            <text:p>0</text:p>
          </table:table-cell>
          <table:table-cell table:formula="of:=[.S21]*([.T$24]^2-[.S$24]^2)/2" office:value-type="float" office:value="0" calcext:value-type="float">
            <text:p>0</text:p>
          </table:table-cell>
          <table:table-cell table:formula="of:=[.T21]*([.U$24]^2-[.T$24]^2)/2" office:value-type="float" office:value="0" calcext:value-type="float">
            <text:p>0</text:p>
          </table:table-cell>
          <table:table-cell table:formula="of:=[.U21]*([.V$24]^2-[.U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2.23713144" calcext:value-type="float">
            <text:p>-2.23713144</text:p>
          </table:table-cell>
          <table:table-cell table:formula="of:=[.C22]*([.D$24]^2-[.C$24]^2)/2" office:value-type="float" office:value="-2.00164392" calcext:value-type="float">
            <text:p>-2.00164392</text:p>
          </table:table-cell>
          <table:table-cell table:formula="of:=[.D22]*([.E$24]^2-[.D$24]^2)/2" office:value-type="float" office:value="-1.7661564" calcext:value-type="float">
            <text:p>-1.7661564</text:p>
          </table:table-cell>
          <table:table-cell table:formula="of:=[.E22]*([.F$24]^2-[.E$24]^2)/2" office:value-type="float" office:value="-1.53066888" calcext:value-type="float">
            <text:p>-1.53066888</text:p>
          </table:table-cell>
          <table:table-cell table:formula="of:=[.F22]*([.G$24]^2-[.F$24]^2)/2" office:value-type="float" office:value="-1.29518136" calcext:value-type="float">
            <text:p>-1.29518136</text:p>
          </table:table-cell>
          <table:table-cell table:formula="of:=[.G22]*([.H$24]^2-[.G$24]^2)/2" office:value-type="float" office:value="-1.05969384" calcext:value-type="float">
            <text:p>-1.05969384</text:p>
          </table:table-cell>
          <table:table-cell table:formula="of:=[.H22]*([.I$24]^2-[.H$24]^2)/2" office:value-type="float" office:value="-0.824206320000001" calcext:value-type="float">
            <text:p>-0.824206320000001</text:p>
          </table:table-cell>
          <table:table-cell table:formula="of:=[.I22]*([.J$24]^2-[.I$24]^2)/2" office:value-type="float" office:value="-0.588718800000001" calcext:value-type="float">
            <text:p>-0.588718800000001</text:p>
          </table:table-cell>
          <table:table-cell table:formula="of:=[.J22]*([.K$24]^2-[.J$24]^2)/2" office:value-type="float" office:value="-0.353231280000001" calcext:value-type="float">
            <text:p>-0.353231280000001</text:p>
          </table:table-cell>
          <table:table-cell table:formula="of:=[.K22]*([.L$24]^2-[.K$24]^2)/2" office:value-type="float" office:value="-0.117743760000001" calcext:value-type="float">
            <text:p>-0.117743760000001</text:p>
          </table:table-cell>
          <table:table-cell table:formula="of:=[.L22]*([.M$24]^2-[.L$24]^2)/2" office:value-type="float" office:value="0.117743759999999" calcext:value-type="float">
            <text:p>0.117743759999999</text:p>
          </table:table-cell>
          <table:table-cell table:formula="of:=[.M22]*([.N$24]^2-[.M$24]^2)/2" office:value-type="float" office:value="0.353231279999999" calcext:value-type="float">
            <text:p>0.353231279999999</text:p>
          </table:table-cell>
          <table:table-cell table:formula="of:=[.N22]*([.O$24]^2-[.N$24]^2)/2" office:value-type="float" office:value="0.588718799999999" calcext:value-type="float">
            <text:p>0.588718799999999</text:p>
          </table:table-cell>
          <table:table-cell table:formula="of:=[.O22]*([.P$24]^2-[.O$24]^2)/2" office:value-type="float" office:value="0.824206319999999" calcext:value-type="float">
            <text:p>0.824206319999999</text:p>
          </table:table-cell>
          <table:table-cell table:formula="of:=[.P22]*([.Q$24]^2-[.P$24]^2)/2" office:value-type="float" office:value="1.05969384" calcext:value-type="float">
            <text:p>1.05969384</text:p>
          </table:table-cell>
          <table:table-cell table:formula="of:=[.Q22]*([.R$24]^2-[.Q$24]^2)/2" office:value-type="float" office:value="1.29518136" calcext:value-type="float">
            <text:p>1.29518136</text:p>
          </table:table-cell>
          <table:table-cell table:formula="of:=[.R22]*([.S$24]^2-[.R$24]^2)/2" office:value-type="float" office:value="1.53066888" calcext:value-type="float">
            <text:p>1.53066888</text:p>
          </table:table-cell>
          <table:table-cell table:formula="of:=[.S22]*([.T$24]^2-[.S$24]^2)/2" office:value-type="float" office:value="1.7661564" calcext:value-type="float">
            <text:p>1.7661564</text:p>
          </table:table-cell>
          <table:table-cell table:formula="of:=[.T22]*([.U$24]^2-[.T$24]^2)/2" office:value-type="float" office:value="2.00164392" calcext:value-type="float">
            <text:p>2.00164392</text:p>
          </table:table-cell>
          <table:table-cell table:formula="of:=[.U22]*([.V$24]^2-[.U$24]^2)/2" office:value-type="float" office:value="2.23713144" calcext:value-type="float">
            <text:p>2.23713144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0156971092408678" calcext:value-type="float">
            <text:p>0.015697109240868</text:p>
          </table:table-cell>
          <table:table-cell table:formula="of:=[.C17]*([.D$24]^3-[.C$24]^3)/3" office:value-type="float" office:value="0.0344111876730659" calcext:value-type="float">
            <text:p>0.034411187673066</text:p>
          </table:table-cell>
          <table:table-cell table:formula="of:=[.D17]*([.E$24]^3-[.D$24]^3)/3" office:value-type="float" office:value="0.00978897218341941" calcext:value-type="float">
            <text:p>0.009788972183419</text:p>
          </table:table-cell>
          <table:table-cell table:formula="of:=[.E17]*([.F$24]^3-[.E$24]^3)/3" office:value-type="float" office:value="0.0201392665183381" calcext:value-type="float">
            <text:p>0.020139266518338</text:p>
          </table:table-cell>
          <table:table-cell table:formula="of:=[.F17]*([.G$24]^3-[.F$24]^3)/3" office:value-type="float" office:value="0.00527098502184122" calcext:value-type="float">
            <text:p>0.005270985021841</text:p>
          </table:table-cell>
          <table:table-cell table:formula="of:=[.G17]*([.H$24]^3-[.G$24]^3)/3" office:value-type="float" office:value="0.00967319100487108" calcext:value-type="float">
            <text:p>0.009673191004871</text:p>
          </table:table-cell>
          <table:table-cell table:formula="of:=[.H17]*([.I$24]^3-[.H$24]^3)/3" office:value-type="float" office:value="0.00214314775613325" calcext:value-type="float">
            <text:p>0.002143147756133</text:p>
          </table:table-cell>
          <table:table-cell table:formula="of:=[.I17]*([.J$24]^3-[.I$24]^3)/3" office:value-type="float" office:value="0.00301296113266477" calcext:value-type="float">
            <text:p>0.003012961132665</text:p>
          </table:table-cell>
          <table:table-cell table:formula="of:=[.J17]*([.K$24]^3-[.J$24]^3)/3" office:value-type="float" office:value="0.00040546038629548" calcext:value-type="float">
            <text:p>0.000405460386295</text:p>
          </table:table-cell>
          <table:table-cell table:formula="of:=[.K17]*([.L$24]^3-[.K$24]^3)/3" office:value-type="float" office:value="0.000158576901719199" calcext:value-type="float">
            <text:p>0.000158576901719</text:p>
          </table:table-cell>
          <table:table-cell table:formula="of:=[.L17]*([.M$24]^3-[.L$24]^3)/3" office:value-type="float" office:value="0.0000579229123279249" calcext:value-type="float">
            <text:p>5.79229123279249E-05</text:p>
          </table:table-cell>
          <table:table-cell table:formula="of:=[.M17]*([.N$24]^3-[.M$24]^3)/3" office:value-type="float" office:value="0.00111003831203438" calcext:value-type="float">
            <text:p>0.001110038312034</text:p>
          </table:table-cell>
          <table:table-cell table:formula="of:=[.N17]*([.O$24]^3-[.N$24]^3)/3" office:value-type="float" office:value="0.00110053533423058" calcext:value-type="float">
            <text:p>0.001100535334231</text:p>
          </table:table-cell>
          <table:table-cell table:formula="of:=[.O17]*([.P$24]^3-[.O$24]^3)/3" office:value-type="float" office:value="0.00586734536361031" calcext:value-type="float">
            <text:p>0.00586734536361</text:p>
          </table:table-cell>
          <table:table-cell table:formula="of:=[.P17]*([.Q$24]^3-[.P$24]^3)/3" office:value-type="float" office:value="0.00353329765200345" calcext:value-type="float">
            <text:p>0.003533297652003</text:p>
          </table:table-cell>
          <table:table-cell table:formula="of:=[.Q17]*([.R$24]^3-[.Q$24]^3)/3" office:value-type="float" office:value="0.014430498056447" calcext:value-type="float">
            <text:p>0.014430498056447</text:p>
          </table:table-cell>
          <table:table-cell table:formula="of:=[.R17]*([.S$24]^3-[.R$24]^3)/3" office:value-type="float" office:value="0.00735620986564652" calcext:value-type="float">
            <text:p>0.007356209865647</text:p>
          </table:table-cell>
          <table:table-cell table:formula="of:=[.S17]*([.T$24]^3-[.S$24]^3)/3" office:value-type="float" office:value="0.0267994963905444" calcext:value-type="float">
            <text:p>0.026799496390544</text:p>
          </table:table-cell>
          <table:table-cell table:formula="of:=[.T17]*([.U$24]^3-[.T$24]^3)/3" office:value-type="float" office:value="0.0125692719751598" calcext:value-type="float">
            <text:p>0.01256927197516</text:p>
          </table:table-cell>
          <table:table-cell table:formula="of:=[.U17]*([.V$24]^3-[.U$24]^3)/3" office:value-type="float" office:value="0.0429743403659026" calcext:value-type="float">
            <text:p>0.042974340365903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00386769063293124" calcext:value-type="float">
            <text:p>0.003867690632931</text:p>
          </table:table-cell>
          <table:table-cell table:formula="of:=[.C18]*([.D$24]^3-[.C$24]^3)/3" office:value-type="float" office:value="0.00309700689057593" calcext:value-type="float">
            <text:p>0.003097006890576</text:p>
          </table:table-cell>
          <table:table-cell table:formula="of:=[.D18]*([.E$24]^3-[.D$24]^3)/3" office:value-type="float" office:value="0.002411954675149" calcext:value-type="float">
            <text:p>0.002411954675149</text:p>
          </table:table-cell>
          <table:table-cell table:formula="of:=[.E18]*([.F$24]^3-[.E$24]^3)/3" office:value-type="float" office:value="0.00181253398665043" calcext:value-type="float">
            <text:p>0.00181253398665</text:p>
          </table:table-cell>
          <table:table-cell table:formula="of:=[.F18]*([.G$24]^3-[.F$24]^3)/3" office:value-type="float" office:value="0.00129874482508023" calcext:value-type="float">
            <text:p>0.00129874482508</text:p>
          </table:table-cell>
          <table:table-cell table:formula="of:=[.G18]*([.H$24]^3-[.G$24]^3)/3" office:value-type="float" office:value="0.000870587190438397" calcext:value-type="float">
            <text:p>0.000870587190438</text:p>
          </table:table-cell>
          <table:table-cell table:formula="of:=[.H18]*([.I$24]^3-[.H$24]^3)/3" office:value-type="float" office:value="0.00052806108272493" calcext:value-type="float">
            <text:p>0.000528061082725</text:p>
          </table:table-cell>
          <table:table-cell table:formula="of:=[.I18]*([.J$24]^3-[.I$24]^3)/3" office:value-type="float" office:value="0.000271166501939829" calcext:value-type="float">
            <text:p>0.00027116650194</text:p>
          </table:table-cell>
          <table:table-cell table:formula="of:=[.J18]*([.K$24]^3-[.J$24]^3)/3" office:value-type="float" office:value="0.0000999034480830951" calcext:value-type="float">
            <text:p>9.99034480830951E-05</text:p>
          </table:table-cell>
          <table:table-cell table:formula="of:=[.K18]*([.L$24]^3-[.K$24]^3)/3" office:value-type="float" office:value="0.0000142719211547279" calcext:value-type="float">
            <text:p>1.42719211547279E-05</text:p>
          </table:table-cell>
          <table:table-cell table:formula="of:=[.L18]*([.M$24]^3-[.L$24]^3)/3" office:value-type="float" office:value="0.0000142719211547276" calcext:value-type="float">
            <text:p>1.42719211547276E-05</text:p>
          </table:table-cell>
          <table:table-cell table:formula="of:=[.M18]*([.N$24]^3-[.M$24]^3)/3" office:value-type="float" office:value="0.000099903448083094" calcext:value-type="float">
            <text:p>9.9903448083094E-05</text:p>
          </table:table-cell>
          <table:table-cell table:formula="of:=[.N18]*([.O$24]^3-[.N$24]^3)/3" office:value-type="float" office:value="0.000271166501939827" calcext:value-type="float">
            <text:p>0.00027116650194</text:p>
          </table:table-cell>
          <table:table-cell table:formula="of:=[.O18]*([.P$24]^3-[.O$24]^3)/3" office:value-type="float" office:value="0.000528061082724927" calcext:value-type="float">
            <text:p>0.000528061082725</text:p>
          </table:table-cell>
          <table:table-cell table:formula="of:=[.P18]*([.Q$24]^3-[.P$24]^3)/3" office:value-type="float" office:value="0.000870587190438394" calcext:value-type="float">
            <text:p>0.000870587190438</text:p>
          </table:table-cell>
          <table:table-cell table:formula="of:=[.Q18]*([.R$24]^3-[.Q$24]^3)/3" office:value-type="float" office:value="0.00129874482508023" calcext:value-type="float">
            <text:p>0.00129874482508</text:p>
          </table:table-cell>
          <table:table-cell table:formula="of:=[.R18]*([.S$24]^3-[.R$24]^3)/3" office:value-type="float" office:value="0.00181253398665043" calcext:value-type="float">
            <text:p>0.00181253398665</text:p>
          </table:table-cell>
          <table:table-cell table:formula="of:=[.S18]*([.T$24]^3-[.S$24]^3)/3" office:value-type="float" office:value="0.00241195467514899" calcext:value-type="float">
            <text:p>0.002411954675149</text:p>
          </table:table-cell>
          <table:table-cell table:formula="of:=[.T18]*([.U$24]^3-[.T$24]^3)/3" office:value-type="float" office:value="0.00309700689057593" calcext:value-type="float">
            <text:p>0.003097006890576</text:p>
          </table:table-cell>
          <table:table-cell table:formula="of:=[.U18]*([.V$24]^3-[.U$24]^3)/3" office:value-type="float" office:value="0.00386769063293123" calcext:value-type="float">
            <text:p>0.003867690632931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0" calcext:value-type="float">
            <text:p>0</text:p>
          </table:table-cell>
          <table:table-cell table:formula="of:=[.C19]*([.D$24]^3-[.C$24]^3)/3" office:value-type="float" office:value="0" calcext:value-type="float">
            <text:p>0</text:p>
          </table:table-cell>
          <table:table-cell table:formula="of:=[.D19]*([.E$24]^3-[.D$24]^3)/3" office:value-type="float" office:value="0" calcext:value-type="float">
            <text:p>0</text:p>
          </table:table-cell>
          <table:table-cell table:formula="of:=[.E19]*([.F$24]^3-[.E$24]^3)/3" office:value-type="float" office:value="0" calcext:value-type="float">
            <text:p>0</text:p>
          </table:table-cell>
          <table:table-cell table:formula="of:=[.F19]*([.G$24]^3-[.F$24]^3)/3" office:value-type="float" office:value="0" calcext:value-type="float">
            <text:p>0</text:p>
          </table:table-cell>
          <table:table-cell table:formula="of:=[.G19]*([.H$24]^3-[.G$24]^3)/3" office:value-type="float" office:value="0" calcext:value-type="float">
            <text:p>0</text:p>
          </table:table-cell>
          <table:table-cell table:formula="of:=[.H19]*([.I$24]^3-[.H$24]^3)/3" office:value-type="float" office:value="0" calcext:value-type="float">
            <text:p>0</text:p>
          </table:table-cell>
          <table:table-cell table:formula="of:=[.I19]*([.J$24]^3-[.I$24]^3)/3" office:value-type="float" office:value="0" calcext:value-type="float">
            <text:p>0</text:p>
          </table:table-cell>
          <table:table-cell table:formula="of:=[.J19]*([.K$24]^3-[.J$24]^3)/3" office:value-type="float" office:value="0" calcext:value-type="float">
            <text:p>0</text:p>
          </table:table-cell>
          <table:table-cell table:formula="of:=[.K19]*([.L$24]^3-[.K$24]^3)/3" office:value-type="float" office:value="0" calcext:value-type="float">
            <text:p>0</text:p>
          </table:table-cell>
          <table:table-cell table:formula="of:=[.L19]*([.M$24]^3-[.L$24]^3)/3" office:value-type="float" office:value="0" calcext:value-type="float">
            <text:p>0</text:p>
          </table:table-cell>
          <table:table-cell table:formula="of:=[.M19]*([.N$24]^3-[.M$24]^3)/3" office:value-type="float" office:value="0" calcext:value-type="float">
            <text:p>0</text:p>
          </table:table-cell>
          <table:table-cell table:formula="of:=[.N19]*([.O$24]^3-[.N$24]^3)/3" office:value-type="float" office:value="0" calcext:value-type="float">
            <text:p>0</text:p>
          </table:table-cell>
          <table:table-cell table:formula="of:=[.O19]*([.P$24]^3-[.O$24]^3)/3" office:value-type="float" office:value="0" calcext:value-type="float">
            <text:p>0</text:p>
          </table:table-cell>
          <table:table-cell table:formula="of:=[.P19]*([.Q$24]^3-[.P$24]^3)/3" office:value-type="float" office:value="0" calcext:value-type="float">
            <text:p>0</text:p>
          </table:table-cell>
          <table:table-cell table:formula="of:=[.Q19]*([.R$24]^3-[.Q$24]^3)/3" office:value-type="float" office:value="0" calcext:value-type="float">
            <text:p>0</text:p>
          </table:table-cell>
          <table:table-cell table:formula="of:=[.R19]*([.S$24]^3-[.R$24]^3)/3" office:value-type="float" office:value="0" calcext:value-type="float">
            <text:p>0</text:p>
          </table:table-cell>
          <table:table-cell table:formula="of:=[.S19]*([.T$24]^3-[.S$24]^3)/3" office:value-type="float" office:value="0" calcext:value-type="float">
            <text:p>0</text:p>
          </table:table-cell>
          <table:table-cell table:formula="of:=[.T19]*([.U$24]^3-[.T$24]^3)/3" office:value-type="float" office:value="0" calcext:value-type="float">
            <text:p>0</text:p>
          </table:table-cell>
          <table:table-cell table:formula="of:=[.U19]*([.V$24]^3-[.U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0.0429743403659026" calcext:value-type="float">
            <text:p>0.042974340365903</text:p>
          </table:table-cell>
          <table:table-cell table:formula="of:=[.C20]*([.D$24]^3-[.C$24]^3)/3" office:value-type="float" office:value="0.0125692719751598" calcext:value-type="float">
            <text:p>0.01256927197516</text:p>
          </table:table-cell>
          <table:table-cell table:formula="of:=[.D20]*([.E$24]^3-[.D$24]^3)/3" office:value-type="float" office:value="0.0267994963905444" calcext:value-type="float">
            <text:p>0.026799496390545</text:p>
          </table:table-cell>
          <table:table-cell table:formula="of:=[.E20]*([.F$24]^3-[.E$24]^3)/3" office:value-type="float" office:value="0.00735620986564654" calcext:value-type="float">
            <text:p>0.007356209865647</text:p>
          </table:table-cell>
          <table:table-cell table:formula="of:=[.F20]*([.G$24]^3-[.F$24]^3)/3" office:value-type="float" office:value="0.014430498056447" calcext:value-type="float">
            <text:p>0.014430498056447</text:p>
          </table:table-cell>
          <table:table-cell table:formula="of:=[.G20]*([.H$24]^3-[.G$24]^3)/3" office:value-type="float" office:value="0.00353329765200346" calcext:value-type="float">
            <text:p>0.003533297652003</text:p>
          </table:table-cell>
          <table:table-cell table:formula="of:=[.H20]*([.I$24]^3-[.H$24]^3)/3" office:value-type="float" office:value="0.00586734536361033" calcext:value-type="float">
            <text:p>0.00586734536361</text:p>
          </table:table-cell>
          <table:table-cell table:formula="of:=[.I20]*([.J$24]^3-[.I$24]^3)/3" office:value-type="float" office:value="0.00110053533423059" calcext:value-type="float">
            <text:p>0.001100535334231</text:p>
          </table:table-cell>
          <table:table-cell table:formula="of:=[.J20]*([.K$24]^3-[.J$24]^3)/3" office:value-type="float" office:value="0.00111003831203439" calcext:value-type="float">
            <text:p>0.001110038312034</text:p>
          </table:table-cell>
          <table:table-cell table:formula="of:=[.K20]*([.L$24]^3-[.K$24]^3)/3" office:value-type="float" office:value="0.0000579229123279261" calcext:value-type="float">
            <text:p>5.79229123279261E-05</text:p>
          </table:table-cell>
          <table:table-cell table:formula="of:=[.L20]*([.M$24]^3-[.L$24]^3)/3" office:value-type="float" office:value="0.000158576901719196" calcext:value-type="float">
            <text:p>0.000158576901719</text:p>
          </table:table-cell>
          <table:table-cell table:formula="of:=[.M20]*([.N$24]^3-[.M$24]^3)/3" office:value-type="float" office:value="0.000405460386295477" calcext:value-type="float">
            <text:p>0.000405460386295</text:p>
          </table:table-cell>
          <table:table-cell table:formula="of:=[.N20]*([.O$24]^3-[.N$24]^3)/3" office:value-type="float" office:value="0.00301296113266475" calcext:value-type="float">
            <text:p>0.003012961132665</text:p>
          </table:table-cell>
          <table:table-cell table:formula="of:=[.O20]*([.P$24]^3-[.O$24]^3)/3" office:value-type="float" office:value="0.00214314775613324" calcext:value-type="float">
            <text:p>0.002143147756133</text:p>
          </table:table-cell>
          <table:table-cell table:formula="of:=[.P20]*([.Q$24]^3-[.P$24]^3)/3" office:value-type="float" office:value="0.00967319100487105" calcext:value-type="float">
            <text:p>0.009673191004871</text:p>
          </table:table-cell>
          <table:table-cell table:formula="of:=[.Q20]*([.R$24]^3-[.Q$24]^3)/3" office:value-type="float" office:value="0.00527098502184121" calcext:value-type="float">
            <text:p>0.005270985021841</text:p>
          </table:table-cell>
          <table:table-cell table:formula="of:=[.R20]*([.S$24]^3-[.R$24]^3)/3" office:value-type="float" office:value="0.0201392665183381" calcext:value-type="float">
            <text:p>0.020139266518338</text:p>
          </table:table-cell>
          <table:table-cell table:formula="of:=[.S20]*([.T$24]^3-[.S$24]^3)/3" office:value-type="float" office:value="0.00978897218341939" calcext:value-type="float">
            <text:p>0.009788972183419</text:p>
          </table:table-cell>
          <table:table-cell table:formula="of:=[.T20]*([.U$24]^3-[.T$24]^3)/3" office:value-type="float" office:value="0.0344111876730659" calcext:value-type="float">
            <text:p>0.034411187673066</text:p>
          </table:table-cell>
          <table:table-cell table:formula="of:=[.U20]*([.V$24]^3-[.U$24]^3)/3" office:value-type="float" office:value="0.0156971092408678" calcext:value-type="float">
            <text:p>0.015697109240868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0" calcext:value-type="float">
            <text:p>0</text:p>
          </table:table-cell>
          <table:table-cell table:formula="of:=[.C21]*([.D$24]^3-[.C$24]^3)/3" office:value-type="float" office:value="0" calcext:value-type="float">
            <text:p>0</text:p>
          </table:table-cell>
          <table:table-cell table:formula="of:=[.D21]*([.E$24]^3-[.D$24]^3)/3" office:value-type="float" office:value="0" calcext:value-type="float">
            <text:p>0</text:p>
          </table:table-cell>
          <table:table-cell table:formula="of:=[.E21]*([.F$24]^3-[.E$24]^3)/3" office:value-type="float" office:value="0" calcext:value-type="float">
            <text:p>0</text:p>
          </table:table-cell>
          <table:table-cell table:formula="of:=[.F21]*([.G$24]^3-[.F$24]^3)/3" office:value-type="float" office:value="0" calcext:value-type="float">
            <text:p>0</text:p>
          </table:table-cell>
          <table:table-cell table:formula="of:=[.G21]*([.H$24]^3-[.G$24]^3)/3" office:value-type="float" office:value="0" calcext:value-type="float">
            <text:p>0</text:p>
          </table:table-cell>
          <table:table-cell table:formula="of:=[.H21]*([.I$24]^3-[.H$24]^3)/3" office:value-type="float" office:value="0" calcext:value-type="float">
            <text:p>0</text:p>
          </table:table-cell>
          <table:table-cell table:formula="of:=[.I21]*([.J$24]^3-[.I$24]^3)/3" office:value-type="float" office:value="0" calcext:value-type="float">
            <text:p>0</text:p>
          </table:table-cell>
          <table:table-cell table:formula="of:=[.J21]*([.K$24]^3-[.J$24]^3)/3" office:value-type="float" office:value="0" calcext:value-type="float">
            <text:p>0</text:p>
          </table:table-cell>
          <table:table-cell table:formula="of:=[.K21]*([.L$24]^3-[.K$24]^3)/3" office:value-type="float" office:value="0" calcext:value-type="float">
            <text:p>0</text:p>
          </table:table-cell>
          <table:table-cell table:formula="of:=[.L21]*([.M$24]^3-[.L$24]^3)/3" office:value-type="float" office:value="0" calcext:value-type="float">
            <text:p>0</text:p>
          </table:table-cell>
          <table:table-cell table:formula="of:=[.M21]*([.N$24]^3-[.M$24]^3)/3" office:value-type="float" office:value="0" calcext:value-type="float">
            <text:p>0</text:p>
          </table:table-cell>
          <table:table-cell table:formula="of:=[.N21]*([.O$24]^3-[.N$24]^3)/3" office:value-type="float" office:value="0" calcext:value-type="float">
            <text:p>0</text:p>
          </table:table-cell>
          <table:table-cell table:formula="of:=[.O21]*([.P$24]^3-[.O$24]^3)/3" office:value-type="float" office:value="0" calcext:value-type="float">
            <text:p>0</text:p>
          </table:table-cell>
          <table:table-cell table:formula="of:=[.P21]*([.Q$24]^3-[.P$24]^3)/3" office:value-type="float" office:value="0" calcext:value-type="float">
            <text:p>0</text:p>
          </table:table-cell>
          <table:table-cell table:formula="of:=[.Q21]*([.R$24]^3-[.Q$24]^3)/3" office:value-type="float" office:value="0" calcext:value-type="float">
            <text:p>0</text:p>
          </table:table-cell>
          <table:table-cell table:formula="of:=[.R21]*([.S$24]^3-[.R$24]^3)/3" office:value-type="float" office:value="0" calcext:value-type="float">
            <text:p>0</text:p>
          </table:table-cell>
          <table:table-cell table:formula="of:=[.S21]*([.T$24]^3-[.S$24]^3)/3" office:value-type="float" office:value="0" calcext:value-type="float">
            <text:p>0</text:p>
          </table:table-cell>
          <table:table-cell table:formula="of:=[.T21]*([.U$24]^3-[.T$24]^3)/3" office:value-type="float" office:value="0" calcext:value-type="float">
            <text:p>0</text:p>
          </table:table-cell>
          <table:table-cell table:formula="of:=[.U21]*([.V$24]^3-[.U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00485010096192" calcext:value-type="float">
            <text:p>0.00485010096192</text:p>
          </table:table-cell>
          <table:table-cell table:formula="of:=[.C22]*([.D$24]^3-[.C$24]^3)/3" office:value-type="float" office:value="0.00388366017984" calcext:value-type="float">
            <text:p>0.00388366017984</text:p>
          </table:table-cell>
          <table:table-cell table:formula="of:=[.D22]*([.E$24]^3-[.D$24]^3)/3" office:value-type="float" office:value="0.00302460170688" calcext:value-type="float">
            <text:p>0.00302460170688</text:p>
          </table:table-cell>
          <table:table-cell table:formula="of:=[.E22]*([.F$24]^3-[.E$24]^3)/3" office:value-type="float" office:value="0.00227292554304" calcext:value-type="float">
            <text:p>0.00227292554304</text:p>
          </table:table-cell>
          <table:table-cell table:formula="of:=[.F22]*([.G$24]^3-[.F$24]^3)/3" office:value-type="float" office:value="0.00162863168832" calcext:value-type="float">
            <text:p>0.00162863168832</text:p>
          </table:table-cell>
          <table:table-cell table:formula="of:=[.G22]*([.H$24]^3-[.G$24]^3)/3" office:value-type="float" office:value="0.00109172014272" calcext:value-type="float">
            <text:p>0.00109172014272</text:p>
          </table:table-cell>
          <table:table-cell table:formula="of:=[.H22]*([.I$24]^3-[.H$24]^3)/3" office:value-type="float" office:value="0.000662190906240001" calcext:value-type="float">
            <text:p>0.00066219090624</text:p>
          </table:table-cell>
          <table:table-cell table:formula="of:=[.I22]*([.J$24]^3-[.I$24]^3)/3" office:value-type="float" office:value="0.000340043978880001" calcext:value-type="float">
            <text:p>0.00034004397888</text:p>
          </table:table-cell>
          <table:table-cell table:formula="of:=[.J22]*([.K$24]^3-[.J$24]^3)/3" office:value-type="float" office:value="0.000125279360640001" calcext:value-type="float">
            <text:p>0.00012527936064</text:p>
          </table:table-cell>
          <table:table-cell table:formula="of:=[.K22]*([.L$24]^3-[.K$24]^3)/3" office:value-type="float" office:value="0.0000178970515200002" calcext:value-type="float">
            <text:p>1.78970515200002E-05</text:p>
          </table:table-cell>
          <table:table-cell table:formula="of:=[.L22]*([.M$24]^3-[.L$24]^3)/3" office:value-type="float" office:value="0.0000178970515199998" calcext:value-type="float">
            <text:p>1.78970515199998E-05</text:p>
          </table:table-cell>
          <table:table-cell table:formula="of:=[.M22]*([.N$24]^3-[.M$24]^3)/3" office:value-type="float" office:value="0.000125279360639999" calcext:value-type="float">
            <text:p>0.00012527936064</text:p>
          </table:table-cell>
          <table:table-cell table:formula="of:=[.N22]*([.O$24]^3-[.N$24]^3)/3" office:value-type="float" office:value="0.000340043978879999" calcext:value-type="float">
            <text:p>0.00034004397888</text:p>
          </table:table-cell>
          <table:table-cell table:formula="of:=[.O22]*([.P$24]^3-[.O$24]^3)/3" office:value-type="float" office:value="0.000662190906239999" calcext:value-type="float">
            <text:p>0.00066219090624</text:p>
          </table:table-cell>
          <table:table-cell table:formula="of:=[.P22]*([.Q$24]^3-[.P$24]^3)/3" office:value-type="float" office:value="0.00109172014272" calcext:value-type="float">
            <text:p>0.00109172014272</text:p>
          </table:table-cell>
          <table:table-cell table:formula="of:=[.Q22]*([.R$24]^3-[.Q$24]^3)/3" office:value-type="float" office:value="0.00162863168832" calcext:value-type="float">
            <text:p>0.00162863168832</text:p>
          </table:table-cell>
          <table:table-cell table:formula="of:=[.R22]*([.S$24]^3-[.R$24]^3)/3" office:value-type="float" office:value="0.00227292554303999" calcext:value-type="float">
            <text:p>0.00227292554304</text:p>
          </table:table-cell>
          <table:table-cell table:formula="of:=[.S22]*([.T$24]^3-[.S$24]^3)/3" office:value-type="float" office:value="0.00302460170687999" calcext:value-type="float">
            <text:p>0.00302460170688</text:p>
          </table:table-cell>
          <table:table-cell table:formula="of:=[.T22]*([.U$24]^3-[.T$24]^3)/3" office:value-type="float" office:value="0.00388366017983999" calcext:value-type="float">
            <text:p>0.00388366017984</text:p>
          </table:table-cell>
          <table:table-cell table:formula="of:=[.U22]*([.V$24]^3-[.U$24]^3)/3" office:value-type="float" office:value="0.00485010096191999" calcext:value-type="float">
            <text:p>0.0048501009619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SUM([.B25:.U25])" office:value-type="float" office:value="124942.182621839" calcext:value-type="float">
            <text:p>124942.182621839</text:p>
          </table:table-cell>
          <table:table-cell table:formula="of:=SUM([.B26:.U26])" office:value-type="float" office:value="16472.6698461771" calcext:value-type="float">
            <text:p>16472.6698461771</text:p>
          </table:table-cell>
          <table:table-cell/>
          <table:table-cell table:formula="of:=SUM([.B31:.U31])" office:value-type="float" office:value="6.62197298626779" calcext:value-type="float">
            <text:p>6.62197298626779</text:p>
          </table:table-cell>
          <table:table-cell table:formula="of:=SUM([.B32:.U32])" office:value-type="float" office:value="-0.0000000000000148769885299771" calcext:value-type="float">
            <text:p>-1.48769885299771E-1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SUM([.B28:.U28])" office:value-type="float" office:value="124942.182621839" calcext:value-type="float">
            <text:p>124942.182621839</text:p>
          </table:table-cell>
          <table:table-cell table:number-columns-repeated="2"/>
          <table:table-cell table:formula="of:=SUM([.B34:.U34])" office:value-type="float" office:value="-6.62197298626803" calcext:value-type="float">
            <text:p>-6.6219729862680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f:=SUM([.B30:.U30])" office:value-type="float" office:value="20656.8" calcext:value-type="float">
            <text:p>20656.8</text:p>
          </table:table-cell>
          <table:table-cell table:number-columns-repeated="2"/>
          <table:table-cell table:formula="of:=SUM([.B36:.U36])" office:value-type="float" office:value="-0.0000000000000182076576038526" calcext:value-type="float">
            <text:p>-1.82076576038526E-1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SUM([.B37:.U37])" office:value-type="float" office:value="0.216499814047123" calcext:value-type="float">
            <text:p>0.216499814047123</text:p>
          </table:table-cell>
          <table:table-cell table:formula="of:=SUM([.B38:.U38])" office:value-type="float" office:value="0.0285438423094556" calcext:value-type="float">
            <text:p>0.028543842309456</text:p>
          </table:table-cell>
          <table:table-cell table:number-columns-repeated="16"/>
        </table:table-row>
        <table:table-row table:style-name="ro1">
          <table:table-cell table:number-columns-repeated="5"/>
          <table:table-cell table:formula="of:=SUM([.B40:.U40])" office:value-type="float" office:value="0.216499814047123" calcext:value-type="float">
            <text:p>0.216499814047123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SUM([.B42:.U42])" office:value-type="float" office:value="0.03579410304" calcext:value-type="float">
            <text:p>0.03579410304</text:p>
          </table:table-cell>
          <table:table-cell table:number-columns-repeated="15"/>
        </table:table-row>
      </table:table>
      <table:table table:name="et_0900_20x_45deg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00456" calcext:value-type="float">
            <text:p>0.004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2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2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2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2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2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9</text:p>
          </table:table-cell>
          <table:table-cell table:formula="of:=[.L7]*[.L5]/[.L4]" office:value-type="float" office:value="0.246395089285714" calcext:value-type="float">
            <text:p>0.246395089285714</text:p>
          </table:table-cell>
          <table:table-cell table:formula="of:=[.M7]*[.M5]/[.M4]" office:value-type="float" office:value="0.0899999999999999" calcext:value-type="float">
            <text:p>0.09</text:p>
          </table:table-cell>
          <table:table-cell table:formula="of:=[.N7]*[.N5]/[.N4]" office:value-type="float" office:value="0.246395089285714" calcext:value-type="float">
            <text:p>0.246395089285714</text:p>
          </table:table-cell>
          <table:table-cell table:formula="of:=[.O7]*[.O5]/[.O4]" office:value-type="float" office:value="0.0899999999999999" calcext:value-type="float">
            <text:p>0.09</text:p>
          </table:table-cell>
          <table:table-cell table:formula="of:=[.P7]*[.P5]/[.P4]" office:value-type="float" office:value="0.246395089285714" calcext:value-type="float">
            <text:p>0.246395089285714</text:p>
          </table:table-cell>
          <table:table-cell table:formula="of:=[.Q7]*[.Q5]/[.Q4]" office:value-type="float" office:value="0.0899999999999999" calcext:value-type="float">
            <text:p>0.09</text:p>
          </table:table-cell>
          <table:table-cell table:formula="of:=[.R7]*[.R5]/[.R4]" office:value-type="float" office:value="0.246395089285714" calcext:value-type="float">
            <text:p>0.246395089285714</text:p>
          </table:table-cell>
          <table:table-cell table:formula="of:=[.S7]*[.S5]/[.S4]" office:value-type="float" office:value="0.0899999999999999" calcext:value-type="float">
            <text:p>0.09</text:p>
          </table:table-cell>
          <table:table-cell table:formula="of:=[.T7]*[.T5]/[.T4]" office:value-type="float" office:value="0.246395089285714" calcext:value-type="float">
            <text:p>0.246395089285714</text:p>
          </table:table-cell>
          <table:table-cell table:formula="of:=[.U7]*[.U5]/[.U4]" office:value-type="float" office:value="0.0899999999999999" calcext:value-type="float">
            <text:p>0.0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0" table:style-name="ce2" office:value-type="float" office:value="20036000" calcext:value-type="float">
            <text:p>2.00E+07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0" table:style-name="ce2" office:value-type="float" office:value="10976000" calcext:value-type="float">
            <text:p>1.10E+07</text:p>
          </table:table-cell>
          <table:table-cell/>
        </table:table-row>
        <table:table-row table:style-name="ro1">
          <table:table-cell/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20" table:style-name="ce2" office:value-type="float" office:value="20036000" calcext:value-type="float">
            <text:p>2.00E+07</text:p>
          </table:table-cell>
          <table:table-cell/>
        </table:table-row>
        <table:table-row table:style-name="ro1">
          <table:table-cell/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/>
        </table:table-row>
        <table:table-row table:style-name="ro1">
          <table:table-cell office:value-type="string" calcext:value-type="string">
            <text:p>Q66</text:p>
          </table:table-cell>
          <table:table-cell table:number-columns-repeated="20" table:style-name="ce2" office:value-type="float" office:value="11893600" calcext:value-type="float">
            <text:p>1.19E+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0228" calcext:value-type="float">
            <text:p>-0.00228</text:p>
          </table:table-cell>
          <table:table-cell table:formula="of:=[.B24]+[.B8]" office:value-type="float" office:value="-0.002052" calcext:value-type="float">
            <text:p>-0.002052</text:p>
          </table:table-cell>
          <table:table-cell table:formula="of:=[.C24]+[.C8]" office:value-type="float" office:value="-0.001824" calcext:value-type="float">
            <text:p>-0.001824</text:p>
          </table:table-cell>
          <table:table-cell table:formula="of:=[.D24]+[.D8]" office:value-type="float" office:value="-0.001596" calcext:value-type="float">
            <text:p>-0.001596</text:p>
          </table:table-cell>
          <table:table-cell table:formula="of:=[.E24]+[.E8]" office:value-type="float" office:value="-0.001368" calcext:value-type="float">
            <text:p>-0.001368</text:p>
          </table:table-cell>
          <table:table-cell table:formula="of:=[.F24]+[.F8]" office:value-type="float" office:value="-0.00114" calcext:value-type="float">
            <text:p>-0.00114</text:p>
          </table:table-cell>
          <table:table-cell table:formula="of:=[.G24]+[.G8]" office:value-type="float" office:value="-0.000912000000000001" calcext:value-type="float">
            <text:p>-0.000912</text:p>
          </table:table-cell>
          <table:table-cell table:formula="of:=[.H24]+[.H8]" office:value-type="float" office:value="-0.000684000000000001" calcext:value-type="float">
            <text:p>-0.000684</text:p>
          </table:table-cell>
          <table:table-cell table:formula="of:=[.I24]+[.I8]" office:value-type="float" office:value="-0.000456000000000001" calcext:value-type="float">
            <text:p>-0.000456</text:p>
          </table:table-cell>
          <table:table-cell table:formula="of:=[.J24]+[.J8]" office:value-type="float" office:value="-0.000228000000000001" calcext:value-type="float">
            <text:p>-0.000228</text:p>
          </table:table-cell>
          <table:table-cell table:formula="of:=[.K24]+[.K8]" office:value-type="float" office:value="-8.13151629364128E-019" calcext:value-type="float">
            <text:p>-8.13151629364128E-19</text:p>
          </table:table-cell>
          <table:table-cell table:formula="of:=[.L24]+[.L8]" office:value-type="float" office:value="0.000227999999999999" calcext:value-type="float">
            <text:p>0.000228</text:p>
          </table:table-cell>
          <table:table-cell table:formula="of:=[.M24]+[.M8]" office:value-type="float" office:value="0.000455999999999999" calcext:value-type="float">
            <text:p>0.000456</text:p>
          </table:table-cell>
          <table:table-cell table:formula="of:=[.N24]+[.N8]" office:value-type="float" office:value="0.000683999999999999" calcext:value-type="float">
            <text:p>0.000684</text:p>
          </table:table-cell>
          <table:table-cell table:formula="of:=[.O24]+[.O8]" office:value-type="float" office:value="0.000911999999999999" calcext:value-type="float">
            <text:p>0.000912</text:p>
          </table:table-cell>
          <table:table-cell table:formula="of:=[.P24]+[.P8]" office:value-type="float" office:value="0.00114" calcext:value-type="float">
            <text:p>0.00114</text:p>
          </table:table-cell>
          <table:table-cell table:formula="of:=[.Q24]+[.Q8]" office:value-type="float" office:value="0.001368" calcext:value-type="float">
            <text:p>0.001368</text:p>
          </table:table-cell>
          <table:table-cell table:formula="of:=[.R24]+[.R8]" office:value-type="float" office:value="0.001596" calcext:value-type="float">
            <text:p>0.001596</text:p>
          </table:table-cell>
          <table:table-cell table:formula="of:=[.S24]+[.S8]" office:value-type="float" office:value="0.001824" calcext:value-type="float">
            <text:p>0.001824</text:p>
          </table:table-cell>
          <table:table-cell table:formula="of:=[.T24]+[.T8]" office:value-type="float" office:value="0.002052" calcext:value-type="float">
            <text:p>0.002052</text:p>
          </table:table-cell>
          <table:table-cell table:formula="of:=[.U24]+[.U8]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B$8]" office:value-type="float" office:value="4568.208" calcext:value-type="float">
            <text:p>4568.208</text:p>
          </table:table-cell>
          <table:table-cell table:formula="of:=[.C17]*[.C$8]" office:value-type="float" office:value="4568.208" calcext:value-type="float">
            <text:p>4568.208</text:p>
          </table:table-cell>
          <table:table-cell table:formula="of:=[.D17]*[.D$8]" office:value-type="float" office:value="4568.208" calcext:value-type="float">
            <text:p>4568.208</text:p>
          </table:table-cell>
          <table:table-cell table:formula="of:=[.E17]*[.E$8]" office:value-type="float" office:value="4568.208" calcext:value-type="float">
            <text:p>4568.208</text:p>
          </table:table-cell>
          <table:table-cell table:formula="of:=[.F17]*[.F$8]" office:value-type="float" office:value="4568.208" calcext:value-type="float">
            <text:p>4568.208</text:p>
          </table:table-cell>
          <table:table-cell table:formula="of:=[.G17]*[.G$8]" office:value-type="float" office:value="4568.208" calcext:value-type="float">
            <text:p>4568.208</text:p>
          </table:table-cell>
          <table:table-cell table:formula="of:=[.H17]*[.H$8]" office:value-type="float" office:value="4568.208" calcext:value-type="float">
            <text:p>4568.208</text:p>
          </table:table-cell>
          <table:table-cell table:formula="of:=[.I17]*[.I$8]" office:value-type="float" office:value="4568.208" calcext:value-type="float">
            <text:p>4568.208</text:p>
          </table:table-cell>
          <table:table-cell table:formula="of:=[.J17]*[.J$8]" office:value-type="float" office:value="4568.208" calcext:value-type="float">
            <text:p>4568.208</text:p>
          </table:table-cell>
          <table:table-cell table:formula="of:=[.K17]*[.K$8]" office:value-type="float" office:value="4568.208" calcext:value-type="float">
            <text:p>4568.208</text:p>
          </table:table-cell>
          <table:table-cell table:formula="of:=[.L17]*[.L$8]" office:value-type="float" office:value="4568.208" calcext:value-type="float">
            <text:p>4568.208</text:p>
          </table:table-cell>
          <table:table-cell table:formula="of:=[.M17]*[.M$8]" office:value-type="float" office:value="4568.208" calcext:value-type="float">
            <text:p>4568.208</text:p>
          </table:table-cell>
          <table:table-cell table:formula="of:=[.N17]*[.N$8]" office:value-type="float" office:value="4568.208" calcext:value-type="float">
            <text:p>4568.208</text:p>
          </table:table-cell>
          <table:table-cell table:formula="of:=[.O17]*[.O$8]" office:value-type="float" office:value="4568.208" calcext:value-type="float">
            <text:p>4568.208</text:p>
          </table:table-cell>
          <table:table-cell table:formula="of:=[.P17]*[.P$8]" office:value-type="float" office:value="4568.208" calcext:value-type="float">
            <text:p>4568.208</text:p>
          </table:table-cell>
          <table:table-cell table:formula="of:=[.Q17]*[.Q$8]" office:value-type="float" office:value="4568.208" calcext:value-type="float">
            <text:p>4568.208</text:p>
          </table:table-cell>
          <table:table-cell table:formula="of:=[.R17]*[.R$8]" office:value-type="float" office:value="4568.208" calcext:value-type="float">
            <text:p>4568.208</text:p>
          </table:table-cell>
          <table:table-cell table:formula="of:=[.S17]*[.S$8]" office:value-type="float" office:value="4568.208" calcext:value-type="float">
            <text:p>4568.208</text:p>
          </table:table-cell>
          <table:table-cell table:formula="of:=[.T17]*[.T$8]" office:value-type="float" office:value="4568.208" calcext:value-type="float">
            <text:p>4568.208</text:p>
          </table:table-cell>
          <table:table-cell table:formula="of:=[.U17]*[.U$8]" office:value-type="float" office:value="4568.208" calcext:value-type="float">
            <text:p>4568.208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B$8]" office:value-type="float" office:value="2502.528" calcext:value-type="float">
            <text:p>2502.528</text:p>
          </table:table-cell>
          <table:table-cell table:formula="of:=[.C18]*[.C$8]" office:value-type="float" office:value="2502.528" calcext:value-type="float">
            <text:p>2502.528</text:p>
          </table:table-cell>
          <table:table-cell table:formula="of:=[.D18]*[.D$8]" office:value-type="float" office:value="2502.528" calcext:value-type="float">
            <text:p>2502.528</text:p>
          </table:table-cell>
          <table:table-cell table:formula="of:=[.E18]*[.E$8]" office:value-type="float" office:value="2502.528" calcext:value-type="float">
            <text:p>2502.528</text:p>
          </table:table-cell>
          <table:table-cell table:formula="of:=[.F18]*[.F$8]" office:value-type="float" office:value="2502.528" calcext:value-type="float">
            <text:p>2502.528</text:p>
          </table:table-cell>
          <table:table-cell table:formula="of:=[.G18]*[.G$8]" office:value-type="float" office:value="2502.528" calcext:value-type="float">
            <text:p>2502.528</text:p>
          </table:table-cell>
          <table:table-cell table:formula="of:=[.H18]*[.H$8]" office:value-type="float" office:value="2502.528" calcext:value-type="float">
            <text:p>2502.528</text:p>
          </table:table-cell>
          <table:table-cell table:formula="of:=[.I18]*[.I$8]" office:value-type="float" office:value="2502.528" calcext:value-type="float">
            <text:p>2502.528</text:p>
          </table:table-cell>
          <table:table-cell table:formula="of:=[.J18]*[.J$8]" office:value-type="float" office:value="2502.528" calcext:value-type="float">
            <text:p>2502.528</text:p>
          </table:table-cell>
          <table:table-cell table:formula="of:=[.K18]*[.K$8]" office:value-type="float" office:value="2502.528" calcext:value-type="float">
            <text:p>2502.528</text:p>
          </table:table-cell>
          <table:table-cell table:formula="of:=[.L18]*[.L$8]" office:value-type="float" office:value="2502.528" calcext:value-type="float">
            <text:p>2502.528</text:p>
          </table:table-cell>
          <table:table-cell table:formula="of:=[.M18]*[.M$8]" office:value-type="float" office:value="2502.528" calcext:value-type="float">
            <text:p>2502.528</text:p>
          </table:table-cell>
          <table:table-cell table:formula="of:=[.N18]*[.N$8]" office:value-type="float" office:value="2502.528" calcext:value-type="float">
            <text:p>2502.528</text:p>
          </table:table-cell>
          <table:table-cell table:formula="of:=[.O18]*[.O$8]" office:value-type="float" office:value="2502.528" calcext:value-type="float">
            <text:p>2502.528</text:p>
          </table:table-cell>
          <table:table-cell table:formula="of:=[.P18]*[.P$8]" office:value-type="float" office:value="2502.528" calcext:value-type="float">
            <text:p>2502.528</text:p>
          </table:table-cell>
          <table:table-cell table:formula="of:=[.Q18]*[.Q$8]" office:value-type="float" office:value="2502.528" calcext:value-type="float">
            <text:p>2502.528</text:p>
          </table:table-cell>
          <table:table-cell table:formula="of:=[.R18]*[.R$8]" office:value-type="float" office:value="2502.528" calcext:value-type="float">
            <text:p>2502.528</text:p>
          </table:table-cell>
          <table:table-cell table:formula="of:=[.S18]*[.S$8]" office:value-type="float" office:value="2502.528" calcext:value-type="float">
            <text:p>2502.528</text:p>
          </table:table-cell>
          <table:table-cell table:formula="of:=[.T18]*[.T$8]" office:value-type="float" office:value="2502.528" calcext:value-type="float">
            <text:p>2502.528</text:p>
          </table:table-cell>
          <table:table-cell table:formula="of:=[.U18]*[.U$8]" office:value-type="float" office:value="2502.528" calcext:value-type="float">
            <text:p>2502.528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formula="of:=[.B19]*[.B$8]" office:value-type="float" office:value="-1452.18672" calcext:value-type="float">
            <text:p>-1452.18672</text:p>
          </table:table-cell>
          <table:table-cell table:formula="of:=[.C19]*[.C$8]" office:value-type="float" office:value="1452.18672" calcext:value-type="float">
            <text:p>1452.18672</text:p>
          </table:table-cell>
          <table:table-cell table:formula="of:=[.D19]*[.D$8]" office:value-type="float" office:value="-1452.18672" calcext:value-type="float">
            <text:p>-1452.18672</text:p>
          </table:table-cell>
          <table:table-cell table:formula="of:=[.E19]*[.E$8]" office:value-type="float" office:value="1452.18672" calcext:value-type="float">
            <text:p>1452.18672</text:p>
          </table:table-cell>
          <table:table-cell table:formula="of:=[.F19]*[.F$8]" office:value-type="float" office:value="-1452.18672" calcext:value-type="float">
            <text:p>-1452.18672</text:p>
          </table:table-cell>
          <table:table-cell table:formula="of:=[.G19]*[.G$8]" office:value-type="float" office:value="1452.18672" calcext:value-type="float">
            <text:p>1452.18672</text:p>
          </table:table-cell>
          <table:table-cell table:formula="of:=[.H19]*[.H$8]" office:value-type="float" office:value="-1452.18672" calcext:value-type="float">
            <text:p>-1452.18672</text:p>
          </table:table-cell>
          <table:table-cell table:formula="of:=[.I19]*[.I$8]" office:value-type="float" office:value="1452.18672" calcext:value-type="float">
            <text:p>1452.18672</text:p>
          </table:table-cell>
          <table:table-cell table:formula="of:=[.J19]*[.J$8]" office:value-type="float" office:value="-1452.18672" calcext:value-type="float">
            <text:p>-1452.18672</text:p>
          </table:table-cell>
          <table:table-cell table:formula="of:=[.K19]*[.K$8]" office:value-type="float" office:value="1452.18672" calcext:value-type="float">
            <text:p>1452.18672</text:p>
          </table:table-cell>
          <table:table-cell table:formula="of:=[.L19]*[.L$8]" office:value-type="float" office:value="-1452.18672" calcext:value-type="float">
            <text:p>-1452.18672</text:p>
          </table:table-cell>
          <table:table-cell table:formula="of:=[.M19]*[.M$8]" office:value-type="float" office:value="1452.18672" calcext:value-type="float">
            <text:p>1452.18672</text:p>
          </table:table-cell>
          <table:table-cell table:formula="of:=[.N19]*[.N$8]" office:value-type="float" office:value="-1452.18672" calcext:value-type="float">
            <text:p>-1452.18672</text:p>
          </table:table-cell>
          <table:table-cell table:formula="of:=[.O19]*[.O$8]" office:value-type="float" office:value="1452.18672" calcext:value-type="float">
            <text:p>1452.18672</text:p>
          </table:table-cell>
          <table:table-cell table:formula="of:=[.P19]*[.P$8]" office:value-type="float" office:value="-1452.18672" calcext:value-type="float">
            <text:p>-1452.18672</text:p>
          </table:table-cell>
          <table:table-cell table:formula="of:=[.Q19]*[.Q$8]" office:value-type="float" office:value="1452.18672" calcext:value-type="float">
            <text:p>1452.18672</text:p>
          </table:table-cell>
          <table:table-cell table:formula="of:=[.R19]*[.R$8]" office:value-type="float" office:value="-1452.18672" calcext:value-type="float">
            <text:p>-1452.18672</text:p>
          </table:table-cell>
          <table:table-cell table:formula="of:=[.S19]*[.S$8]" office:value-type="float" office:value="1452.18672" calcext:value-type="float">
            <text:p>1452.18672</text:p>
          </table:table-cell>
          <table:table-cell table:formula="of:=[.T19]*[.T$8]" office:value-type="float" office:value="-1452.18672" calcext:value-type="float">
            <text:p>-1452.18672</text:p>
          </table:table-cell>
          <table:table-cell table:formula="of:=[.U19]*[.U$8]" office:value-type="float" office:value="1452.18672" calcext:value-type="float">
            <text:p>1452.18672</text:p>
          </table:table-cell>
          <table:table-cell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B$8]" office:value-type="float" office:value="4568.208" calcext:value-type="float">
            <text:p>4568.208</text:p>
          </table:table-cell>
          <table:table-cell table:formula="of:=[.C20]*[.C$8]" office:value-type="float" office:value="4568.208" calcext:value-type="float">
            <text:p>4568.208</text:p>
          </table:table-cell>
          <table:table-cell table:formula="of:=[.D20]*[.D$8]" office:value-type="float" office:value="4568.208" calcext:value-type="float">
            <text:p>4568.208</text:p>
          </table:table-cell>
          <table:table-cell table:formula="of:=[.E20]*[.E$8]" office:value-type="float" office:value="4568.208" calcext:value-type="float">
            <text:p>4568.208</text:p>
          </table:table-cell>
          <table:table-cell table:formula="of:=[.F20]*[.F$8]" office:value-type="float" office:value="4568.208" calcext:value-type="float">
            <text:p>4568.208</text:p>
          </table:table-cell>
          <table:table-cell table:formula="of:=[.G20]*[.G$8]" office:value-type="float" office:value="4568.208" calcext:value-type="float">
            <text:p>4568.208</text:p>
          </table:table-cell>
          <table:table-cell table:formula="of:=[.H20]*[.H$8]" office:value-type="float" office:value="4568.208" calcext:value-type="float">
            <text:p>4568.208</text:p>
          </table:table-cell>
          <table:table-cell table:formula="of:=[.I20]*[.I$8]" office:value-type="float" office:value="4568.208" calcext:value-type="float">
            <text:p>4568.208</text:p>
          </table:table-cell>
          <table:table-cell table:formula="of:=[.J20]*[.J$8]" office:value-type="float" office:value="4568.208" calcext:value-type="float">
            <text:p>4568.208</text:p>
          </table:table-cell>
          <table:table-cell table:formula="of:=[.K20]*[.K$8]" office:value-type="float" office:value="4568.208" calcext:value-type="float">
            <text:p>4568.208</text:p>
          </table:table-cell>
          <table:table-cell table:formula="of:=[.L20]*[.L$8]" office:value-type="float" office:value="4568.208" calcext:value-type="float">
            <text:p>4568.208</text:p>
          </table:table-cell>
          <table:table-cell table:formula="of:=[.M20]*[.M$8]" office:value-type="float" office:value="4568.208" calcext:value-type="float">
            <text:p>4568.208</text:p>
          </table:table-cell>
          <table:table-cell table:formula="of:=[.N20]*[.N$8]" office:value-type="float" office:value="4568.208" calcext:value-type="float">
            <text:p>4568.208</text:p>
          </table:table-cell>
          <table:table-cell table:formula="of:=[.O20]*[.O$8]" office:value-type="float" office:value="4568.208" calcext:value-type="float">
            <text:p>4568.208</text:p>
          </table:table-cell>
          <table:table-cell table:formula="of:=[.P20]*[.P$8]" office:value-type="float" office:value="4568.208" calcext:value-type="float">
            <text:p>4568.208</text:p>
          </table:table-cell>
          <table:table-cell table:formula="of:=[.Q20]*[.Q$8]" office:value-type="float" office:value="4568.208" calcext:value-type="float">
            <text:p>4568.208</text:p>
          </table:table-cell>
          <table:table-cell table:formula="of:=[.R20]*[.R$8]" office:value-type="float" office:value="4568.208" calcext:value-type="float">
            <text:p>4568.208</text:p>
          </table:table-cell>
          <table:table-cell table:formula="of:=[.S20]*[.S$8]" office:value-type="float" office:value="4568.208" calcext:value-type="float">
            <text:p>4568.208</text:p>
          </table:table-cell>
          <table:table-cell table:formula="of:=[.T20]*[.T$8]" office:value-type="float" office:value="4568.208" calcext:value-type="float">
            <text:p>4568.208</text:p>
          </table:table-cell>
          <table:table-cell table:formula="of:=[.U20]*[.U$8]" office:value-type="float" office:value="4568.208" calcext:value-type="float">
            <text:p>4568.20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formula="of:=[.B21]*[.B$8]" office:value-type="float" office:value="-1452.18672" calcext:value-type="float">
            <text:p>-1452.18672</text:p>
          </table:table-cell>
          <table:table-cell table:formula="of:=[.C21]*[.C$8]" office:value-type="float" office:value="1452.18672" calcext:value-type="float">
            <text:p>1452.18672</text:p>
          </table:table-cell>
          <table:table-cell table:formula="of:=[.D21]*[.D$8]" office:value-type="float" office:value="-1452.18672" calcext:value-type="float">
            <text:p>-1452.18672</text:p>
          </table:table-cell>
          <table:table-cell table:formula="of:=[.E21]*[.E$8]" office:value-type="float" office:value="1452.18672" calcext:value-type="float">
            <text:p>1452.18672</text:p>
          </table:table-cell>
          <table:table-cell table:formula="of:=[.F21]*[.F$8]" office:value-type="float" office:value="-1452.18672" calcext:value-type="float">
            <text:p>-1452.18672</text:p>
          </table:table-cell>
          <table:table-cell table:formula="of:=[.G21]*[.G$8]" office:value-type="float" office:value="1452.18672" calcext:value-type="float">
            <text:p>1452.18672</text:p>
          </table:table-cell>
          <table:table-cell table:formula="of:=[.H21]*[.H$8]" office:value-type="float" office:value="-1452.18672" calcext:value-type="float">
            <text:p>-1452.18672</text:p>
          </table:table-cell>
          <table:table-cell table:formula="of:=[.I21]*[.I$8]" office:value-type="float" office:value="1452.18672" calcext:value-type="float">
            <text:p>1452.18672</text:p>
          </table:table-cell>
          <table:table-cell table:formula="of:=[.J21]*[.J$8]" office:value-type="float" office:value="-1452.18672" calcext:value-type="float">
            <text:p>-1452.18672</text:p>
          </table:table-cell>
          <table:table-cell table:formula="of:=[.K21]*[.K$8]" office:value-type="float" office:value="1452.18672" calcext:value-type="float">
            <text:p>1452.18672</text:p>
          </table:table-cell>
          <table:table-cell table:formula="of:=[.L21]*[.L$8]" office:value-type="float" office:value="-1452.18672" calcext:value-type="float">
            <text:p>-1452.18672</text:p>
          </table:table-cell>
          <table:table-cell table:formula="of:=[.M21]*[.M$8]" office:value-type="float" office:value="1452.18672" calcext:value-type="float">
            <text:p>1452.18672</text:p>
          </table:table-cell>
          <table:table-cell table:formula="of:=[.N21]*[.N$8]" office:value-type="float" office:value="-1452.18672" calcext:value-type="float">
            <text:p>-1452.18672</text:p>
          </table:table-cell>
          <table:table-cell table:formula="of:=[.O21]*[.O$8]" office:value-type="float" office:value="1452.18672" calcext:value-type="float">
            <text:p>1452.18672</text:p>
          </table:table-cell>
          <table:table-cell table:formula="of:=[.P21]*[.P$8]" office:value-type="float" office:value="-1452.18672" calcext:value-type="float">
            <text:p>-1452.18672</text:p>
          </table:table-cell>
          <table:table-cell table:formula="of:=[.Q21]*[.Q$8]" office:value-type="float" office:value="1452.18672" calcext:value-type="float">
            <text:p>1452.18672</text:p>
          </table:table-cell>
          <table:table-cell table:formula="of:=[.R21]*[.R$8]" office:value-type="float" office:value="-1452.18672" calcext:value-type="float">
            <text:p>-1452.18672</text:p>
          </table:table-cell>
          <table:table-cell table:formula="of:=[.S21]*[.S$8]" office:value-type="float" office:value="1452.18672" calcext:value-type="float">
            <text:p>1452.18672</text:p>
          </table:table-cell>
          <table:table-cell table:formula="of:=[.T21]*[.T$8]" office:value-type="float" office:value="-1452.18672" calcext:value-type="float">
            <text:p>-1452.18672</text:p>
          </table:table-cell>
          <table:table-cell table:formula="of:=[.U21]*[.U$8]" office:value-type="float" office:value="1452.18672" calcext:value-type="float">
            <text:p>1452.18672</text:p>
          </table:table-cell>
          <table:table-cell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B$8]" office:value-type="float" office:value="2711.7408" calcext:value-type="float">
            <text:p>2711.7408</text:p>
          </table:table-cell>
          <table:table-cell table:formula="of:=[.C22]*[.C$8]" office:value-type="float" office:value="2711.7408" calcext:value-type="float">
            <text:p>2711.7408</text:p>
          </table:table-cell>
          <table:table-cell table:formula="of:=[.D22]*[.D$8]" office:value-type="float" office:value="2711.7408" calcext:value-type="float">
            <text:p>2711.7408</text:p>
          </table:table-cell>
          <table:table-cell table:formula="of:=[.E22]*[.E$8]" office:value-type="float" office:value="2711.7408" calcext:value-type="float">
            <text:p>2711.7408</text:p>
          </table:table-cell>
          <table:table-cell table:formula="of:=[.F22]*[.F$8]" office:value-type="float" office:value="2711.7408" calcext:value-type="float">
            <text:p>2711.7408</text:p>
          </table:table-cell>
          <table:table-cell table:formula="of:=[.G22]*[.G$8]" office:value-type="float" office:value="2711.7408" calcext:value-type="float">
            <text:p>2711.7408</text:p>
          </table:table-cell>
          <table:table-cell table:formula="of:=[.H22]*[.H$8]" office:value-type="float" office:value="2711.7408" calcext:value-type="float">
            <text:p>2711.7408</text:p>
          </table:table-cell>
          <table:table-cell table:formula="of:=[.I22]*[.I$8]" office:value-type="float" office:value="2711.7408" calcext:value-type="float">
            <text:p>2711.7408</text:p>
          </table:table-cell>
          <table:table-cell table:formula="of:=[.J22]*[.J$8]" office:value-type="float" office:value="2711.7408" calcext:value-type="float">
            <text:p>2711.7408</text:p>
          </table:table-cell>
          <table:table-cell table:formula="of:=[.K22]*[.K$8]" office:value-type="float" office:value="2711.7408" calcext:value-type="float">
            <text:p>2711.7408</text:p>
          </table:table-cell>
          <table:table-cell table:formula="of:=[.L22]*[.L$8]" office:value-type="float" office:value="2711.7408" calcext:value-type="float">
            <text:p>2711.7408</text:p>
          </table:table-cell>
          <table:table-cell table:formula="of:=[.M22]*[.M$8]" office:value-type="float" office:value="2711.7408" calcext:value-type="float">
            <text:p>2711.7408</text:p>
          </table:table-cell>
          <table:table-cell table:formula="of:=[.N22]*[.N$8]" office:value-type="float" office:value="2711.7408" calcext:value-type="float">
            <text:p>2711.7408</text:p>
          </table:table-cell>
          <table:table-cell table:formula="of:=[.O22]*[.O$8]" office:value-type="float" office:value="2711.7408" calcext:value-type="float">
            <text:p>2711.7408</text:p>
          </table:table-cell>
          <table:table-cell table:formula="of:=[.P22]*[.P$8]" office:value-type="float" office:value="2711.7408" calcext:value-type="float">
            <text:p>2711.7408</text:p>
          </table:table-cell>
          <table:table-cell table:formula="of:=[.Q22]*[.Q$8]" office:value-type="float" office:value="2711.7408" calcext:value-type="float">
            <text:p>2711.7408</text:p>
          </table:table-cell>
          <table:table-cell table:formula="of:=[.R22]*[.R$8]" office:value-type="float" office:value="2711.7408" calcext:value-type="float">
            <text:p>2711.7408</text:p>
          </table:table-cell>
          <table:table-cell table:formula="of:=[.S22]*[.S$8]" office:value-type="float" office:value="2711.7408" calcext:value-type="float">
            <text:p>2711.7408</text:p>
          </table:table-cell>
          <table:table-cell table:formula="of:=[.T22]*[.T$8]" office:value-type="float" office:value="2711.7408" calcext:value-type="float">
            <text:p>2711.7408</text:p>
          </table:table-cell>
          <table:table-cell table:formula="of:=[.U22]*[.U$8]" office:value-type="float" office:value="2711.7408" calcext:value-type="float">
            <text:p>2711.7408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9.894738528" calcext:value-type="float">
            <text:p>-9.894738528</text:p>
          </table:table-cell>
          <table:table-cell table:formula="of:=[.C17]*([.D$24]^2-[.C$24]^2)/2" office:value-type="float" office:value="-8.853187104" calcext:value-type="float">
            <text:p>-8.853187104</text:p>
          </table:table-cell>
          <table:table-cell table:formula="of:=[.D17]*([.E$24]^2-[.D$24]^2)/2" office:value-type="float" office:value="-7.81163568" calcext:value-type="float">
            <text:p>-7.81163568</text:p>
          </table:table-cell>
          <table:table-cell table:formula="of:=[.E17]*([.F$24]^2-[.E$24]^2)/2" office:value-type="float" office:value="-6.770084256" calcext:value-type="float">
            <text:p>-6.770084256</text:p>
          </table:table-cell>
          <table:table-cell table:formula="of:=[.F17]*([.G$24]^2-[.F$24]^2)/2" office:value-type="float" office:value="-5.728532832" calcext:value-type="float">
            <text:p>-5.728532832</text:p>
          </table:table-cell>
          <table:table-cell table:formula="of:=[.G17]*([.H$24]^2-[.G$24]^2)/2" office:value-type="float" office:value="-4.68698140800001" calcext:value-type="float">
            <text:p>-4.68698140800001</text:p>
          </table:table-cell>
          <table:table-cell table:formula="of:=[.H17]*([.I$24]^2-[.H$24]^2)/2" office:value-type="float" office:value="-3.645429984" calcext:value-type="float">
            <text:p>-3.645429984</text:p>
          </table:table-cell>
          <table:table-cell table:formula="of:=[.I17]*([.J$24]^2-[.I$24]^2)/2" office:value-type="float" office:value="-2.60387856" calcext:value-type="float">
            <text:p>-2.60387856</text:p>
          </table:table-cell>
          <table:table-cell table:formula="of:=[.J17]*([.K$24]^2-[.J$24]^2)/2" office:value-type="float" office:value="-1.562327136" calcext:value-type="float">
            <text:p>-1.562327136</text:p>
          </table:table-cell>
          <table:table-cell table:formula="of:=[.K17]*([.L$24]^2-[.K$24]^2)/2" office:value-type="float" office:value="-0.520775712000004" calcext:value-type="float">
            <text:p>-0.520775712000004</text:p>
          </table:table-cell>
          <table:table-cell table:formula="of:=[.L17]*([.M$24]^2-[.L$24]^2)/2" office:value-type="float" office:value="0.520775711999996" calcext:value-type="float">
            <text:p>0.520775711999996</text:p>
          </table:table-cell>
          <table:table-cell table:formula="of:=[.M17]*([.N$24]^2-[.M$24]^2)/2" office:value-type="float" office:value="1.562327136" calcext:value-type="float">
            <text:p>1.562327136</text:p>
          </table:table-cell>
          <table:table-cell table:formula="of:=[.N17]*([.O$24]^2-[.N$24]^2)/2" office:value-type="float" office:value="2.60387856" calcext:value-type="float">
            <text:p>2.60387856</text:p>
          </table:table-cell>
          <table:table-cell table:formula="of:=[.O17]*([.P$24]^2-[.O$24]^2)/2" office:value-type="float" office:value="3.645429984" calcext:value-type="float">
            <text:p>3.645429984</text:p>
          </table:table-cell>
          <table:table-cell table:formula="of:=[.P17]*([.Q$24]^2-[.P$24]^2)/2" office:value-type="float" office:value="4.68698140799999" calcext:value-type="float">
            <text:p>4.68698140799999</text:p>
          </table:table-cell>
          <table:table-cell table:formula="of:=[.Q17]*([.R$24]^2-[.Q$24]^2)/2" office:value-type="float" office:value="5.72853283199999" calcext:value-type="float">
            <text:p>5.72853283199999</text:p>
          </table:table-cell>
          <table:table-cell table:formula="of:=[.R17]*([.S$24]^2-[.R$24]^2)/2" office:value-type="float" office:value="6.77008425599999" calcext:value-type="float">
            <text:p>6.77008425599999</text:p>
          </table:table-cell>
          <table:table-cell table:formula="of:=[.S17]*([.T$24]^2-[.S$24]^2)/2" office:value-type="float" office:value="7.81163567999999" calcext:value-type="float">
            <text:p>7.81163567999999</text:p>
          </table:table-cell>
          <table:table-cell table:formula="of:=[.T17]*([.U$24]^2-[.T$24]^2)/2" office:value-type="float" office:value="8.85318710399999" calcext:value-type="float">
            <text:p>8.85318710399999</text:p>
          </table:table-cell>
          <table:table-cell table:formula="of:=[.U17]*([.V$24]^2-[.U$24]^2)/2" office:value-type="float" office:value="9.89473852799999" calcext:value-type="float">
            <text:p>9.89473852799999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5.420475648" calcext:value-type="float">
            <text:p>-5.420475648</text:p>
          </table:table-cell>
          <table:table-cell table:formula="of:=[.C18]*([.D$24]^2-[.C$24]^2)/2" office:value-type="float" office:value="-4.849899264" calcext:value-type="float">
            <text:p>-4.849899264</text:p>
          </table:table-cell>
          <table:table-cell table:formula="of:=[.D18]*([.E$24]^2-[.D$24]^2)/2" office:value-type="float" office:value="-4.27932288" calcext:value-type="float">
            <text:p>-4.27932288</text:p>
          </table:table-cell>
          <table:table-cell table:formula="of:=[.E18]*([.F$24]^2-[.E$24]^2)/2" office:value-type="float" office:value="-3.708746496" calcext:value-type="float">
            <text:p>-3.708746496</text:p>
          </table:table-cell>
          <table:table-cell table:formula="of:=[.F18]*([.G$24]^2-[.F$24]^2)/2" office:value-type="float" office:value="-3.138170112" calcext:value-type="float">
            <text:p>-3.138170112</text:p>
          </table:table-cell>
          <table:table-cell table:formula="of:=[.G18]*([.H$24]^2-[.G$24]^2)/2" office:value-type="float" office:value="-2.567593728" calcext:value-type="float">
            <text:p>-2.567593728</text:p>
          </table:table-cell>
          <table:table-cell table:formula="of:=[.H18]*([.I$24]^2-[.H$24]^2)/2" office:value-type="float" office:value="-1.997017344" calcext:value-type="float">
            <text:p>-1.997017344</text:p>
          </table:table-cell>
          <table:table-cell table:formula="of:=[.I18]*([.J$24]^2-[.I$24]^2)/2" office:value-type="float" office:value="-1.42644096" calcext:value-type="float">
            <text:p>-1.42644096</text:p>
          </table:table-cell>
          <table:table-cell table:formula="of:=[.J18]*([.K$24]^2-[.J$24]^2)/2" office:value-type="float" office:value="-0.855864576000002" calcext:value-type="float">
            <text:p>-0.855864576000002</text:p>
          </table:table-cell>
          <table:table-cell table:formula="of:=[.K18]*([.L$24]^2-[.K$24]^2)/2" office:value-type="float" office:value="-0.285288192000002" calcext:value-type="float">
            <text:p>-0.285288192000002</text:p>
          </table:table-cell>
          <table:table-cell table:formula="of:=[.L18]*([.M$24]^2-[.L$24]^2)/2" office:value-type="float" office:value="0.285288191999998" calcext:value-type="float">
            <text:p>0.285288191999998</text:p>
          </table:table-cell>
          <table:table-cell table:formula="of:=[.M18]*([.N$24]^2-[.M$24]^2)/2" office:value-type="float" office:value="0.855864575999998" calcext:value-type="float">
            <text:p>0.855864575999998</text:p>
          </table:table-cell>
          <table:table-cell table:formula="of:=[.N18]*([.O$24]^2-[.N$24]^2)/2" office:value-type="float" office:value="1.42644096" calcext:value-type="float">
            <text:p>1.42644096</text:p>
          </table:table-cell>
          <table:table-cell table:formula="of:=[.O18]*([.P$24]^2-[.O$24]^2)/2" office:value-type="float" office:value="1.997017344" calcext:value-type="float">
            <text:p>1.997017344</text:p>
          </table:table-cell>
          <table:table-cell table:formula="of:=[.P18]*([.Q$24]^2-[.P$24]^2)/2" office:value-type="float" office:value="2.567593728" calcext:value-type="float">
            <text:p>2.567593728</text:p>
          </table:table-cell>
          <table:table-cell table:formula="of:=[.Q18]*([.R$24]^2-[.Q$24]^2)/2" office:value-type="float" office:value="3.138170112" calcext:value-type="float">
            <text:p>3.138170112</text:p>
          </table:table-cell>
          <table:table-cell table:formula="of:=[.R18]*([.S$24]^2-[.R$24]^2)/2" office:value-type="float" office:value="3.708746496" calcext:value-type="float">
            <text:p>3.708746496</text:p>
          </table:table-cell>
          <table:table-cell table:formula="of:=[.S18]*([.T$24]^2-[.S$24]^2)/2" office:value-type="float" office:value="4.27932287999999" calcext:value-type="float">
            <text:p>4.27932287999999</text:p>
          </table:table-cell>
          <table:table-cell table:formula="of:=[.T18]*([.U$24]^2-[.T$24]^2)/2" office:value-type="float" office:value="4.84989926399999" calcext:value-type="float">
            <text:p>4.84989926399999</text:p>
          </table:table-cell>
          <table:table-cell table:formula="of:=[.U18]*([.V$24]^2-[.U$24]^2)/2" office:value-type="float" office:value="5.42047564799999" calcext:value-type="float">
            <text:p>5.42047564799999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3.14543643552" calcext:value-type="float">
            <text:p>3.14543643552</text:p>
          </table:table-cell>
          <table:table-cell table:formula="of:=[.C19]*([.D$24]^2-[.C$24]^2)/2" office:value-type="float" office:value="-2.81433786336" calcext:value-type="float">
            <text:p>-2.81433786336</text:p>
          </table:table-cell>
          <table:table-cell table:formula="of:=[.D19]*([.E$24]^2-[.D$24]^2)/2" office:value-type="float" office:value="2.4832392912" calcext:value-type="float">
            <text:p>2.4832392912</text:p>
          </table:table-cell>
          <table:table-cell table:formula="of:=[.E19]*([.F$24]^2-[.E$24]^2)/2" office:value-type="float" office:value="-2.15214071904" calcext:value-type="float">
            <text:p>-2.15214071904</text:p>
          </table:table-cell>
          <table:table-cell table:formula="of:=[.F19]*([.G$24]^2-[.F$24]^2)/2" office:value-type="float" office:value="1.82104214688" calcext:value-type="float">
            <text:p>1.82104214688</text:p>
          </table:table-cell>
          <table:table-cell table:formula="of:=[.G19]*([.H$24]^2-[.G$24]^2)/2" office:value-type="float" office:value="-1.48994357472" calcext:value-type="float">
            <text:p>-1.48994357472</text:p>
          </table:table-cell>
          <table:table-cell table:formula="of:=[.H19]*([.I$24]^2-[.H$24]^2)/2" office:value-type="float" office:value="1.15884500256" calcext:value-type="float">
            <text:p>1.15884500256</text:p>
          </table:table-cell>
          <table:table-cell table:formula="of:=[.I19]*([.J$24]^2-[.I$24]^2)/2" office:value-type="float" office:value="-0.827746430400001" calcext:value-type="float">
            <text:p>-0.827746430400001</text:p>
          </table:table-cell>
          <table:table-cell table:formula="of:=[.J19]*([.K$24]^2-[.J$24]^2)/2" office:value-type="float" office:value="0.496647858240001" calcext:value-type="float">
            <text:p>0.496647858240001</text:p>
          </table:table-cell>
          <table:table-cell table:formula="of:=[.K19]*([.L$24]^2-[.K$24]^2)/2" office:value-type="float" office:value="-0.165549286080001" calcext:value-type="float">
            <text:p>-0.165549286080001</text:p>
          </table:table-cell>
          <table:table-cell table:formula="of:=[.L19]*([.M$24]^2-[.L$24]^2)/2" office:value-type="float" office:value="-0.165549286079999" calcext:value-type="float">
            <text:p>-0.165549286079999</text:p>
          </table:table-cell>
          <table:table-cell table:formula="of:=[.M19]*([.N$24]^2-[.M$24]^2)/2" office:value-type="float" office:value="0.496647858239999" calcext:value-type="float">
            <text:p>0.496647858239999</text:p>
          </table:table-cell>
          <table:table-cell table:formula="of:=[.N19]*([.O$24]^2-[.N$24]^2)/2" office:value-type="float" office:value="-0.827746430399999" calcext:value-type="float">
            <text:p>-0.827746430399999</text:p>
          </table:table-cell>
          <table:table-cell table:formula="of:=[.O19]*([.P$24]^2-[.O$24]^2)/2" office:value-type="float" office:value="1.15884500256" calcext:value-type="float">
            <text:p>1.15884500256</text:p>
          </table:table-cell>
          <table:table-cell table:formula="of:=[.P19]*([.Q$24]^2-[.P$24]^2)/2" office:value-type="float" office:value="-1.48994357472" calcext:value-type="float">
            <text:p>-1.48994357472</text:p>
          </table:table-cell>
          <table:table-cell table:formula="of:=[.Q19]*([.R$24]^2-[.Q$24]^2)/2" office:value-type="float" office:value="1.82104214688" calcext:value-type="float">
            <text:p>1.82104214688</text:p>
          </table:table-cell>
          <table:table-cell table:formula="of:=[.R19]*([.S$24]^2-[.R$24]^2)/2" office:value-type="float" office:value="-2.15214071904" calcext:value-type="float">
            <text:p>-2.15214071904</text:p>
          </table:table-cell>
          <table:table-cell table:formula="of:=[.S19]*([.T$24]^2-[.S$24]^2)/2" office:value-type="float" office:value="2.4832392912" calcext:value-type="float">
            <text:p>2.4832392912</text:p>
          </table:table-cell>
          <table:table-cell table:formula="of:=[.T19]*([.U$24]^2-[.T$24]^2)/2" office:value-type="float" office:value="-2.81433786336" calcext:value-type="float">
            <text:p>-2.81433786336</text:p>
          </table:table-cell>
          <table:table-cell table:formula="of:=[.U19]*([.V$24]^2-[.U$24]^2)/2" office:value-type="float" office:value="3.14543643552" calcext:value-type="float">
            <text:p>3.14543643552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9.894738528" calcext:value-type="float">
            <text:p>-9.894738528</text:p>
          </table:table-cell>
          <table:table-cell table:formula="of:=[.C20]*([.D$24]^2-[.C$24]^2)/2" office:value-type="float" office:value="-8.853187104" calcext:value-type="float">
            <text:p>-8.853187104</text:p>
          </table:table-cell>
          <table:table-cell table:formula="of:=[.D20]*([.E$24]^2-[.D$24]^2)/2" office:value-type="float" office:value="-7.81163568" calcext:value-type="float">
            <text:p>-7.81163568</text:p>
          </table:table-cell>
          <table:table-cell table:formula="of:=[.E20]*([.F$24]^2-[.E$24]^2)/2" office:value-type="float" office:value="-6.770084256" calcext:value-type="float">
            <text:p>-6.770084256</text:p>
          </table:table-cell>
          <table:table-cell table:formula="of:=[.F20]*([.G$24]^2-[.F$24]^2)/2" office:value-type="float" office:value="-5.728532832" calcext:value-type="float">
            <text:p>-5.728532832</text:p>
          </table:table-cell>
          <table:table-cell table:formula="of:=[.G20]*([.H$24]^2-[.G$24]^2)/2" office:value-type="float" office:value="-4.68698140800001" calcext:value-type="float">
            <text:p>-4.68698140800001</text:p>
          </table:table-cell>
          <table:table-cell table:formula="of:=[.H20]*([.I$24]^2-[.H$24]^2)/2" office:value-type="float" office:value="-3.645429984" calcext:value-type="float">
            <text:p>-3.645429984</text:p>
          </table:table-cell>
          <table:table-cell table:formula="of:=[.I20]*([.J$24]^2-[.I$24]^2)/2" office:value-type="float" office:value="-2.60387856" calcext:value-type="float">
            <text:p>-2.60387856</text:p>
          </table:table-cell>
          <table:table-cell table:formula="of:=[.J20]*([.K$24]^2-[.J$24]^2)/2" office:value-type="float" office:value="-1.562327136" calcext:value-type="float">
            <text:p>-1.562327136</text:p>
          </table:table-cell>
          <table:table-cell table:formula="of:=[.K20]*([.L$24]^2-[.K$24]^2)/2" office:value-type="float" office:value="-0.520775712000004" calcext:value-type="float">
            <text:p>-0.520775712000004</text:p>
          </table:table-cell>
          <table:table-cell table:formula="of:=[.L20]*([.M$24]^2-[.L$24]^2)/2" office:value-type="float" office:value="0.520775711999996" calcext:value-type="float">
            <text:p>0.520775711999996</text:p>
          </table:table-cell>
          <table:table-cell table:formula="of:=[.M20]*([.N$24]^2-[.M$24]^2)/2" office:value-type="float" office:value="1.562327136" calcext:value-type="float">
            <text:p>1.562327136</text:p>
          </table:table-cell>
          <table:table-cell table:formula="of:=[.N20]*([.O$24]^2-[.N$24]^2)/2" office:value-type="float" office:value="2.60387856" calcext:value-type="float">
            <text:p>2.60387856</text:p>
          </table:table-cell>
          <table:table-cell table:formula="of:=[.O20]*([.P$24]^2-[.O$24]^2)/2" office:value-type="float" office:value="3.645429984" calcext:value-type="float">
            <text:p>3.645429984</text:p>
          </table:table-cell>
          <table:table-cell table:formula="of:=[.P20]*([.Q$24]^2-[.P$24]^2)/2" office:value-type="float" office:value="4.68698140799999" calcext:value-type="float">
            <text:p>4.68698140799999</text:p>
          </table:table-cell>
          <table:table-cell table:formula="of:=[.Q20]*([.R$24]^2-[.Q$24]^2)/2" office:value-type="float" office:value="5.72853283199999" calcext:value-type="float">
            <text:p>5.72853283199999</text:p>
          </table:table-cell>
          <table:table-cell table:formula="of:=[.R20]*([.S$24]^2-[.R$24]^2)/2" office:value-type="float" office:value="6.77008425599999" calcext:value-type="float">
            <text:p>6.77008425599999</text:p>
          </table:table-cell>
          <table:table-cell table:formula="of:=[.S20]*([.T$24]^2-[.S$24]^2)/2" office:value-type="float" office:value="7.81163567999999" calcext:value-type="float">
            <text:p>7.81163567999999</text:p>
          </table:table-cell>
          <table:table-cell table:formula="of:=[.T20]*([.U$24]^2-[.T$24]^2)/2" office:value-type="float" office:value="8.85318710399999" calcext:value-type="float">
            <text:p>8.85318710399999</text:p>
          </table:table-cell>
          <table:table-cell table:formula="of:=[.U20]*([.V$24]^2-[.U$24]^2)/2" office:value-type="float" office:value="9.89473852799999" calcext:value-type="float">
            <text:p>9.89473852799999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3.14543643552" calcext:value-type="float">
            <text:p>3.14543643552</text:p>
          </table:table-cell>
          <table:table-cell table:formula="of:=[.C21]*([.D$24]^2-[.C$24]^2)/2" office:value-type="float" office:value="-2.81433786336" calcext:value-type="float">
            <text:p>-2.81433786336</text:p>
          </table:table-cell>
          <table:table-cell table:formula="of:=[.D21]*([.E$24]^2-[.D$24]^2)/2" office:value-type="float" office:value="2.4832392912" calcext:value-type="float">
            <text:p>2.4832392912</text:p>
          </table:table-cell>
          <table:table-cell table:formula="of:=[.E21]*([.F$24]^2-[.E$24]^2)/2" office:value-type="float" office:value="-2.15214071904" calcext:value-type="float">
            <text:p>-2.15214071904</text:p>
          </table:table-cell>
          <table:table-cell table:formula="of:=[.F21]*([.G$24]^2-[.F$24]^2)/2" office:value-type="float" office:value="1.82104214688" calcext:value-type="float">
            <text:p>1.82104214688</text:p>
          </table:table-cell>
          <table:table-cell table:formula="of:=[.G21]*([.H$24]^2-[.G$24]^2)/2" office:value-type="float" office:value="-1.48994357472" calcext:value-type="float">
            <text:p>-1.48994357472</text:p>
          </table:table-cell>
          <table:table-cell table:formula="of:=[.H21]*([.I$24]^2-[.H$24]^2)/2" office:value-type="float" office:value="1.15884500256" calcext:value-type="float">
            <text:p>1.15884500256</text:p>
          </table:table-cell>
          <table:table-cell table:formula="of:=[.I21]*([.J$24]^2-[.I$24]^2)/2" office:value-type="float" office:value="-0.827746430400001" calcext:value-type="float">
            <text:p>-0.827746430400001</text:p>
          </table:table-cell>
          <table:table-cell table:formula="of:=[.J21]*([.K$24]^2-[.J$24]^2)/2" office:value-type="float" office:value="0.496647858240001" calcext:value-type="float">
            <text:p>0.496647858240001</text:p>
          </table:table-cell>
          <table:table-cell table:formula="of:=[.K21]*([.L$24]^2-[.K$24]^2)/2" office:value-type="float" office:value="-0.165549286080001" calcext:value-type="float">
            <text:p>-0.165549286080001</text:p>
          </table:table-cell>
          <table:table-cell table:formula="of:=[.L21]*([.M$24]^2-[.L$24]^2)/2" office:value-type="float" office:value="-0.165549286079999" calcext:value-type="float">
            <text:p>-0.165549286079999</text:p>
          </table:table-cell>
          <table:table-cell table:formula="of:=[.M21]*([.N$24]^2-[.M$24]^2)/2" office:value-type="float" office:value="0.496647858239999" calcext:value-type="float">
            <text:p>0.496647858239999</text:p>
          </table:table-cell>
          <table:table-cell table:formula="of:=[.N21]*([.O$24]^2-[.N$24]^2)/2" office:value-type="float" office:value="-0.827746430399999" calcext:value-type="float">
            <text:p>-0.827746430399999</text:p>
          </table:table-cell>
          <table:table-cell table:formula="of:=[.O21]*([.P$24]^2-[.O$24]^2)/2" office:value-type="float" office:value="1.15884500256" calcext:value-type="float">
            <text:p>1.15884500256</text:p>
          </table:table-cell>
          <table:table-cell table:formula="of:=[.P21]*([.Q$24]^2-[.P$24]^2)/2" office:value-type="float" office:value="-1.48994357472" calcext:value-type="float">
            <text:p>-1.48994357472</text:p>
          </table:table-cell>
          <table:table-cell table:formula="of:=[.Q21]*([.R$24]^2-[.Q$24]^2)/2" office:value-type="float" office:value="1.82104214688" calcext:value-type="float">
            <text:p>1.82104214688</text:p>
          </table:table-cell>
          <table:table-cell table:formula="of:=[.R21]*([.S$24]^2-[.R$24]^2)/2" office:value-type="float" office:value="-2.15214071904" calcext:value-type="float">
            <text:p>-2.15214071904</text:p>
          </table:table-cell>
          <table:table-cell table:formula="of:=[.S21]*([.T$24]^2-[.S$24]^2)/2" office:value-type="float" office:value="2.4832392912" calcext:value-type="float">
            <text:p>2.4832392912</text:p>
          </table:table-cell>
          <table:table-cell table:formula="of:=[.T21]*([.U$24]^2-[.T$24]^2)/2" office:value-type="float" office:value="-2.81433786336" calcext:value-type="float">
            <text:p>-2.81433786336</text:p>
          </table:table-cell>
          <table:table-cell table:formula="of:=[.U21]*([.V$24]^2-[.U$24]^2)/2" office:value-type="float" office:value="3.14543643552" calcext:value-type="float">
            <text:p>3.14543643552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5.8736305728" calcext:value-type="float">
            <text:p>-5.8736305728</text:p>
          </table:table-cell>
          <table:table-cell table:formula="of:=[.C22]*([.D$24]^2-[.C$24]^2)/2" office:value-type="float" office:value="-5.2553536704" calcext:value-type="float">
            <text:p>-5.2553536704</text:p>
          </table:table-cell>
          <table:table-cell table:formula="of:=[.D22]*([.E$24]^2-[.D$24]^2)/2" office:value-type="float" office:value="-4.637076768" calcext:value-type="float">
            <text:p>-4.637076768</text:p>
          </table:table-cell>
          <table:table-cell table:formula="of:=[.E22]*([.F$24]^2-[.E$24]^2)/2" office:value-type="float" office:value="-4.0187998656" calcext:value-type="float">
            <text:p>-4.0187998656</text:p>
          </table:table-cell>
          <table:table-cell table:formula="of:=[.F22]*([.G$24]^2-[.F$24]^2)/2" office:value-type="float" office:value="-3.4005229632" calcext:value-type="float">
            <text:p>-3.4005229632</text:p>
          </table:table-cell>
          <table:table-cell table:formula="of:=[.G22]*([.H$24]^2-[.G$24]^2)/2" office:value-type="float" office:value="-2.7822460608" calcext:value-type="float">
            <text:p>-2.7822460608</text:p>
          </table:table-cell>
          <table:table-cell table:formula="of:=[.H22]*([.I$24]^2-[.H$24]^2)/2" office:value-type="float" office:value="-2.1639691584" calcext:value-type="float">
            <text:p>-2.1639691584</text:p>
          </table:table-cell>
          <table:table-cell table:formula="of:=[.I22]*([.J$24]^2-[.I$24]^2)/2" office:value-type="float" office:value="-1.545692256" calcext:value-type="float">
            <text:p>-1.545692256</text:p>
          </table:table-cell>
          <table:table-cell table:formula="of:=[.J22]*([.K$24]^2-[.J$24]^2)/2" office:value-type="float" office:value="-0.927415353600002" calcext:value-type="float">
            <text:p>-0.927415353600002</text:p>
          </table:table-cell>
          <table:table-cell table:formula="of:=[.K22]*([.L$24]^2-[.K$24]^2)/2" office:value-type="float" office:value="-0.309138451200002" calcext:value-type="float">
            <text:p>-0.309138451200002</text:p>
          </table:table-cell>
          <table:table-cell table:formula="of:=[.L22]*([.M$24]^2-[.L$24]^2)/2" office:value-type="float" office:value="0.309138451199998" calcext:value-type="float">
            <text:p>0.309138451199998</text:p>
          </table:table-cell>
          <table:table-cell table:formula="of:=[.M22]*([.N$24]^2-[.M$24]^2)/2" office:value-type="float" office:value="0.927415353599998" calcext:value-type="float">
            <text:p>0.927415353599998</text:p>
          </table:table-cell>
          <table:table-cell table:formula="of:=[.N22]*([.O$24]^2-[.N$24]^2)/2" office:value-type="float" office:value="1.545692256" calcext:value-type="float">
            <text:p>1.545692256</text:p>
          </table:table-cell>
          <table:table-cell table:formula="of:=[.O22]*([.P$24]^2-[.O$24]^2)/2" office:value-type="float" office:value="2.1639691584" calcext:value-type="float">
            <text:p>2.1639691584</text:p>
          </table:table-cell>
          <table:table-cell table:formula="of:=[.P22]*([.Q$24]^2-[.P$24]^2)/2" office:value-type="float" office:value="2.7822460608" calcext:value-type="float">
            <text:p>2.7822460608</text:p>
          </table:table-cell>
          <table:table-cell table:formula="of:=[.Q22]*([.R$24]^2-[.Q$24]^2)/2" office:value-type="float" office:value="3.4005229632" calcext:value-type="float">
            <text:p>3.4005229632</text:p>
          </table:table-cell>
          <table:table-cell table:formula="of:=[.R22]*([.S$24]^2-[.R$24]^2)/2" office:value-type="float" office:value="4.0187998656" calcext:value-type="float">
            <text:p>4.0187998656</text:p>
          </table:table-cell>
          <table:table-cell table:formula="of:=[.S22]*([.T$24]^2-[.S$24]^2)/2" office:value-type="float" office:value="4.637076768" calcext:value-type="float">
            <text:p>4.637076768</text:p>
          </table:table-cell>
          <table:table-cell table:formula="of:=[.T22]*([.U$24]^2-[.T$24]^2)/2" office:value-type="float" office:value="5.25535367039999" calcext:value-type="float">
            <text:p>5.25535367039999</text:p>
          </table:table-cell>
          <table:table-cell table:formula="of:=[.U22]*([.V$24]^2-[.U$24]^2)/2" office:value-type="float" office:value="5.87363057279999" calcext:value-type="float">
            <text:p>5.87363057279999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021451793128704" calcext:value-type="float">
            <text:p>0.021451793128704</text:p>
          </table:table-cell>
          <table:table-cell table:formula="of:=[.C17]*([.D$24]^3-[.C$24]^3)/3" office:value-type="float" office:value="0.017177266084608" calcext:value-type="float">
            <text:p>0.017177266084608</text:p>
          </table:table-cell>
          <table:table-cell table:formula="of:=[.D17]*([.E$24]^3-[.D$24]^3)/3" office:value-type="float" office:value="0.013377686489856" calcext:value-type="float">
            <text:p>0.013377686489856</text:p>
          </table:table-cell>
          <table:table-cell table:formula="of:=[.E17]*([.F$24]^3-[.E$24]^3)/3" office:value-type="float" office:value="0.010053054344448" calcext:value-type="float">
            <text:p>0.010053054344448</text:p>
          </table:table-cell>
          <table:table-cell table:formula="of:=[.F17]*([.G$24]^3-[.F$24]^3)/3" office:value-type="float" office:value="0.007203369648384" calcext:value-type="float">
            <text:p>0.007203369648384</text:p>
          </table:table-cell>
          <table:table-cell table:formula="of:=[.G17]*([.H$24]^3-[.G$24]^3)/3" office:value-type="float" office:value="0.00482863240166401" calcext:value-type="float">
            <text:p>0.004828632401664</text:p>
          </table:table-cell>
          <table:table-cell table:formula="of:=[.H17]*([.I$24]^3-[.H$24]^3)/3" office:value-type="float" office:value="0.00292884260428801" calcext:value-type="float">
            <text:p>0.002928842604288</text:p>
          </table:table-cell>
          <table:table-cell table:formula="of:=[.I17]*([.J$24]^3-[.I$24]^3)/3" office:value-type="float" office:value="0.001504000256256" calcext:value-type="float">
            <text:p>0.001504000256256</text:p>
          </table:table-cell>
          <table:table-cell table:formula="of:=[.J17]*([.K$24]^3-[.J$24]^3)/3" office:value-type="float" office:value="0.000554105357568002" calcext:value-type="float">
            <text:p>0.000554105357568</text:p>
          </table:table-cell>
          <table:table-cell table:formula="of:=[.K17]*([.L$24]^3-[.K$24]^3)/3" office:value-type="float" office:value="0.0000791579082240008" calcext:value-type="float">
            <text:p>7.91579082240008E-05</text:p>
          </table:table-cell>
          <table:table-cell table:formula="of:=[.L17]*([.M$24]^3-[.L$24]^3)/3" office:value-type="float" office:value="0.0000791579082239991" calcext:value-type="float">
            <text:p>7.91579082239991E-05</text:p>
          </table:table-cell>
          <table:table-cell table:formula="of:=[.M17]*([.N$24]^3-[.M$24]^3)/3" office:value-type="float" office:value="0.000554105357567997" calcext:value-type="float">
            <text:p>0.000554105357568</text:p>
          </table:table-cell>
          <table:table-cell table:formula="of:=[.N17]*([.O$24]^3-[.N$24]^3)/3" office:value-type="float" office:value="0.001504000256256" calcext:value-type="float">
            <text:p>0.001504000256256</text:p>
          </table:table-cell>
          <table:table-cell table:formula="of:=[.O17]*([.P$24]^3-[.O$24]^3)/3" office:value-type="float" office:value="0.00292884260428799" calcext:value-type="float">
            <text:p>0.002928842604288</text:p>
          </table:table-cell>
          <table:table-cell table:formula="of:=[.P17]*([.Q$24]^3-[.P$24]^3)/3" office:value-type="float" office:value="0.00482863240166399" calcext:value-type="float">
            <text:p>0.004828632401664</text:p>
          </table:table-cell>
          <table:table-cell table:formula="of:=[.Q17]*([.R$24]^3-[.Q$24]^3)/3" office:value-type="float" office:value="0.00720336964838399" calcext:value-type="float">
            <text:p>0.007203369648384</text:p>
          </table:table-cell>
          <table:table-cell table:formula="of:=[.R17]*([.S$24]^3-[.R$24]^3)/3" office:value-type="float" office:value="0.010053054344448" calcext:value-type="float">
            <text:p>0.010053054344448</text:p>
          </table:table-cell>
          <table:table-cell table:formula="of:=[.S17]*([.T$24]^3-[.S$24]^3)/3" office:value-type="float" office:value="0.013377686489856" calcext:value-type="float">
            <text:p>0.013377686489856</text:p>
          </table:table-cell>
          <table:table-cell table:formula="of:=[.T17]*([.U$24]^3-[.T$24]^3)/3" office:value-type="float" office:value="0.017177266084608" calcext:value-type="float">
            <text:p>0.017177266084608</text:p>
          </table:table-cell>
          <table:table-cell table:formula="of:=[.U17]*([.V$24]^3-[.U$24]^3)/3" office:value-type="float" office:value="0.021451793128704" calcext:value-type="float">
            <text:p>0.021451793128704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011751591204864" calcext:value-type="float">
            <text:p>0.011751591204864</text:p>
          </table:table-cell>
          <table:table-cell table:formula="of:=[.C18]*([.D$24]^3-[.C$24]^3)/3" office:value-type="float" office:value="0.009409945724928" calcext:value-type="float">
            <text:p>0.009409945724928</text:p>
          </table:table-cell>
          <table:table-cell table:formula="of:=[.D18]*([.E$24]^3-[.D$24]^3)/3" office:value-type="float" office:value="0.007328483076096" calcext:value-type="float">
            <text:p>0.007328483076096</text:p>
          </table:table-cell>
          <table:table-cell table:formula="of:=[.E18]*([.F$24]^3-[.E$24]^3)/3" office:value-type="float" office:value="0.005507203258368" calcext:value-type="float">
            <text:p>0.005507203258368</text:p>
          </table:table-cell>
          <table:table-cell table:formula="of:=[.F18]*([.G$24]^3-[.F$24]^3)/3" office:value-type="float" office:value="0.003946106271744" calcext:value-type="float">
            <text:p>0.003946106271744</text:p>
          </table:table-cell>
          <table:table-cell table:formula="of:=[.G18]*([.H$24]^3-[.G$24]^3)/3" office:value-type="float" office:value="0.002645192116224" calcext:value-type="float">
            <text:p>0.002645192116224</text:p>
          </table:table-cell>
          <table:table-cell table:formula="of:=[.H18]*([.I$24]^3-[.H$24]^3)/3" office:value-type="float" office:value="0.001604460791808" calcext:value-type="float">
            <text:p>0.001604460791808</text:p>
          </table:table-cell>
          <table:table-cell table:formula="of:=[.I18]*([.J$24]^3-[.I$24]^3)/3" office:value-type="float" office:value="0.000823912298496002" calcext:value-type="float">
            <text:p>0.000823912298496</text:p>
          </table:table-cell>
          <table:table-cell table:formula="of:=[.J18]*([.K$24]^3-[.J$24]^3)/3" office:value-type="float" office:value="0.000303546636288001" calcext:value-type="float">
            <text:p>0.000303546636288</text:p>
          </table:table-cell>
          <table:table-cell table:formula="of:=[.K18]*([.L$24]^3-[.K$24]^3)/3" office:value-type="float" office:value="0.0000433638051840005" calcext:value-type="float">
            <text:p>4.33638051840005E-05</text:p>
          </table:table-cell>
          <table:table-cell table:formula="of:=[.L18]*([.M$24]^3-[.L$24]^3)/3" office:value-type="float" office:value="0.0000433638051839995" calcext:value-type="float">
            <text:p>4.33638051839995E-05</text:p>
          </table:table-cell>
          <table:table-cell table:formula="of:=[.M18]*([.N$24]^3-[.M$24]^3)/3" office:value-type="float" office:value="0.000303546636287999" calcext:value-type="float">
            <text:p>0.000303546636288</text:p>
          </table:table-cell>
          <table:table-cell table:formula="of:=[.N18]*([.O$24]^3-[.N$24]^3)/3" office:value-type="float" office:value="0.000823912298495998" calcext:value-type="float">
            <text:p>0.000823912298496</text:p>
          </table:table-cell>
          <table:table-cell table:formula="of:=[.O18]*([.P$24]^3-[.O$24]^3)/3" office:value-type="float" office:value="0.001604460791808" calcext:value-type="float">
            <text:p>0.001604460791808</text:p>
          </table:table-cell>
          <table:table-cell table:formula="of:=[.P18]*([.Q$24]^3-[.P$24]^3)/3" office:value-type="float" office:value="0.00264519211622399" calcext:value-type="float">
            <text:p>0.002645192116224</text:p>
          </table:table-cell>
          <table:table-cell table:formula="of:=[.Q18]*([.R$24]^3-[.Q$24]^3)/3" office:value-type="float" office:value="0.00394610627174399" calcext:value-type="float">
            <text:p>0.003946106271744</text:p>
          </table:table-cell>
          <table:table-cell table:formula="of:=[.R18]*([.S$24]^3-[.R$24]^3)/3" office:value-type="float" office:value="0.00550720325836799" calcext:value-type="float">
            <text:p>0.005507203258368</text:p>
          </table:table-cell>
          <table:table-cell table:formula="of:=[.S18]*([.T$24]^3-[.S$24]^3)/3" office:value-type="float" office:value="0.00732848307609599" calcext:value-type="float">
            <text:p>0.007328483076096</text:p>
          </table:table-cell>
          <table:table-cell table:formula="of:=[.T18]*([.U$24]^3-[.T$24]^3)/3" office:value-type="float" office:value="0.00940994572492798" calcext:value-type="float">
            <text:p>0.009409945724928</text:p>
          </table:table-cell>
          <table:table-cell table:formula="of:=[.U18]*([.V$24]^3-[.U$24]^3)/3" office:value-type="float" office:value="0.011751591204864" calcext:value-type="float">
            <text:p>0.011751591204864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-0.00681930619220736" calcext:value-type="float">
            <text:p>-0.006819306192207</text:p>
          </table:table-cell>
          <table:table-cell table:formula="of:=[.C19]*([.D$24]^3-[.C$24]^3)/3" office:value-type="float" office:value="0.00546047765206272" calcext:value-type="float">
            <text:p>0.005460477652063</text:p>
          </table:table-cell>
          <table:table-cell table:formula="of:=[.D19]*([.E$24]^3-[.D$24]^3)/3" office:value-type="float" office:value="-0.00425263006082304" calcext:value-type="float">
            <text:p>-0.004252630060823</text:p>
          </table:table-cell>
          <table:table-cell table:formula="of:=[.E19]*([.F$24]^3-[.E$24]^3)/3" office:value-type="float" office:value="0.00319576341848832" calcext:value-type="float">
            <text:p>0.003195763418488</text:p>
          </table:table-cell>
          <table:table-cell table:formula="of:=[.F19]*([.G$24]^3-[.F$24]^3)/3" office:value-type="float" office:value="-0.00228987772505856" calcext:value-type="float">
            <text:p>-0.002289877725059</text:p>
          </table:table-cell>
          <table:table-cell table:formula="of:=[.G19]*([.H$24]^3-[.G$24]^3)/3" office:value-type="float" office:value="0.00153497298053376" calcext:value-type="float">
            <text:p>0.001534972980534</text:p>
          </table:table-cell>
          <table:table-cell table:formula="of:=[.H19]*([.I$24]^3-[.H$24]^3)/3" office:value-type="float" office:value="-0.000931049184913922" calcext:value-type="float">
            <text:p>-0.000931049184914</text:p>
          </table:table-cell>
          <table:table-cell table:formula="of:=[.I19]*([.J$24]^3-[.I$24]^3)/3" office:value-type="float" office:value="0.000478106338199041" calcext:value-type="float">
            <text:p>0.000478106338199</text:p>
          </table:table-cell>
          <table:table-cell table:formula="of:=[.J19]*([.K$24]^3-[.J$24]^3)/3" office:value-type="float" office:value="-0.000176144440389121" calcext:value-type="float">
            <text:p>-0.000176144440389</text:p>
          </table:table-cell>
          <table:table-cell table:formula="of:=[.K19]*([.L$24]^3-[.K$24]^3)/3" office:value-type="float" office:value="0.0000251634914841603" calcext:value-type="float">
            <text:p>2.51634914841603E-05</text:p>
          </table:table-cell>
          <table:table-cell table:formula="of:=[.L19]*([.M$24]^3-[.L$24]^3)/3" office:value-type="float" office:value="-0.0000251634914841597" calcext:value-type="float">
            <text:p>-2.51634914841597E-05</text:p>
          </table:table-cell>
          <table:table-cell table:formula="of:=[.M19]*([.N$24]^3-[.M$24]^3)/3" office:value-type="float" office:value="0.000176144440389119" calcext:value-type="float">
            <text:p>0.000176144440389</text:p>
          </table:table-cell>
          <table:table-cell table:formula="of:=[.N19]*([.O$24]^3-[.N$24]^3)/3" office:value-type="float" office:value="-0.000478106338199039" calcext:value-type="float">
            <text:p>-0.000478106338199</text:p>
          </table:table-cell>
          <table:table-cell table:formula="of:=[.O19]*([.P$24]^3-[.O$24]^3)/3" office:value-type="float" office:value="0.000931049184913918" calcext:value-type="float">
            <text:p>0.000931049184914</text:p>
          </table:table-cell>
          <table:table-cell table:formula="of:=[.P19]*([.Q$24]^3-[.P$24]^3)/3" office:value-type="float" office:value="-0.00153497298053376" calcext:value-type="float">
            <text:p>-0.001534972980534</text:p>
          </table:table-cell>
          <table:table-cell table:formula="of:=[.Q19]*([.R$24]^3-[.Q$24]^3)/3" office:value-type="float" office:value="0.00228987772505856" calcext:value-type="float">
            <text:p>0.002289877725059</text:p>
          </table:table-cell>
          <table:table-cell table:formula="of:=[.R19]*([.S$24]^3-[.R$24]^3)/3" office:value-type="float" office:value="-0.00319576341848831" calcext:value-type="float">
            <text:p>-0.003195763418488</text:p>
          </table:table-cell>
          <table:table-cell table:formula="of:=[.S19]*([.T$24]^3-[.S$24]^3)/3" office:value-type="float" office:value="0.00425263006082303" calcext:value-type="float">
            <text:p>0.004252630060823</text:p>
          </table:table-cell>
          <table:table-cell table:formula="of:=[.T19]*([.U$24]^3-[.T$24]^3)/3" office:value-type="float" office:value="-0.00546047765206271" calcext:value-type="float">
            <text:p>-0.005460477652063</text:p>
          </table:table-cell>
          <table:table-cell table:formula="of:=[.U19]*([.V$24]^3-[.U$24]^3)/3" office:value-type="float" office:value="0.00681930619220735" calcext:value-type="float">
            <text:p>0.006819306192207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0.021451793128704" calcext:value-type="float">
            <text:p>0.021451793128704</text:p>
          </table:table-cell>
          <table:table-cell table:formula="of:=[.C20]*([.D$24]^3-[.C$24]^3)/3" office:value-type="float" office:value="0.017177266084608" calcext:value-type="float">
            <text:p>0.017177266084608</text:p>
          </table:table-cell>
          <table:table-cell table:formula="of:=[.D20]*([.E$24]^3-[.D$24]^3)/3" office:value-type="float" office:value="0.013377686489856" calcext:value-type="float">
            <text:p>0.013377686489856</text:p>
          </table:table-cell>
          <table:table-cell table:formula="of:=[.E20]*([.F$24]^3-[.E$24]^3)/3" office:value-type="float" office:value="0.010053054344448" calcext:value-type="float">
            <text:p>0.010053054344448</text:p>
          </table:table-cell>
          <table:table-cell table:formula="of:=[.F20]*([.G$24]^3-[.F$24]^3)/3" office:value-type="float" office:value="0.007203369648384" calcext:value-type="float">
            <text:p>0.007203369648384</text:p>
          </table:table-cell>
          <table:table-cell table:formula="of:=[.G20]*([.H$24]^3-[.G$24]^3)/3" office:value-type="float" office:value="0.00482863240166401" calcext:value-type="float">
            <text:p>0.004828632401664</text:p>
          </table:table-cell>
          <table:table-cell table:formula="of:=[.H20]*([.I$24]^3-[.H$24]^3)/3" office:value-type="float" office:value="0.00292884260428801" calcext:value-type="float">
            <text:p>0.002928842604288</text:p>
          </table:table-cell>
          <table:table-cell table:formula="of:=[.I20]*([.J$24]^3-[.I$24]^3)/3" office:value-type="float" office:value="0.001504000256256" calcext:value-type="float">
            <text:p>0.001504000256256</text:p>
          </table:table-cell>
          <table:table-cell table:formula="of:=[.J20]*([.K$24]^3-[.J$24]^3)/3" office:value-type="float" office:value="0.000554105357568002" calcext:value-type="float">
            <text:p>0.000554105357568</text:p>
          </table:table-cell>
          <table:table-cell table:formula="of:=[.K20]*([.L$24]^3-[.K$24]^3)/3" office:value-type="float" office:value="0.0000791579082240008" calcext:value-type="float">
            <text:p>7.91579082240008E-05</text:p>
          </table:table-cell>
          <table:table-cell table:formula="of:=[.L20]*([.M$24]^3-[.L$24]^3)/3" office:value-type="float" office:value="0.0000791579082239991" calcext:value-type="float">
            <text:p>7.91579082239991E-05</text:p>
          </table:table-cell>
          <table:table-cell table:formula="of:=[.M20]*([.N$24]^3-[.M$24]^3)/3" office:value-type="float" office:value="0.000554105357567997" calcext:value-type="float">
            <text:p>0.000554105357568</text:p>
          </table:table-cell>
          <table:table-cell table:formula="of:=[.N20]*([.O$24]^3-[.N$24]^3)/3" office:value-type="float" office:value="0.001504000256256" calcext:value-type="float">
            <text:p>0.001504000256256</text:p>
          </table:table-cell>
          <table:table-cell table:formula="of:=[.O20]*([.P$24]^3-[.O$24]^3)/3" office:value-type="float" office:value="0.00292884260428799" calcext:value-type="float">
            <text:p>0.002928842604288</text:p>
          </table:table-cell>
          <table:table-cell table:formula="of:=[.P20]*([.Q$24]^3-[.P$24]^3)/3" office:value-type="float" office:value="0.00482863240166399" calcext:value-type="float">
            <text:p>0.004828632401664</text:p>
          </table:table-cell>
          <table:table-cell table:formula="of:=[.Q20]*([.R$24]^3-[.Q$24]^3)/3" office:value-type="float" office:value="0.00720336964838399" calcext:value-type="float">
            <text:p>0.007203369648384</text:p>
          </table:table-cell>
          <table:table-cell table:formula="of:=[.R20]*([.S$24]^3-[.R$24]^3)/3" office:value-type="float" office:value="0.010053054344448" calcext:value-type="float">
            <text:p>0.010053054344448</text:p>
          </table:table-cell>
          <table:table-cell table:formula="of:=[.S20]*([.T$24]^3-[.S$24]^3)/3" office:value-type="float" office:value="0.013377686489856" calcext:value-type="float">
            <text:p>0.013377686489856</text:p>
          </table:table-cell>
          <table:table-cell table:formula="of:=[.T20]*([.U$24]^3-[.T$24]^3)/3" office:value-type="float" office:value="0.017177266084608" calcext:value-type="float">
            <text:p>0.017177266084608</text:p>
          </table:table-cell>
          <table:table-cell table:formula="of:=[.U20]*([.V$24]^3-[.U$24]^3)/3" office:value-type="float" office:value="0.021451793128704" calcext:value-type="float">
            <text:p>0.021451793128704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-0.00681930619220736" calcext:value-type="float">
            <text:p>-0.006819306192207</text:p>
          </table:table-cell>
          <table:table-cell table:formula="of:=[.C21]*([.D$24]^3-[.C$24]^3)/3" office:value-type="float" office:value="0.00546047765206272" calcext:value-type="float">
            <text:p>0.005460477652063</text:p>
          </table:table-cell>
          <table:table-cell table:formula="of:=[.D21]*([.E$24]^3-[.D$24]^3)/3" office:value-type="float" office:value="-0.00425263006082304" calcext:value-type="float">
            <text:p>-0.004252630060823</text:p>
          </table:table-cell>
          <table:table-cell table:formula="of:=[.E21]*([.F$24]^3-[.E$24]^3)/3" office:value-type="float" office:value="0.00319576341848832" calcext:value-type="float">
            <text:p>0.003195763418488</text:p>
          </table:table-cell>
          <table:table-cell table:formula="of:=[.F21]*([.G$24]^3-[.F$24]^3)/3" office:value-type="float" office:value="-0.00228987772505856" calcext:value-type="float">
            <text:p>-0.002289877725059</text:p>
          </table:table-cell>
          <table:table-cell table:formula="of:=[.G21]*([.H$24]^3-[.G$24]^3)/3" office:value-type="float" office:value="0.00153497298053376" calcext:value-type="float">
            <text:p>0.001534972980534</text:p>
          </table:table-cell>
          <table:table-cell table:formula="of:=[.H21]*([.I$24]^3-[.H$24]^3)/3" office:value-type="float" office:value="-0.000931049184913922" calcext:value-type="float">
            <text:p>-0.000931049184914</text:p>
          </table:table-cell>
          <table:table-cell table:formula="of:=[.I21]*([.J$24]^3-[.I$24]^3)/3" office:value-type="float" office:value="0.000478106338199041" calcext:value-type="float">
            <text:p>0.000478106338199</text:p>
          </table:table-cell>
          <table:table-cell table:formula="of:=[.J21]*([.K$24]^3-[.J$24]^3)/3" office:value-type="float" office:value="-0.000176144440389121" calcext:value-type="float">
            <text:p>-0.000176144440389</text:p>
          </table:table-cell>
          <table:table-cell table:formula="of:=[.K21]*([.L$24]^3-[.K$24]^3)/3" office:value-type="float" office:value="0.0000251634914841603" calcext:value-type="float">
            <text:p>2.51634914841603E-05</text:p>
          </table:table-cell>
          <table:table-cell table:formula="of:=[.L21]*([.M$24]^3-[.L$24]^3)/3" office:value-type="float" office:value="-0.0000251634914841597" calcext:value-type="float">
            <text:p>-2.51634914841597E-05</text:p>
          </table:table-cell>
          <table:table-cell table:formula="of:=[.M21]*([.N$24]^3-[.M$24]^3)/3" office:value-type="float" office:value="0.000176144440389119" calcext:value-type="float">
            <text:p>0.000176144440389</text:p>
          </table:table-cell>
          <table:table-cell table:formula="of:=[.N21]*([.O$24]^3-[.N$24]^3)/3" office:value-type="float" office:value="-0.000478106338199039" calcext:value-type="float">
            <text:p>-0.000478106338199</text:p>
          </table:table-cell>
          <table:table-cell table:formula="of:=[.O21]*([.P$24]^3-[.O$24]^3)/3" office:value-type="float" office:value="0.000931049184913918" calcext:value-type="float">
            <text:p>0.000931049184914</text:p>
          </table:table-cell>
          <table:table-cell table:formula="of:=[.P21]*([.Q$24]^3-[.P$24]^3)/3" office:value-type="float" office:value="-0.00153497298053376" calcext:value-type="float">
            <text:p>-0.001534972980534</text:p>
          </table:table-cell>
          <table:table-cell table:formula="of:=[.Q21]*([.R$24]^3-[.Q$24]^3)/3" office:value-type="float" office:value="0.00228987772505856" calcext:value-type="float">
            <text:p>0.002289877725059</text:p>
          </table:table-cell>
          <table:table-cell table:formula="of:=[.R21]*([.S$24]^3-[.R$24]^3)/3" office:value-type="float" office:value="-0.00319576341848831" calcext:value-type="float">
            <text:p>-0.003195763418488</text:p>
          </table:table-cell>
          <table:table-cell table:formula="of:=[.S21]*([.T$24]^3-[.S$24]^3)/3" office:value-type="float" office:value="0.00425263006082303" calcext:value-type="float">
            <text:p>0.004252630060823</text:p>
          </table:table-cell>
          <table:table-cell table:formula="of:=[.T21]*([.U$24]^3-[.T$24]^3)/3" office:value-type="float" office:value="-0.00546047765206271" calcext:value-type="float">
            <text:p>-0.005460477652063</text:p>
          </table:table-cell>
          <table:table-cell table:formula="of:=[.U21]*([.V$24]^3-[.U$24]^3)/3" office:value-type="float" office:value="0.00681930619220735" calcext:value-type="float">
            <text:p>0.006819306192207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0127340310818304" calcext:value-type="float">
            <text:p>0.01273403108183</text:p>
          </table:table-cell>
          <table:table-cell table:formula="of:=[.C22]*([.D$24]^3-[.C$24]^3)/3" office:value-type="float" office:value="0.0101966226743808" calcext:value-type="float">
            <text:p>0.010196622674381</text:p>
          </table:table-cell>
          <table:table-cell table:formula="of:=[.D22]*([.E$24]^3-[.D$24]^3)/3" office:value-type="float" office:value="0.0079411485344256" calcext:value-type="float">
            <text:p>0.007941148534426</text:p>
          </table:table-cell>
          <table:table-cell table:formula="of:=[.E22]*([.F$24]^3-[.E$24]^3)/3" office:value-type="float" office:value="0.0059676086619648" calcext:value-type="float">
            <text:p>0.005967608661965</text:p>
          </table:table-cell>
          <table:table-cell table:formula="of:=[.F22]*([.G$24]^3-[.F$24]^3)/3" office:value-type="float" office:value="0.0042760030569984" calcext:value-type="float">
            <text:p>0.004276003056998</text:p>
          </table:table-cell>
          <table:table-cell table:formula="of:=[.G22]*([.H$24]^3-[.G$24]^3)/3" office:value-type="float" office:value="0.0028663317195264" calcext:value-type="float">
            <text:p>0.002866331719526</text:p>
          </table:table-cell>
          <table:table-cell table:formula="of:=[.H22]*([.I$24]^3-[.H$24]^3)/3" office:value-type="float" office:value="0.0017385946495488" calcext:value-type="float">
            <text:p>0.001738594649549</text:p>
          </table:table-cell>
          <table:table-cell table:formula="of:=[.I22]*([.J$24]^3-[.I$24]^3)/3" office:value-type="float" office:value="0.000892791847065602" calcext:value-type="float">
            <text:p>0.000892791847066</text:p>
          </table:table-cell>
          <table:table-cell table:formula="of:=[.J22]*([.K$24]^3-[.J$24]^3)/3" office:value-type="float" office:value="0.000328923312076801" calcext:value-type="float">
            <text:p>0.000328923312077</text:p>
          </table:table-cell>
          <table:table-cell table:formula="of:=[.K22]*([.L$24]^3-[.K$24]^3)/3" office:value-type="float" office:value="0.0000469890445824005" calcext:value-type="float">
            <text:p>4.69890445824005E-05</text:p>
          </table:table-cell>
          <table:table-cell table:formula="of:=[.L22]*([.M$24]^3-[.L$24]^3)/3" office:value-type="float" office:value="0.0000469890445823995" calcext:value-type="float">
            <text:p>4.69890445823995E-05</text:p>
          </table:table-cell>
          <table:table-cell table:formula="of:=[.M22]*([.N$24]^3-[.M$24]^3)/3" office:value-type="float" office:value="0.000328923312076798" calcext:value-type="float">
            <text:p>0.000328923312077</text:p>
          </table:table-cell>
          <table:table-cell table:formula="of:=[.N22]*([.O$24]^3-[.N$24]^3)/3" office:value-type="float" office:value="0.000892791847065597" calcext:value-type="float">
            <text:p>0.000892791847066</text:p>
          </table:table-cell>
          <table:table-cell table:formula="of:=[.O22]*([.P$24]^3-[.O$24]^3)/3" office:value-type="float" office:value="0.0017385946495488" calcext:value-type="float">
            <text:p>0.001738594649549</text:p>
          </table:table-cell>
          <table:table-cell table:formula="of:=[.P22]*([.Q$24]^3-[.P$24]^3)/3" office:value-type="float" office:value="0.00286633171952639" calcext:value-type="float">
            <text:p>0.002866331719526</text:p>
          </table:table-cell>
          <table:table-cell table:formula="of:=[.Q22]*([.R$24]^3-[.Q$24]^3)/3" office:value-type="float" office:value="0.00427600305699839" calcext:value-type="float">
            <text:p>0.004276003056998</text:p>
          </table:table-cell>
          <table:table-cell table:formula="of:=[.R22]*([.S$24]^3-[.R$24]^3)/3" office:value-type="float" office:value="0.00596760866196479" calcext:value-type="float">
            <text:p>0.005967608661965</text:p>
          </table:table-cell>
          <table:table-cell table:formula="of:=[.S22]*([.T$24]^3-[.S$24]^3)/3" office:value-type="float" office:value="0.00794114853442559" calcext:value-type="float">
            <text:p>0.007941148534426</text:p>
          </table:table-cell>
          <table:table-cell table:formula="of:=[.T22]*([.U$24]^3-[.T$24]^3)/3" office:value-type="float" office:value="0.0101966226743808" calcext:value-type="float">
            <text:p>0.010196622674381</text:p>
          </table:table-cell>
          <table:table-cell table:formula="of:=[.U22]*([.V$24]^3-[.U$24]^3)/3" office:value-type="float" office:value="0.0127340310818304" calcext:value-type="float">
            <text:p>0.0127340310818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SUM([.B25:.U25])" office:value-type="float" office:value="91364.16" calcext:value-type="float">
            <text:p>91364.16</text:p>
          </table:table-cell>
          <table:table-cell table:formula="of:=SUM([.B26:.U26])" office:value-type="float" office:value="50050.56" calcext:value-type="float">
            <text:p>50050.56</text:p>
          </table:table-cell>
          <table:table-cell table:formula="of:=SUM([.B27:.U27])" office:value-type="float" office:value="0" calcext:value-type="float">
            <text:p>0</text:p>
          </table:table-cell>
          <table:table-cell table:formula="of:=SUM([.B31:.U31])" office:value-type="float" office:value="-0.000000000000085265128291212" calcext:value-type="float">
            <text:p>-8.5265128291212E-14</text:p>
          </table:table-cell>
          <table:table-cell table:formula="of:=SUM([.B32:.U32])" office:value-type="float" office:value="-0.0000000000000461852778244065" calcext:value-type="float">
            <text:p>-4.61852778244065E-14</text:p>
          </table:table-cell>
          <table:table-cell table:formula="of:=SUM([.B33:.U33])" office:value-type="float" office:value="3.3109857216" calcext:value-type="float">
            <text:p>3.310985721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B28:.U28])" office:value-type="float" office:value="91364.16" calcext:value-type="float">
            <text:p>91364.16</text:p>
          </table:table-cell>
          <table:table-cell table:formula="of:=SUM([.B29:.U29])" office:value-type="float" office:value="0" calcext:value-type="float">
            <text:p>0</text:p>
          </table:table-cell>
          <table:table-cell/>
          <table:table-cell table:formula="of:=SUM([.B34:.U34])" office:value-type="float" office:value="-0.000000000000085265128291212" calcext:value-type="float">
            <text:p>-8.5265128291212E-14</text:p>
          </table:table-cell>
          <table:table-cell table:formula="of:=SUM([.B35:.U35])" office:value-type="float" office:value="3.3109857216" calcext:value-type="float">
            <text:p>3.3109857216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SUM([.B30:.U30])" office:value-type="float" office:value="54234.816" calcext:value-type="float">
            <text:p>54234.816</text:p>
          </table:table-cell>
          <table:table-cell table:number-columns-repeated="2"/>
          <table:table-cell table:formula="of:=SUM([.B36:.U36])" office:value-type="float" office:value="-0.0000000000000479616346638068" calcext:value-type="float">
            <text:p>-4.79616346638068E-1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SUM([.B37:.U37])" office:value-type="float" office:value="0.158315816448" calcext:value-type="float">
            <text:p>0.158315816448</text:p>
          </table:table-cell>
          <table:table-cell table:formula="of:=SUM([.B38:.U38])" office:value-type="float" office:value="0.0867276103679999" calcext:value-type="float">
            <text:p>0.086727610368</text:p>
          </table:table-cell>
          <table:table-cell table:formula="of:=SUM([.B39:.U3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formula="of:=SUM([.B40:.U40])" office:value-type="float" office:value="0.158315816448" calcext:value-type="float">
            <text:p>0.158315816448</text:p>
          </table:table-cell>
          <table:table-cell table:formula="of:=SUM([.B41:.U4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B42:.U42])" office:value-type="float" office:value="0.0939780891647999" calcext:value-type="float">
            <text:p>0.0939780891648</text:p>
          </table:table-cell>
          <table:table-cell table:number-columns-repeated="15"/>
        </table:table-row>
      </table:table>
      <table:table table:name="Sheet4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formula="of:=0.00456+[.C2]" office:value-type="float" office:value="0.02456" calcext:value-type="float">
            <text:p>0.02456</text:p>
          </table:table-cell>
          <table:table-cell office:value-type="float" office:value="0.02" calcext:value-type="float">
            <text:p>0.02</text:p>
          </table:table-cell>
          <table:table-cell table:formula="of:=SUM([.B8:.V8])" office:value-type="float" office:value="0.02456" calcext:value-type="float">
            <text:p>0.024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10" office:value-type="float" office:value="4530000" calcext:value-type="float">
            <text:p>4530000</text:p>
          </table:table-cell>
          <table:table-cell/>
          <table:table-cell table:number-columns-repeated="1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10" office:value-type="float" office:value="0.000228" calcext:value-type="float">
            <text:p>0.000228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10" office:value-type="float" office:value="0.7" calcext:value-type="float">
            <text:p>0.7</text:p>
          </table:table-cell>
          <table:table-cell/>
          <table:table-cell table:number-columns-repeated="1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10" office:value-type="float" office:value="0.304" calcext:value-type="float">
            <text:p>0.304</text:p>
          </table:table-cell>
          <table:table-cell/>
          <table:table-cell table:number-columns-repeated="1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10" office:value-type="float" office:value="0.035" calcext:value-type="float">
            <text:p>0.035</text:p>
          </table:table-cell>
          <table:table-cell/>
          <table:table-cell table:number-columns-repeated="1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10" office:value-type="float" office:value="0.07" calcext:value-type="float">
            <text:p>0.07</text:p>
          </table:table-cell>
          <table:table-cell/>
          <table:table-cell table:number-columns-repeated="1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9</text:p>
          </table:table-cell>
          <table:table-cell/>
          <table:table-cell table:formula="of:=[.M7]*[.M5]/[.M4]" office:value-type="float" office:value="0.246395089285714" calcext:value-type="float">
            <text:p>0.246395089285714</text:p>
          </table:table-cell>
          <table:table-cell table:formula="of:=[.N7]*[.N5]/[.N4]" office:value-type="float" office:value="0.0899999999999999" calcext:value-type="float">
            <text:p>0.09</text:p>
          </table:table-cell>
          <table:table-cell table:formula="of:=[.O7]*[.O5]/[.O4]" office:value-type="float" office:value="0.246395089285714" calcext:value-type="float">
            <text:p>0.246395089285714</text:p>
          </table:table-cell>
          <table:table-cell table:formula="of:=[.P7]*[.P5]/[.P4]" office:value-type="float" office:value="0.0899999999999999" calcext:value-type="float">
            <text:p>0.09</text:p>
          </table:table-cell>
          <table:table-cell table:formula="of:=[.Q7]*[.Q5]/[.Q4]" office:value-type="float" office:value="0.246395089285714" calcext:value-type="float">
            <text:p>0.246395089285714</text:p>
          </table:table-cell>
          <table:table-cell table:formula="of:=[.R7]*[.R5]/[.R4]" office:value-type="float" office:value="0.0899999999999999" calcext:value-type="float">
            <text:p>0.09</text:p>
          </table:table-cell>
          <table:table-cell table:formula="of:=[.S7]*[.S5]/[.S4]" office:value-type="float" office:value="0.246395089285714" calcext:value-type="float">
            <text:p>0.246395089285714</text:p>
          </table:table-cell>
          <table:table-cell table:formula="of:=[.T7]*[.T5]/[.T4]" office:value-type="float" office:value="0.0899999999999999" calcext:value-type="float">
            <text:p>0.09</text:p>
          </table:table-cell>
          <table:table-cell table:formula="of:=[.U7]*[.U5]/[.U4]" office:value-type="float" office:value="0.246395089285714" calcext:value-type="float">
            <text:p>0.246395089285714</text:p>
          </table:table-cell>
          <table:table-cell table:formula="of:=[.V7]*[.V5]/[.V4]" office:value-type="float" office:value="0.0899999999999999" calcext:value-type="float">
            <text:p>0.09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Q11</text:p>
          </table:table-cell>
          <table:table-cell table:formula="of:=[.B4]/(1-[.B7]*[.B14])" office:value-type="float" office:value="14661118.4838061" calcext:value-type="float">
            <text:p>14661118.4838061</text:p>
          </table:table-cell>
          <table:table-cell table:formula="of:=[.C4]/(1-[.C7]*[.C14])" office:value-type="float" office:value="40138084.4205094" calcext:value-type="float">
            <text:p>40138084.4205094</text:p>
          </table:table-cell>
          <table:table-cell table:formula="of:=[.D4]/(1-[.D7]*[.D14])" office:value-type="float" office:value="14661118.4838061" calcext:value-type="float">
            <text:p>14661118.4838061</text:p>
          </table:table-cell>
          <table:table-cell table:formula="of:=[.E4]/(1-[.E7]*[.E14])" office:value-type="float" office:value="40138084.4205094" calcext:value-type="float">
            <text:p>40138084.4205094</text:p>
          </table:table-cell>
          <table:table-cell table:formula="of:=[.F4]/(1-[.F7]*[.F14])" office:value-type="float" office:value="14661118.4838061" calcext:value-type="float">
            <text:p>14661118.4838061</text:p>
          </table:table-cell>
          <table:table-cell table:formula="of:=[.G4]/(1-[.G7]*[.G14])" office:value-type="float" office:value="40138084.4205094" calcext:value-type="float">
            <text:p>40138084.4205094</text:p>
          </table:table-cell>
          <table:table-cell table:formula="of:=[.H4]/(1-[.H7]*[.H14])" office:value-type="float" office:value="14661118.4838061" calcext:value-type="float">
            <text:p>14661118.4838061</text:p>
          </table:table-cell>
          <table:table-cell table:formula="of:=[.I4]/(1-[.I7]*[.I14])" office:value-type="float" office:value="40138084.4205094" calcext:value-type="float">
            <text:p>40138084.4205094</text:p>
          </table:table-cell>
          <table:table-cell table:formula="of:=[.J4]/(1-[.J7]*[.J14])" office:value-type="float" office:value="14661118.4838061" calcext:value-type="float">
            <text:p>14661118.4838061</text:p>
          </table:table-cell>
          <table:table-cell table:formula="of:=[.K4]/(1-[.K7]*[.K14])" office:value-type="float" office:value="40138084.4205094" calcext:value-type="float">
            <text:p>40138084.4205094</text:p>
          </table:table-cell>
          <table:table-cell office:value-type="float" office:value="0" calcext:value-type="float">
            <text:p>0</text:p>
          </table:table-cell>
          <table:table-cell table:formula="of:=[.M4]/(1-[.M7]*[.M14])" office:value-type="float" office:value="14661118.4838061" calcext:value-type="float">
            <text:p>14661118.4838061</text:p>
          </table:table-cell>
          <table:table-cell table:formula="of:=[.N4]/(1-[.N7]*[.N14])" office:value-type="float" office:value="40138084.4205094" calcext:value-type="float">
            <text:p>40138084.4205094</text:p>
          </table:table-cell>
          <table:table-cell table:formula="of:=[.O4]/(1-[.O7]*[.O14])" office:value-type="float" office:value="14661118.4838061" calcext:value-type="float">
            <text:p>14661118.4838061</text:p>
          </table:table-cell>
          <table:table-cell table:formula="of:=[.P4]/(1-[.P7]*[.P14])" office:value-type="float" office:value="40138084.4205094" calcext:value-type="float">
            <text:p>40138084.4205094</text:p>
          </table:table-cell>
          <table:table-cell table:formula="of:=[.Q4]/(1-[.Q7]*[.Q14])" office:value-type="float" office:value="14661118.4838061" calcext:value-type="float">
            <text:p>14661118.4838061</text:p>
          </table:table-cell>
          <table:table-cell table:formula="of:=[.R4]/(1-[.R7]*[.R14])" office:value-type="float" office:value="40138084.4205094" calcext:value-type="float">
            <text:p>40138084.4205094</text:p>
          </table:table-cell>
          <table:table-cell table:formula="of:=[.S4]/(1-[.S7]*[.S14])" office:value-type="float" office:value="14661118.4838061" calcext:value-type="float">
            <text:p>14661118.4838061</text:p>
          </table:table-cell>
          <table:table-cell table:formula="of:=[.T4]/(1-[.T7]*[.T14])" office:value-type="float" office:value="40138084.4205094" calcext:value-type="float">
            <text:p>40138084.4205094</text:p>
          </table:table-cell>
          <table:table-cell table:formula="of:=[.U4]/(1-[.U7]*[.U14])" office:value-type="float" office:value="14661118.4838061" calcext:value-type="float">
            <text:p>14661118.4838061</text:p>
          </table:table-cell>
          <table:table-cell table:formula="of:=[.V4]/(1-[.V7]*[.V14])" office:value-type="float" office:value="40138084.4205094" calcext:value-type="float">
            <text:p>40138084.4205094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formula="of:=[.B14]*[.B4]/(1-[.B7]*[.B14])" office:value-type="float" office:value="3612427.59784585" calcext:value-type="float">
            <text:p>3612427.59784585</text:p>
          </table:table-cell>
          <table:table-cell table:formula="of:=[.C14]*[.C4]/(1-[.C7]*[.C14])" office:value-type="float" office:value="3612427.59784584" calcext:value-type="float">
            <text:p>3612427.59784584</text:p>
          </table:table-cell>
          <table:table-cell table:formula="of:=[.D14]*[.D4]/(1-[.D7]*[.D14])" office:value-type="float" office:value="3612427.59784585" calcext:value-type="float">
            <text:p>3612427.59784585</text:p>
          </table:table-cell>
          <table:table-cell table:formula="of:=[.E14]*[.E4]/(1-[.E7]*[.E14])" office:value-type="float" office:value="3612427.59784584" calcext:value-type="float">
            <text:p>3612427.59784584</text:p>
          </table:table-cell>
          <table:table-cell table:formula="of:=[.F14]*[.F4]/(1-[.F7]*[.F14])" office:value-type="float" office:value="3612427.59784585" calcext:value-type="float">
            <text:p>3612427.59784585</text:p>
          </table:table-cell>
          <table:table-cell table:formula="of:=[.G14]*[.G4]/(1-[.G7]*[.G14])" office:value-type="float" office:value="3612427.59784584" calcext:value-type="float">
            <text:p>3612427.59784584</text:p>
          </table:table-cell>
          <table:table-cell table:formula="of:=[.H14]*[.H4]/(1-[.H7]*[.H14])" office:value-type="float" office:value="3612427.59784585" calcext:value-type="float">
            <text:p>3612427.59784585</text:p>
          </table:table-cell>
          <table:table-cell table:formula="of:=[.I14]*[.I4]/(1-[.I7]*[.I14])" office:value-type="float" office:value="3612427.59784584" calcext:value-type="float">
            <text:p>3612427.59784584</text:p>
          </table:table-cell>
          <table:table-cell table:formula="of:=[.J14]*[.J4]/(1-[.J7]*[.J14])" office:value-type="float" office:value="3612427.59784585" calcext:value-type="float">
            <text:p>3612427.59784585</text:p>
          </table:table-cell>
          <table:table-cell table:formula="of:=[.K14]*[.K4]/(1-[.K7]*[.K14])" office:value-type="float" office:value="3612427.59784584" calcext:value-type="float">
            <text:p>3612427.59784584</text:p>
          </table:table-cell>
          <table:table-cell office:value-type="float" office:value="0" calcext:value-type="float">
            <text:p>0</text:p>
          </table:table-cell>
          <table:table-cell table:formula="of:=[.M14]*[.M4]/(1-[.M7]*[.M14])" office:value-type="float" office:value="3612427.59784585" calcext:value-type="float">
            <text:p>3612427.59784585</text:p>
          </table:table-cell>
          <table:table-cell table:formula="of:=[.N14]*[.N4]/(1-[.N7]*[.N14])" office:value-type="float" office:value="3612427.59784584" calcext:value-type="float">
            <text:p>3612427.59784584</text:p>
          </table:table-cell>
          <table:table-cell table:formula="of:=[.O14]*[.O4]/(1-[.O7]*[.O14])" office:value-type="float" office:value="3612427.59784585" calcext:value-type="float">
            <text:p>3612427.59784585</text:p>
          </table:table-cell>
          <table:table-cell table:formula="of:=[.P14]*[.P4]/(1-[.P7]*[.P14])" office:value-type="float" office:value="3612427.59784584" calcext:value-type="float">
            <text:p>3612427.59784584</text:p>
          </table:table-cell>
          <table:table-cell table:formula="of:=[.Q14]*[.Q4]/(1-[.Q7]*[.Q14])" office:value-type="float" office:value="3612427.59784585" calcext:value-type="float">
            <text:p>3612427.59784585</text:p>
          </table:table-cell>
          <table:table-cell table:formula="of:=[.R14]*[.R4]/(1-[.R7]*[.R14])" office:value-type="float" office:value="3612427.59784584" calcext:value-type="float">
            <text:p>3612427.59784584</text:p>
          </table:table-cell>
          <table:table-cell table:formula="of:=[.S14]*[.S4]/(1-[.S7]*[.S14])" office:value-type="float" office:value="3612427.59784585" calcext:value-type="float">
            <text:p>3612427.59784585</text:p>
          </table:table-cell>
          <table:table-cell table:formula="of:=[.T14]*[.T4]/(1-[.T7]*[.T14])" office:value-type="float" office:value="3612427.59784584" calcext:value-type="float">
            <text:p>3612427.59784584</text:p>
          </table:table-cell>
          <table:table-cell table:formula="of:=[.U14]*[.U4]/(1-[.U7]*[.U14])" office:value-type="float" office:value="3612427.59784585" calcext:value-type="float">
            <text:p>3612427.59784585</text:p>
          </table:table-cell>
          <table:table-cell table:formula="of:=[.V14]*[.V4]/(1-[.V7]*[.V14])" office:value-type="float" office:value="3612427.59784584" calcext:value-type="float">
            <text:p>3612427.5978458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2</text:p>
          </table:table-cell>
          <table:table-cell table:formula="of:=[.B5]/(1-[.B14]*[.B7])" office:value-type="float" office:value="40138084.4205094" calcext:value-type="float">
            <text:p>40138084.4205094</text:p>
          </table:table-cell>
          <table:table-cell table:formula="of:=[.C5]/(1-[.C14]*[.C7])" office:value-type="float" office:value="14661118.4838061" calcext:value-type="float">
            <text:p>14661118.4838061</text:p>
          </table:table-cell>
          <table:table-cell table:formula="of:=[.D5]/(1-[.D14]*[.D7])" office:value-type="float" office:value="40138084.4205094" calcext:value-type="float">
            <text:p>40138084.4205094</text:p>
          </table:table-cell>
          <table:table-cell table:formula="of:=[.E5]/(1-[.E14]*[.E7])" office:value-type="float" office:value="14661118.4838061" calcext:value-type="float">
            <text:p>14661118.4838061</text:p>
          </table:table-cell>
          <table:table-cell table:formula="of:=[.F5]/(1-[.F14]*[.F7])" office:value-type="float" office:value="40138084.4205094" calcext:value-type="float">
            <text:p>40138084.4205094</text:p>
          </table:table-cell>
          <table:table-cell table:formula="of:=[.G5]/(1-[.G14]*[.G7])" office:value-type="float" office:value="14661118.4838061" calcext:value-type="float">
            <text:p>14661118.4838061</text:p>
          </table:table-cell>
          <table:table-cell table:formula="of:=[.H5]/(1-[.H14]*[.H7])" office:value-type="float" office:value="40138084.4205094" calcext:value-type="float">
            <text:p>40138084.4205094</text:p>
          </table:table-cell>
          <table:table-cell table:formula="of:=[.I5]/(1-[.I14]*[.I7])" office:value-type="float" office:value="14661118.4838061" calcext:value-type="float">
            <text:p>14661118.4838061</text:p>
          </table:table-cell>
          <table:table-cell table:formula="of:=[.J5]/(1-[.J14]*[.J7])" office:value-type="float" office:value="40138084.4205094" calcext:value-type="float">
            <text:p>40138084.4205094</text:p>
          </table:table-cell>
          <table:table-cell table:formula="of:=[.K5]/(1-[.K14]*[.K7])" office:value-type="float" office:value="14661118.4838061" calcext:value-type="float">
            <text:p>14661118.4838061</text:p>
          </table:table-cell>
          <table:table-cell office:value-type="float" office:value="0" calcext:value-type="float">
            <text:p>0</text:p>
          </table:table-cell>
          <table:table-cell table:formula="of:=[.M5]/(1-[.M14]*[.M7])" office:value-type="float" office:value="40138084.4205094" calcext:value-type="float">
            <text:p>40138084.4205094</text:p>
          </table:table-cell>
          <table:table-cell table:formula="of:=[.N5]/(1-[.N14]*[.N7])" office:value-type="float" office:value="14661118.4838061" calcext:value-type="float">
            <text:p>14661118.4838061</text:p>
          </table:table-cell>
          <table:table-cell table:formula="of:=[.O5]/(1-[.O14]*[.O7])" office:value-type="float" office:value="40138084.4205094" calcext:value-type="float">
            <text:p>40138084.4205094</text:p>
          </table:table-cell>
          <table:table-cell table:formula="of:=[.P5]/(1-[.P14]*[.P7])" office:value-type="float" office:value="14661118.4838061" calcext:value-type="float">
            <text:p>14661118.4838061</text:p>
          </table:table-cell>
          <table:table-cell table:formula="of:=[.Q5]/(1-[.Q14]*[.Q7])" office:value-type="float" office:value="40138084.4205094" calcext:value-type="float">
            <text:p>40138084.4205094</text:p>
          </table:table-cell>
          <table:table-cell table:formula="of:=[.R5]/(1-[.R14]*[.R7])" office:value-type="float" office:value="14661118.4838061" calcext:value-type="float">
            <text:p>14661118.4838061</text:p>
          </table:table-cell>
          <table:table-cell table:formula="of:=[.S5]/(1-[.S14]*[.S7])" office:value-type="float" office:value="40138084.4205094" calcext:value-type="float">
            <text:p>40138084.4205094</text:p>
          </table:table-cell>
          <table:table-cell table:formula="of:=[.T5]/(1-[.T14]*[.T7])" office:value-type="float" office:value="14661118.4838061" calcext:value-type="float">
            <text:p>14661118.4838061</text:p>
          </table:table-cell>
          <table:table-cell table:formula="of:=[.U5]/(1-[.U14]*[.U7])" office:value-type="float" office:value="40138084.4205094" calcext:value-type="float">
            <text:p>40138084.4205094</text:p>
          </table:table-cell>
          <table:table-cell table:formula="of:=[.V5]/(1-[.V14]*[.V7])" office:value-type="float" office:value="14661118.4838061" calcext:value-type="float">
            <text:p>14661118.483806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66</text:p>
          </table:table-cell>
          <table:table-cell table:formula="of:=[.B6]" office:value-type="float" office:value="4530000" calcext:value-type="float">
            <text:p>4530000</text:p>
          </table:table-cell>
          <table:table-cell table:formula="of:=[.C6]" office:value-type="float" office:value="4530000" calcext:value-type="float">
            <text:p>4530000</text:p>
          </table:table-cell>
          <table:table-cell table:formula="of:=[.D6]" office:value-type="float" office:value="4530000" calcext:value-type="float">
            <text:p>4530000</text:p>
          </table:table-cell>
          <table:table-cell table:formula="of:=[.E6]" office:value-type="float" office:value="4530000" calcext:value-type="float">
            <text:p>4530000</text:p>
          </table:table-cell>
          <table:table-cell table:formula="of:=[.F6]" office:value-type="float" office:value="4530000" calcext:value-type="float">
            <text:p>4530000</text:p>
          </table:table-cell>
          <table:table-cell table:formula="of:=[.G6]" office:value-type="float" office:value="4530000" calcext:value-type="float">
            <text:p>4530000</text:p>
          </table:table-cell>
          <table:table-cell table:formula="of:=[.H6]" office:value-type="float" office:value="4530000" calcext:value-type="float">
            <text:p>4530000</text:p>
          </table:table-cell>
          <table:table-cell table:formula="of:=[.I6]" office:value-type="float" office:value="4530000" calcext:value-type="float">
            <text:p>4530000</text:p>
          </table:table-cell>
          <table:table-cell table:formula="of:=[.J6]" office:value-type="float" office:value="4530000" calcext:value-type="float">
            <text:p>4530000</text:p>
          </table:table-cell>
          <table:table-cell table:formula="of:=[.K6]"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[.M6]" office:value-type="float" office:value="4530000" calcext:value-type="float">
            <text:p>4530000</text:p>
          </table:table-cell>
          <table:table-cell table:formula="of:=[.N6]" office:value-type="float" office:value="4530000" calcext:value-type="float">
            <text:p>4530000</text:p>
          </table:table-cell>
          <table:table-cell table:formula="of:=[.O6]" office:value-type="float" office:value="4530000" calcext:value-type="float">
            <text:p>4530000</text:p>
          </table:table-cell>
          <table:table-cell table:formula="of:=[.P6]" office:value-type="float" office:value="4530000" calcext:value-type="float">
            <text:p>4530000</text:p>
          </table:table-cell>
          <table:table-cell table:formula="of:=[.Q6]" office:value-type="float" office:value="4530000" calcext:value-type="float">
            <text:p>4530000</text:p>
          </table:table-cell>
          <table:table-cell table:formula="of:=[.R6]" office:value-type="float" office:value="4530000" calcext:value-type="float">
            <text:p>4530000</text:p>
          </table:table-cell>
          <table:table-cell table:formula="of:=[.S6]" office:value-type="float" office:value="4530000" calcext:value-type="float">
            <text:p>4530000</text:p>
          </table:table-cell>
          <table:table-cell table:formula="of:=[.T6]" office:value-type="float" office:value="4530000" calcext:value-type="float">
            <text:p>4530000</text:p>
          </table:table-cell>
          <table:table-cell table:formula="of:=[.U6]" office:value-type="float" office:value="4530000" calcext:value-type="float">
            <text:p>4530000</text:p>
          </table:table-cell>
          <table:table-cell table:formula="of:=[.V6]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1228" calcext:value-type="float">
            <text:p>-0.01228</text:p>
          </table:table-cell>
          <table:table-cell table:formula="of:=[.B24]+[.B8]" office:value-type="float" office:value="-0.012052" calcext:value-type="float">
            <text:p>-0.012052</text:p>
          </table:table-cell>
          <table:table-cell table:formula="of:=[.C24]+[.C8]" office:value-type="float" office:value="-0.011824" calcext:value-type="float">
            <text:p>-0.011824</text:p>
          </table:table-cell>
          <table:table-cell table:formula="of:=[.D24]+[.D8]" office:value-type="float" office:value="-0.011596" calcext:value-type="float">
            <text:p>-0.011596</text:p>
          </table:table-cell>
          <table:table-cell table:formula="of:=[.E24]+[.E8]" office:value-type="float" office:value="-0.011368" calcext:value-type="float">
            <text:p>-0.011368</text:p>
          </table:table-cell>
          <table:table-cell table:formula="of:=[.F24]+[.F8]" office:value-type="float" office:value="-0.01114" calcext:value-type="float">
            <text:p>-0.01114</text:p>
          </table:table-cell>
          <table:table-cell table:formula="of:=[.G24]+[.G8]" office:value-type="float" office:value="-0.010912" calcext:value-type="float">
            <text:p>-0.010912</text:p>
          </table:table-cell>
          <table:table-cell table:formula="of:=[.H24]+[.H8]" office:value-type="float" office:value="-0.010684" calcext:value-type="float">
            <text:p>-0.010684</text:p>
          </table:table-cell>
          <table:table-cell table:formula="of:=[.I24]+[.I8]" office:value-type="float" office:value="-0.010456" calcext:value-type="float">
            <text:p>-0.010456</text:p>
          </table:table-cell>
          <table:table-cell table:formula="of:=[.J24]+[.J8]" office:value-type="float" office:value="-0.010228" calcext:value-type="float">
            <text:p>-0.010228</text:p>
          </table:table-cell>
          <table:table-cell table:formula="of:=[.K24]+[.K8]" office:value-type="float" office:value="-0.01" calcext:value-type="float">
            <text:p>-0.01</text:p>
          </table:table-cell>
          <table:table-cell table:formula="of:=[.L24]+[.L8]" office:value-type="float" office:value="0.01" calcext:value-type="float">
            <text:p>0.01</text:p>
          </table:table-cell>
          <table:table-cell table:formula="of:=[.M24]+[.M8]" office:value-type="float" office:value="0.010228" calcext:value-type="float">
            <text:p>0.010228</text:p>
          </table:table-cell>
          <table:table-cell table:formula="of:=[.N24]+[.N8]" office:value-type="float" office:value="0.010456" calcext:value-type="float">
            <text:p>0.010456</text:p>
          </table:table-cell>
          <table:table-cell table:formula="of:=[.O24]+[.O8]" office:value-type="float" office:value="0.010684" calcext:value-type="float">
            <text:p>0.010684</text:p>
          </table:table-cell>
          <table:table-cell table:formula="of:=[.P24]+[.P8]" office:value-type="float" office:value="0.010912" calcext:value-type="float">
            <text:p>0.010912</text:p>
          </table:table-cell>
          <table:table-cell table:formula="of:=[.Q24]+[.Q8]" office:value-type="float" office:value="0.01114" calcext:value-type="float">
            <text:p>0.01114</text:p>
          </table:table-cell>
          <table:table-cell table:formula="of:=[.R24]+[.R8]" office:value-type="float" office:value="0.011368" calcext:value-type="float">
            <text:p>0.011368</text:p>
          </table:table-cell>
          <table:table-cell table:formula="of:=[.S24]+[.S8]" office:value-type="float" office:value="0.011596" calcext:value-type="float">
            <text:p>0.011596</text:p>
          </table:table-cell>
          <table:table-cell table:formula="of:=[.T24]+[.T8]" office:value-type="float" office:value="0.011824" calcext:value-type="float">
            <text:p>0.011824</text:p>
          </table:table-cell>
          <table:table-cell table:formula="of:=[.U24]+[.U8]" office:value-type="float" office:value="0.012052" calcext:value-type="float">
            <text:p>0.012052</text:p>
          </table:table-cell>
          <table:table-cell table:formula="of:=[.V24]+[.V8]" office:value-type="float" office:value="0.01228" calcext:value-type="float">
            <text:p>0.01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$B8]" office:value-type="float" office:value="3342.7350143078" calcext:value-type="float">
            <text:p>3342.7350143078</text:p>
          </table:table-cell>
          <table:table-cell table:formula="of:=[.C17]*[.$B8]" office:value-type="float" office:value="9151.48324787614" calcext:value-type="float">
            <text:p>9151.48324787614</text:p>
          </table:table-cell>
          <table:table-cell table:formula="of:=[.D17]*[.$B8]" office:value-type="float" office:value="3342.7350143078" calcext:value-type="float">
            <text:p>3342.7350143078</text:p>
          </table:table-cell>
          <table:table-cell table:formula="of:=[.E17]*[.$B8]" office:value-type="float" office:value="9151.48324787614" calcext:value-type="float">
            <text:p>9151.48324787614</text:p>
          </table:table-cell>
          <table:table-cell table:formula="of:=[.F17]*[.$B8]" office:value-type="float" office:value="3342.7350143078" calcext:value-type="float">
            <text:p>3342.7350143078</text:p>
          </table:table-cell>
          <table:table-cell table:formula="of:=[.G17]*[.$B8]" office:value-type="float" office:value="9151.48324787614" calcext:value-type="float">
            <text:p>9151.48324787614</text:p>
          </table:table-cell>
          <table:table-cell table:formula="of:=[.H17]*[.$B8]" office:value-type="float" office:value="3342.7350143078" calcext:value-type="float">
            <text:p>3342.7350143078</text:p>
          </table:table-cell>
          <table:table-cell table:formula="of:=[.I17]*[.$B8]" office:value-type="float" office:value="9151.48324787614" calcext:value-type="float">
            <text:p>9151.48324787614</text:p>
          </table:table-cell>
          <table:table-cell table:formula="of:=[.J17]*[.$B8]" office:value-type="float" office:value="3342.7350143078" calcext:value-type="float">
            <text:p>3342.7350143078</text:p>
          </table:table-cell>
          <table:table-cell table:formula="of:=[.K17]*[.$B8]" office:value-type="float" office:value="9151.48324787614" calcext:value-type="float">
            <text:p>9151.48324787614</text:p>
          </table:table-cell>
          <table:table-cell table:formula="of:=[.L17]*[.$B8]" office:value-type="float" office:value="0" calcext:value-type="float">
            <text:p>0</text:p>
          </table:table-cell>
          <table:table-cell table:formula="of:=[.M17]*[.$B8]" office:value-type="float" office:value="3342.7350143078" calcext:value-type="float">
            <text:p>3342.7350143078</text:p>
          </table:table-cell>
          <table:table-cell table:formula="of:=[.N17]*[.$B8]" office:value-type="float" office:value="9151.48324787614" calcext:value-type="float">
            <text:p>9151.48324787614</text:p>
          </table:table-cell>
          <table:table-cell table:formula="of:=[.O17]*[.$B8]" office:value-type="float" office:value="3342.7350143078" calcext:value-type="float">
            <text:p>3342.7350143078</text:p>
          </table:table-cell>
          <table:table-cell table:formula="of:=[.P17]*[.$B8]" office:value-type="float" office:value="9151.48324787614" calcext:value-type="float">
            <text:p>9151.48324787614</text:p>
          </table:table-cell>
          <table:table-cell table:formula="of:=[.Q17]*[.$B8]" office:value-type="float" office:value="3342.7350143078" calcext:value-type="float">
            <text:p>3342.7350143078</text:p>
          </table:table-cell>
          <table:table-cell table:formula="of:=[.R17]*[.$B8]" office:value-type="float" office:value="9151.48324787614" calcext:value-type="float">
            <text:p>9151.48324787614</text:p>
          </table:table-cell>
          <table:table-cell table:formula="of:=[.S17]*[.$B8]" office:value-type="float" office:value="3342.7350143078" calcext:value-type="float">
            <text:p>3342.7350143078</text:p>
          </table:table-cell>
          <table:table-cell table:formula="of:=[.T17]*[.$B8]" office:value-type="float" office:value="9151.48324787614" calcext:value-type="float">
            <text:p>9151.48324787614</text:p>
          </table:table-cell>
          <table:table-cell table:formula="of:=[.U17]*[.$B8]" office:value-type="float" office:value="3342.7350143078" calcext:value-type="float">
            <text:p>3342.7350143078</text:p>
          </table:table-cell>
          <table:table-cell table:formula="of:=[.V17]*[.$B8]" office:value-type="float" office:value="9151.48324787614" calcext:value-type="float">
            <text:p>9151.48324787614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$B8]" office:value-type="float" office:value="823.633492308853" calcext:value-type="float">
            <text:p>823.633492308853</text:p>
          </table:table-cell>
          <table:table-cell table:formula="of:=[.C18]*[.$B8]" office:value-type="float" office:value="823.633492308852" calcext:value-type="float">
            <text:p>823.633492308852</text:p>
          </table:table-cell>
          <table:table-cell table:formula="of:=[.D18]*[.$B8]" office:value-type="float" office:value="823.633492308853" calcext:value-type="float">
            <text:p>823.633492308853</text:p>
          </table:table-cell>
          <table:table-cell table:formula="of:=[.E18]*[.$B8]" office:value-type="float" office:value="823.633492308852" calcext:value-type="float">
            <text:p>823.633492308852</text:p>
          </table:table-cell>
          <table:table-cell table:formula="of:=[.F18]*[.$B8]" office:value-type="float" office:value="823.633492308853" calcext:value-type="float">
            <text:p>823.633492308853</text:p>
          </table:table-cell>
          <table:table-cell table:formula="of:=[.G18]*[.$B8]" office:value-type="float" office:value="823.633492308852" calcext:value-type="float">
            <text:p>823.633492308852</text:p>
          </table:table-cell>
          <table:table-cell table:formula="of:=[.H18]*[.$B8]" office:value-type="float" office:value="823.633492308853" calcext:value-type="float">
            <text:p>823.633492308853</text:p>
          </table:table-cell>
          <table:table-cell table:formula="of:=[.I18]*[.$B8]" office:value-type="float" office:value="823.633492308852" calcext:value-type="float">
            <text:p>823.633492308852</text:p>
          </table:table-cell>
          <table:table-cell table:formula="of:=[.J18]*[.$B8]" office:value-type="float" office:value="823.633492308853" calcext:value-type="float">
            <text:p>823.633492308853</text:p>
          </table:table-cell>
          <table:table-cell table:formula="of:=[.K18]*[.$B8]" office:value-type="float" office:value="823.633492308852" calcext:value-type="float">
            <text:p>823.633492308852</text:p>
          </table:table-cell>
          <table:table-cell table:formula="of:=[.L18]*[.$B8]" office:value-type="float" office:value="0" calcext:value-type="float">
            <text:p>0</text:p>
          </table:table-cell>
          <table:table-cell table:formula="of:=[.M18]*[.$B8]" office:value-type="float" office:value="823.633492308853" calcext:value-type="float">
            <text:p>823.633492308853</text:p>
          </table:table-cell>
          <table:table-cell table:formula="of:=[.N18]*[.$B8]" office:value-type="float" office:value="823.633492308852" calcext:value-type="float">
            <text:p>823.633492308852</text:p>
          </table:table-cell>
          <table:table-cell table:formula="of:=[.O18]*[.$B8]" office:value-type="float" office:value="823.633492308853" calcext:value-type="float">
            <text:p>823.633492308853</text:p>
          </table:table-cell>
          <table:table-cell table:formula="of:=[.P18]*[.$B8]" office:value-type="float" office:value="823.633492308852" calcext:value-type="float">
            <text:p>823.633492308852</text:p>
          </table:table-cell>
          <table:table-cell table:formula="of:=[.Q18]*[.$B8]" office:value-type="float" office:value="823.633492308853" calcext:value-type="float">
            <text:p>823.633492308853</text:p>
          </table:table-cell>
          <table:table-cell table:formula="of:=[.R18]*[.$B8]" office:value-type="float" office:value="823.633492308852" calcext:value-type="float">
            <text:p>823.633492308852</text:p>
          </table:table-cell>
          <table:table-cell table:formula="of:=[.S18]*[.$B8]" office:value-type="float" office:value="823.633492308853" calcext:value-type="float">
            <text:p>823.633492308853</text:p>
          </table:table-cell>
          <table:table-cell table:formula="of:=[.T18]*[.$B8]" office:value-type="float" office:value="823.633492308852" calcext:value-type="float">
            <text:p>823.633492308852</text:p>
          </table:table-cell>
          <table:table-cell table:formula="of:=[.U18]*[.$B8]" office:value-type="float" office:value="823.633492308853" calcext:value-type="float">
            <text:p>823.633492308853</text:p>
          </table:table-cell>
          <table:table-cell table:formula="of:=[.V18]*[.$B8]" office:value-type="float" office:value="823.633492308852" calcext:value-type="float">
            <text:p>823.633492308852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$B8]" office:value-type="float" office:value="9151.48324787614" calcext:value-type="float">
            <text:p>9151.48324787614</text:p>
          </table:table-cell>
          <table:table-cell table:formula="of:=[.C20]*[.$B8]" office:value-type="float" office:value="3342.7350143078" calcext:value-type="float">
            <text:p>3342.7350143078</text:p>
          </table:table-cell>
          <table:table-cell table:formula="of:=[.D20]*[.$B8]" office:value-type="float" office:value="9151.48324787614" calcext:value-type="float">
            <text:p>9151.48324787614</text:p>
          </table:table-cell>
          <table:table-cell table:formula="of:=[.E20]*[.$B8]" office:value-type="float" office:value="3342.7350143078" calcext:value-type="float">
            <text:p>3342.7350143078</text:p>
          </table:table-cell>
          <table:table-cell table:formula="of:=[.F20]*[.$B8]" office:value-type="float" office:value="9151.48324787614" calcext:value-type="float">
            <text:p>9151.48324787614</text:p>
          </table:table-cell>
          <table:table-cell table:formula="of:=[.G20]*[.$B8]" office:value-type="float" office:value="3342.7350143078" calcext:value-type="float">
            <text:p>3342.7350143078</text:p>
          </table:table-cell>
          <table:table-cell table:formula="of:=[.H20]*[.$B8]" office:value-type="float" office:value="9151.48324787614" calcext:value-type="float">
            <text:p>9151.48324787614</text:p>
          </table:table-cell>
          <table:table-cell table:formula="of:=[.I20]*[.$B8]" office:value-type="float" office:value="3342.7350143078" calcext:value-type="float">
            <text:p>3342.7350143078</text:p>
          </table:table-cell>
          <table:table-cell table:formula="of:=[.J20]*[.$B8]" office:value-type="float" office:value="9151.48324787614" calcext:value-type="float">
            <text:p>9151.48324787614</text:p>
          </table:table-cell>
          <table:table-cell table:formula="of:=[.K20]*[.$B8]" office:value-type="float" office:value="3342.7350143078" calcext:value-type="float">
            <text:p>3342.7350143078</text:p>
          </table:table-cell>
          <table:table-cell table:formula="of:=[.L20]*[.$B8]" office:value-type="float" office:value="0" calcext:value-type="float">
            <text:p>0</text:p>
          </table:table-cell>
          <table:table-cell table:formula="of:=[.M20]*[.$B8]" office:value-type="float" office:value="9151.48324787614" calcext:value-type="float">
            <text:p>9151.48324787614</text:p>
          </table:table-cell>
          <table:table-cell table:formula="of:=[.N20]*[.$B8]" office:value-type="float" office:value="3342.7350143078" calcext:value-type="float">
            <text:p>3342.7350143078</text:p>
          </table:table-cell>
          <table:table-cell table:formula="of:=[.O20]*[.$B8]" office:value-type="float" office:value="9151.48324787614" calcext:value-type="float">
            <text:p>9151.48324787614</text:p>
          </table:table-cell>
          <table:table-cell table:formula="of:=[.P20]*[.$B8]" office:value-type="float" office:value="3342.7350143078" calcext:value-type="float">
            <text:p>3342.7350143078</text:p>
          </table:table-cell>
          <table:table-cell table:formula="of:=[.Q20]*[.$B8]" office:value-type="float" office:value="9151.48324787614" calcext:value-type="float">
            <text:p>9151.48324787614</text:p>
          </table:table-cell>
          <table:table-cell table:formula="of:=[.R20]*[.$B8]" office:value-type="float" office:value="3342.7350143078" calcext:value-type="float">
            <text:p>3342.7350143078</text:p>
          </table:table-cell>
          <table:table-cell table:formula="of:=[.S20]*[.$B8]" office:value-type="float" office:value="9151.48324787614" calcext:value-type="float">
            <text:p>9151.48324787614</text:p>
          </table:table-cell>
          <table:table-cell table:formula="of:=[.T20]*[.$B8]" office:value-type="float" office:value="3342.7350143078" calcext:value-type="float">
            <text:p>3342.7350143078</text:p>
          </table:table-cell>
          <table:table-cell table:formula="of:=[.U20]*[.$B8]" office:value-type="float" office:value="9151.48324787614" calcext:value-type="float">
            <text:p>9151.48324787614</text:p>
          </table:table-cell>
          <table:table-cell table:formula="of:=[.V20]*[.$B8]" office:value-type="float" office:value="3342.7350143078" calcext:value-type="float">
            <text:p>3342.735014307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$B8]" office:value-type="float" office:value="1032.84" calcext:value-type="float">
            <text:p>1032.84</text:p>
          </table:table-cell>
          <table:table-cell table:formula="of:=[.C22]*[.$B8]" office:value-type="float" office:value="1032.84" calcext:value-type="float">
            <text:p>1032.84</text:p>
          </table:table-cell>
          <table:table-cell table:formula="of:=[.D22]*[.$B8]" office:value-type="float" office:value="1032.84" calcext:value-type="float">
            <text:p>1032.84</text:p>
          </table:table-cell>
          <table:table-cell table:formula="of:=[.E22]*[.$B8]" office:value-type="float" office:value="1032.84" calcext:value-type="float">
            <text:p>1032.84</text:p>
          </table:table-cell>
          <table:table-cell table:formula="of:=[.F22]*[.$B8]" office:value-type="float" office:value="1032.84" calcext:value-type="float">
            <text:p>1032.84</text:p>
          </table:table-cell>
          <table:table-cell table:formula="of:=[.G22]*[.$B8]" office:value-type="float" office:value="1032.84" calcext:value-type="float">
            <text:p>1032.84</text:p>
          </table:table-cell>
          <table:table-cell table:formula="of:=[.H22]*[.$B8]" office:value-type="float" office:value="1032.84" calcext:value-type="float">
            <text:p>1032.84</text:p>
          </table:table-cell>
          <table:table-cell table:formula="of:=[.I22]*[.$B8]" office:value-type="float" office:value="1032.84" calcext:value-type="float">
            <text:p>1032.84</text:p>
          </table:table-cell>
          <table:table-cell table:formula="of:=[.J22]*[.$B8]" office:value-type="float" office:value="1032.84" calcext:value-type="float">
            <text:p>1032.84</text:p>
          </table:table-cell>
          <table:table-cell table:formula="of:=[.K22]*[.$B8]" office:value-type="float" office:value="1032.84" calcext:value-type="float">
            <text:p>1032.84</text:p>
          </table:table-cell>
          <table:table-cell table:formula="of:=[.L22]*[.$B8]" office:value-type="float" office:value="0" calcext:value-type="float">
            <text:p>0</text:p>
          </table:table-cell>
          <table:table-cell table:formula="of:=[.M22]*[.$B8]" office:value-type="float" office:value="1032.84" calcext:value-type="float">
            <text:p>1032.84</text:p>
          </table:table-cell>
          <table:table-cell table:formula="of:=[.N22]*[.$B8]" office:value-type="float" office:value="1032.84" calcext:value-type="float">
            <text:p>1032.84</text:p>
          </table:table-cell>
          <table:table-cell table:formula="of:=[.O22]*[.$B8]" office:value-type="float" office:value="1032.84" calcext:value-type="float">
            <text:p>1032.84</text:p>
          </table:table-cell>
          <table:table-cell table:formula="of:=[.P22]*[.$B8]" office:value-type="float" office:value="1032.84" calcext:value-type="float">
            <text:p>1032.84</text:p>
          </table:table-cell>
          <table:table-cell table:formula="of:=[.Q22]*[.$B8]" office:value-type="float" office:value="1032.84" calcext:value-type="float">
            <text:p>1032.84</text:p>
          </table:table-cell>
          <table:table-cell table:formula="of:=[.R22]*[.$B8]" office:value-type="float" office:value="1032.84" calcext:value-type="float">
            <text:p>1032.84</text:p>
          </table:table-cell>
          <table:table-cell table:formula="of:=[.S22]*[.$B8]" office:value-type="float" office:value="1032.84" calcext:value-type="float">
            <text:p>1032.84</text:p>
          </table:table-cell>
          <table:table-cell table:formula="of:=[.T22]*[.$B8]" office:value-type="float" office:value="1032.84" calcext:value-type="float">
            <text:p>1032.84</text:p>
          </table:table-cell>
          <table:table-cell table:formula="of:=[.U22]*[.$B8]" office:value-type="float" office:value="1032.84" calcext:value-type="float">
            <text:p>1032.84</text:p>
          </table:table-cell>
          <table:table-cell table:formula="of:=[.V22]*[.$B8]" office:value-type="float" office:value="1032.84" calcext:value-type="float">
            <text:p>1032.84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40.6677141840688" calcext:value-type="float">
            <text:p>-40.6677141840688</text:p>
          </table:table-cell>
          <table:table-cell table:formula="of:=[.C17]*([.D$24]^2-[.C$24]^2)/2" office:value-type="float" office:value="-109.250407013146" calcext:value-type="float">
            <text:p>-109.250407013146</text:p>
          </table:table-cell>
          <table:table-cell table:formula="of:=[.D17]*([.E$24]^2-[.D$24]^2)/2" office:value-type="float" office:value="-39.1434270175446" calcext:value-type="float">
            <text:p>-39.1434270175446</text:p>
          </table:table-cell>
          <table:table-cell table:formula="of:=[.E17]*([.F$24]^2-[.E$24]^2)/2" office:value-type="float" office:value="-105.077330652114" calcext:value-type="float">
            <text:p>-105.077330652114</text:p>
          </table:table-cell>
          <table:table-cell table:formula="of:=[.F17]*([.G$24]^2-[.F$24]^2)/2" office:value-type="float" office:value="-37.6191398510202" calcext:value-type="float">
            <text:p>-37.6191398510202</text:p>
          </table:table-cell>
          <table:table-cell table:formula="of:=[.G17]*([.H$24]^2-[.G$24]^2)/2" office:value-type="float" office:value="-100.904254291082" calcext:value-type="float">
            <text:p>-100.904254291082</text:p>
          </table:table-cell>
          <table:table-cell table:formula="of:=[.H17]*([.I$24]^2-[.H$24]^2)/2" office:value-type="float" office:value="-36.0948526844958" calcext:value-type="float">
            <text:p>-36.0948526844958</text:p>
          </table:table-cell>
          <table:table-cell table:formula="of:=[.I17]*([.J$24]^2-[.I$24]^2)/2" office:value-type="float" office:value="-96.731177930051" calcext:value-type="float">
            <text:p>-96.731177930051</text:p>
          </table:table-cell>
          <table:table-cell table:formula="of:=[.J17]*([.K$24]^2-[.J$24]^2)/2" office:value-type="float" office:value="-34.5705655179714" calcext:value-type="float">
            <text:p>-34.5705655179714</text:p>
          </table:table-cell>
          <table:table-cell table:formula="of:=[.K17]*([.L$24]^2-[.K$24]^2)/2" office:value-type="float" office:value="-92.5581015690196" calcext:value-type="float">
            <text:p>-92.5581015690196</text:p>
          </table:table-cell>
          <table:table-cell table:formula="of:=[.L17]*([.M$24]^2-[.L$24]^2)/2" office:value-type="float" office:value="0" calcext:value-type="float">
            <text:p>0</text:p>
          </table:table-cell>
          <table:table-cell table:formula="of:=[.M17]*([.N$24]^2-[.M$24]^2)/2" office:value-type="float" office:value="33.8084219347092" calcext:value-type="float">
            <text:p>33.8084219347092</text:p>
          </table:table-cell>
          <table:table-cell table:formula="of:=[.N17]*([.O$24]^2-[.N$24]^2)/2" office:value-type="float" office:value="94.6446397495354" calcext:value-type="float">
            <text:p>94.6446397495354</text:p>
          </table:table-cell>
          <table:table-cell table:formula="of:=[.O17]*([.P$24]^2-[.O$24]^2)/2" office:value-type="float" office:value="35.3327091012336" calcext:value-type="float">
            <text:p>35.3327091012336</text:p>
          </table:table-cell>
          <table:table-cell table:formula="of:=[.P17]*([.Q$24]^2-[.P$24]^2)/2" office:value-type="float" office:value="98.8177161105671" calcext:value-type="float">
            <text:p>98.8177161105671</text:p>
          </table:table-cell>
          <table:table-cell table:formula="of:=[.Q17]*([.R$24]^2-[.Q$24]^2)/2" office:value-type="float" office:value="36.856996267758" calcext:value-type="float">
            <text:p>36.856996267758</text:p>
          </table:table-cell>
          <table:table-cell table:formula="of:=[.R17]*([.S$24]^2-[.R$24]^2)/2" office:value-type="float" office:value="102.990792471599" calcext:value-type="float">
            <text:p>102.990792471599</text:p>
          </table:table-cell>
          <table:table-cell table:formula="of:=[.S17]*([.T$24]^2-[.S$24]^2)/2" office:value-type="float" office:value="38.3812834342822" calcext:value-type="float">
            <text:p>38.3812834342822</text:p>
          </table:table-cell>
          <table:table-cell table:formula="of:=[.T17]*([.U$24]^2-[.T$24]^2)/2" office:value-type="float" office:value="107.16386883263" calcext:value-type="float">
            <text:p>107.16386883263</text:p>
          </table:table-cell>
          <table:table-cell table:formula="of:=[.U17]*([.V$24]^2-[.U$24]^2)/2" office:value-type="float" office:value="39.9055706008066" calcext:value-type="float">
            <text:p>39.9055706008066</text:p>
          </table:table-cell>
          <table:table-cell table:formula="of:=[.V17]*([.W$24]^2-[.V$24]^2)/2" office:value-type="float" office:value="111.336945193662" calcext:value-type="float">
            <text:p>111.336945193662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10.0203250674295" calcext:value-type="float">
            <text:p>-10.0203250674295</text:p>
          </table:table-cell>
          <table:table-cell table:formula="of:=[.C18]*([.D$24]^2-[.C$24]^2)/2" office:value-type="float" office:value="-9.8325366311831" calcext:value-type="float">
            <text:p>-9.8325366311831</text:p>
          </table:table-cell>
          <table:table-cell table:formula="of:=[.D18]*([.E$24]^2-[.D$24]^2)/2" office:value-type="float" office:value="-9.64474819493674" calcext:value-type="float">
            <text:p>-9.64474819493674</text:p>
          </table:table-cell>
          <table:table-cell table:formula="of:=[.E18]*([.F$24]^2-[.E$24]^2)/2" office:value-type="float" office:value="-9.45695975869025" calcext:value-type="float">
            <text:p>-9.45695975869025</text:p>
          </table:table-cell>
          <table:table-cell table:formula="of:=[.F18]*([.G$24]^2-[.F$24]^2)/2" office:value-type="float" office:value="-9.26917132244389" calcext:value-type="float">
            <text:p>-9.26917132244389</text:p>
          </table:table-cell>
          <table:table-cell table:formula="of:=[.G18]*([.H$24]^2-[.G$24]^2)/2" office:value-type="float" office:value="-9.0813828861974" calcext:value-type="float">
            <text:p>-9.0813828861974</text:p>
          </table:table-cell>
          <table:table-cell table:formula="of:=[.H18]*([.I$24]^2-[.H$24]^2)/2" office:value-type="float" office:value="-8.89359444995104" calcext:value-type="float">
            <text:p>-8.89359444995104</text:p>
          </table:table-cell>
          <table:table-cell table:formula="of:=[.I18]*([.J$24]^2-[.I$24]^2)/2" office:value-type="float" office:value="-8.70580601370458" calcext:value-type="float">
            <text:p>-8.70580601370458</text:p>
          </table:table-cell>
          <table:table-cell table:formula="of:=[.J18]*([.K$24]^2-[.J$24]^2)/2" office:value-type="float" office:value="-8.51801757745819" calcext:value-type="float">
            <text:p>-8.51801757745819</text:p>
          </table:table-cell>
          <table:table-cell table:formula="of:=[.K18]*([.L$24]^2-[.K$24]^2)/2" office:value-type="float" office:value="-8.33022914121175" calcext:value-type="float">
            <text:p>-8.33022914121175</text:p>
          </table:table-cell>
          <table:table-cell table:formula="of:=[.L18]*([.M$24]^2-[.L$24]^2)/2" office:value-type="float" office:value="0" calcext:value-type="float">
            <text:p>0</text:p>
          </table:table-cell>
          <table:table-cell table:formula="of:=[.M18]*([.N$24]^2-[.M$24]^2)/2" office:value-type="float" office:value="8.33022914121179" calcext:value-type="float">
            <text:p>8.33022914121179</text:p>
          </table:table-cell>
          <table:table-cell table:formula="of:=[.N18]*([.O$24]^2-[.N$24]^2)/2" office:value-type="float" office:value="8.51801757745818" calcext:value-type="float">
            <text:p>8.51801757745818</text:p>
          </table:table-cell>
          <table:table-cell table:formula="of:=[.O18]*([.P$24]^2-[.O$24]^2)/2" office:value-type="float" office:value="8.70580601370461" calcext:value-type="float">
            <text:p>8.70580601370461</text:p>
          </table:table-cell>
          <table:table-cell table:formula="of:=[.P18]*([.Q$24]^2-[.P$24]^2)/2" office:value-type="float" office:value="8.89359444995103" calcext:value-type="float">
            <text:p>8.89359444995103</text:p>
          </table:table-cell>
          <table:table-cell table:formula="of:=[.Q18]*([.R$24]^2-[.Q$24]^2)/2" office:value-type="float" office:value="9.08138288619746" calcext:value-type="float">
            <text:p>9.08138288619746</text:p>
          </table:table-cell>
          <table:table-cell table:formula="of:=[.R18]*([.S$24]^2-[.R$24]^2)/2" office:value-type="float" office:value="9.26917132244388" calcext:value-type="float">
            <text:p>9.26917132244388</text:p>
          </table:table-cell>
          <table:table-cell table:formula="of:=[.S18]*([.T$24]^2-[.S$24]^2)/2" office:value-type="float" office:value="9.45695975869026" calcext:value-type="float">
            <text:p>9.45695975869026</text:p>
          </table:table-cell>
          <table:table-cell table:formula="of:=[.T18]*([.U$24]^2-[.T$24]^2)/2" office:value-type="float" office:value="9.64474819493672" calcext:value-type="float">
            <text:p>9.64474819493672</text:p>
          </table:table-cell>
          <table:table-cell table:formula="of:=[.U18]*([.V$24]^2-[.U$24]^2)/2" office:value-type="float" office:value="9.83253663118311" calcext:value-type="float">
            <text:p>9.83253663118311</text:p>
          </table:table-cell>
          <table:table-cell table:formula="of:=[.V18]*([.W$24]^2-[.V$24]^2)/2" office:value-type="float" office:value="10.0203250674295" calcext:value-type="float">
            <text:p>10.0203250674295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-0" calcext:value-type="float">
            <text:p>0</text:p>
          </table:table-cell>
          <table:table-cell table:formula="of:=[.C19]*([.D$24]^2-[.C$24]^2)/2" office:value-type="float" office:value="-0" calcext:value-type="float">
            <text:p>0</text:p>
          </table:table-cell>
          <table:table-cell table:formula="of:=[.D19]*([.E$24]^2-[.D$24]^2)/2" office:value-type="float" office:value="-0" calcext:value-type="float">
            <text:p>0</text:p>
          </table:table-cell>
          <table:table-cell table:formula="of:=[.E19]*([.F$24]^2-[.E$24]^2)/2" office:value-type="float" office:value="-0" calcext:value-type="float">
            <text:p>0</text:p>
          </table:table-cell>
          <table:table-cell table:formula="of:=[.F19]*([.G$24]^2-[.F$24]^2)/2" office:value-type="float" office:value="-0" calcext:value-type="float">
            <text:p>0</text:p>
          </table:table-cell>
          <table:table-cell table:formula="of:=[.G19]*([.H$24]^2-[.G$24]^2)/2" office:value-type="float" office:value="-0" calcext:value-type="float">
            <text:p>0</text:p>
          </table:table-cell>
          <table:table-cell table:formula="of:=[.H19]*([.I$24]^2-[.H$24]^2)/2" office:value-type="float" office:value="-0" calcext:value-type="float">
            <text:p>0</text:p>
          </table:table-cell>
          <table:table-cell table:formula="of:=[.I19]*([.J$24]^2-[.I$24]^2)/2" office:value-type="float" office:value="-0" calcext:value-type="float">
            <text:p>0</text:p>
          </table:table-cell>
          <table:table-cell table:formula="of:=[.J19]*([.K$24]^2-[.J$24]^2)/2" office:value-type="float" office:value="-0" calcext:value-type="float">
            <text:p>0</text:p>
          </table:table-cell>
          <table:table-cell table:formula="of:=[.K19]*([.L$24]^2-[.K$24]^2)/2" office:value-type="float" office:value="-0" calcext:value-type="float">
            <text:p>0</text:p>
          </table:table-cell>
          <table:table-cell table:formula="of:=[.L19]*([.M$24]^2-[.L$24]^2)/2" office:value-type="float" office:value="0" calcext:value-type="float">
            <text:p>0</text:p>
          </table:table-cell>
          <table:table-cell table:formula="of:=[.M19]*([.N$24]^2-[.M$24]^2)/2" office:value-type="float" office:value="0" calcext:value-type="float">
            <text:p>0</text:p>
          </table:table-cell>
          <table:table-cell table:formula="of:=[.N19]*([.O$24]^2-[.N$24]^2)/2" office:value-type="float" office:value="0" calcext:value-type="float">
            <text:p>0</text:p>
          </table:table-cell>
          <table:table-cell table:formula="of:=[.O19]*([.P$24]^2-[.O$24]^2)/2" office:value-type="float" office:value="0" calcext:value-type="float">
            <text:p>0</text:p>
          </table:table-cell>
          <table:table-cell table:formula="of:=[.P19]*([.Q$24]^2-[.P$24]^2)/2" office:value-type="float" office:value="0" calcext:value-type="float">
            <text:p>0</text:p>
          </table:table-cell>
          <table:table-cell table:formula="of:=[.Q19]*([.R$24]^2-[.Q$24]^2)/2" office:value-type="float" office:value="0" calcext:value-type="float">
            <text:p>0</text:p>
          </table:table-cell>
          <table:table-cell table:formula="of:=[.R19]*([.S$24]^2-[.R$24]^2)/2" office:value-type="float" office:value="0" calcext:value-type="float">
            <text:p>0</text:p>
          </table:table-cell>
          <table:table-cell table:formula="of:=[.S19]*([.T$24]^2-[.S$24]^2)/2" office:value-type="float" office:value="0" calcext:value-type="float">
            <text:p>0</text:p>
          </table:table-cell>
          <table:table-cell table:formula="of:=[.T19]*([.U$24]^2-[.T$24]^2)/2" office:value-type="float" office:value="0" calcext:value-type="float">
            <text:p>0</text:p>
          </table:table-cell>
          <table:table-cell table:formula="of:=[.U19]*([.V$24]^2-[.U$24]^2)/2" office:value-type="float" office:value="0" calcext:value-type="float">
            <text:p>0</text:p>
          </table:table-cell>
          <table:table-cell table:formula="of:=[.V19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111.336945193662" calcext:value-type="float">
            <text:p>-111.336945193662</text:p>
          </table:table-cell>
          <table:table-cell table:formula="of:=[.C20]*([.D$24]^2-[.C$24]^2)/2" office:value-type="float" office:value="-39.9055706008066" calcext:value-type="float">
            <text:p>-39.9055706008066</text:p>
          </table:table-cell>
          <table:table-cell table:formula="of:=[.D20]*([.E$24]^2-[.D$24]^2)/2" office:value-type="float" office:value="-107.16386883263" calcext:value-type="float">
            <text:p>-107.16386883263</text:p>
          </table:table-cell>
          <table:table-cell table:formula="of:=[.E20]*([.F$24]^2-[.E$24]^2)/2" office:value-type="float" office:value="-38.3812834342822" calcext:value-type="float">
            <text:p>-38.3812834342822</text:p>
          </table:table-cell>
          <table:table-cell table:formula="of:=[.F20]*([.G$24]^2-[.F$24]^2)/2" office:value-type="float" office:value="-102.990792471599" calcext:value-type="float">
            <text:p>-102.990792471599</text:p>
          </table:table-cell>
          <table:table-cell table:formula="of:=[.G20]*([.H$24]^2-[.G$24]^2)/2" office:value-type="float" office:value="-36.8569962677578" calcext:value-type="float">
            <text:p>-36.8569962677578</text:p>
          </table:table-cell>
          <table:table-cell table:formula="of:=[.H20]*([.I$24]^2-[.H$24]^2)/2" office:value-type="float" office:value="-98.8177161105671" calcext:value-type="float">
            <text:p>-98.8177161105671</text:p>
          </table:table-cell>
          <table:table-cell table:formula="of:=[.I20]*([.J$24]^2-[.I$24]^2)/2" office:value-type="float" office:value="-35.3327091012335" calcext:value-type="float">
            <text:p>-35.3327091012335</text:p>
          </table:table-cell>
          <table:table-cell table:formula="of:=[.J20]*([.K$24]^2-[.J$24]^2)/2" office:value-type="float" office:value="-94.6446397495354" calcext:value-type="float">
            <text:p>-94.6446397495354</text:p>
          </table:table-cell>
          <table:table-cell table:formula="of:=[.K20]*([.L$24]^2-[.K$24]^2)/2" office:value-type="float" office:value="-33.8084219347091" calcext:value-type="float">
            <text:p>-33.8084219347091</text:p>
          </table:table-cell>
          <table:table-cell table:formula="of:=[.L20]*([.M$24]^2-[.L$24]^2)/2" office:value-type="float" office:value="0" calcext:value-type="float">
            <text:p>0</text:p>
          </table:table-cell>
          <table:table-cell table:formula="of:=[.M20]*([.N$24]^2-[.M$24]^2)/2" office:value-type="float" office:value="92.5581015690198" calcext:value-type="float">
            <text:p>92.5581015690198</text:p>
          </table:table-cell>
          <table:table-cell table:formula="of:=[.N20]*([.O$24]^2-[.N$24]^2)/2" office:value-type="float" office:value="34.5705655179714" calcext:value-type="float">
            <text:p>34.5705655179714</text:p>
          </table:table-cell>
          <table:table-cell table:formula="of:=[.O20]*([.P$24]^2-[.O$24]^2)/2" office:value-type="float" office:value="96.7311779300512" calcext:value-type="float">
            <text:p>96.7311779300512</text:p>
          </table:table-cell>
          <table:table-cell table:formula="of:=[.P20]*([.Q$24]^2-[.P$24]^2)/2" office:value-type="float" office:value="36.0948526844958" calcext:value-type="float">
            <text:p>36.0948526844958</text:p>
          </table:table-cell>
          <table:table-cell table:formula="of:=[.Q20]*([.R$24]^2-[.Q$24]^2)/2" office:value-type="float" office:value="100.904254291083" calcext:value-type="float">
            <text:p>100.904254291083</text:p>
          </table:table-cell>
          <table:table-cell table:formula="of:=[.R20]*([.S$24]^2-[.R$24]^2)/2" office:value-type="float" office:value="37.6191398510202" calcext:value-type="float">
            <text:p>37.6191398510202</text:p>
          </table:table-cell>
          <table:table-cell table:formula="of:=[.S20]*([.T$24]^2-[.S$24]^2)/2" office:value-type="float" office:value="105.077330652114" calcext:value-type="float">
            <text:p>105.077330652114</text:p>
          </table:table-cell>
          <table:table-cell table:formula="of:=[.T20]*([.U$24]^2-[.T$24]^2)/2" office:value-type="float" office:value="39.1434270175446" calcext:value-type="float">
            <text:p>39.1434270175446</text:p>
          </table:table-cell>
          <table:table-cell table:formula="of:=[.U20]*([.V$24]^2-[.U$24]^2)/2" office:value-type="float" office:value="109.250407013146" calcext:value-type="float">
            <text:p>109.250407013146</text:p>
          </table:table-cell>
          <table:table-cell table:formula="of:=[.V20]*([.W$24]^2-[.V$24]^2)/2" office:value-type="float" office:value="40.6677141840688" calcext:value-type="float">
            <text:p>40.6677141840688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-0" calcext:value-type="float">
            <text:p>0</text:p>
          </table:table-cell>
          <table:table-cell table:formula="of:=[.C21]*([.D$24]^2-[.C$24]^2)/2" office:value-type="float" office:value="-0" calcext:value-type="float">
            <text:p>0</text:p>
          </table:table-cell>
          <table:table-cell table:formula="of:=[.D21]*([.E$24]^2-[.D$24]^2)/2" office:value-type="float" office:value="-0" calcext:value-type="float">
            <text:p>0</text:p>
          </table:table-cell>
          <table:table-cell table:formula="of:=[.E21]*([.F$24]^2-[.E$24]^2)/2" office:value-type="float" office:value="-0" calcext:value-type="float">
            <text:p>0</text:p>
          </table:table-cell>
          <table:table-cell table:formula="of:=[.F21]*([.G$24]^2-[.F$24]^2)/2" office:value-type="float" office:value="-0" calcext:value-type="float">
            <text:p>0</text:p>
          </table:table-cell>
          <table:table-cell table:formula="of:=[.G21]*([.H$24]^2-[.G$24]^2)/2" office:value-type="float" office:value="-0" calcext:value-type="float">
            <text:p>0</text:p>
          </table:table-cell>
          <table:table-cell table:formula="of:=[.H21]*([.I$24]^2-[.H$24]^2)/2" office:value-type="float" office:value="-0" calcext:value-type="float">
            <text:p>0</text:p>
          </table:table-cell>
          <table:table-cell table:formula="of:=[.I21]*([.J$24]^2-[.I$24]^2)/2" office:value-type="float" office:value="-0" calcext:value-type="float">
            <text:p>0</text:p>
          </table:table-cell>
          <table:table-cell table:formula="of:=[.J21]*([.K$24]^2-[.J$24]^2)/2" office:value-type="float" office:value="-0" calcext:value-type="float">
            <text:p>0</text:p>
          </table:table-cell>
          <table:table-cell table:formula="of:=[.K21]*([.L$24]^2-[.K$24]^2)/2" office:value-type="float" office:value="-0" calcext:value-type="float">
            <text:p>0</text:p>
          </table:table-cell>
          <table:table-cell table:formula="of:=[.L21]*([.M$24]^2-[.L$24]^2)/2" office:value-type="float" office:value="0" calcext:value-type="float">
            <text:p>0</text:p>
          </table:table-cell>
          <table:table-cell table:formula="of:=[.M21]*([.N$24]^2-[.M$24]^2)/2" office:value-type="float" office:value="0" calcext:value-type="float">
            <text:p>0</text:p>
          </table:table-cell>
          <table:table-cell table:formula="of:=[.N21]*([.O$24]^2-[.N$24]^2)/2" office:value-type="float" office:value="0" calcext:value-type="float">
            <text:p>0</text:p>
          </table:table-cell>
          <table:table-cell table:formula="of:=[.O21]*([.P$24]^2-[.O$24]^2)/2" office:value-type="float" office:value="0" calcext:value-type="float">
            <text:p>0</text:p>
          </table:table-cell>
          <table:table-cell table:formula="of:=[.P21]*([.Q$24]^2-[.P$24]^2)/2" office:value-type="float" office:value="0" calcext:value-type="float">
            <text:p>0</text:p>
          </table:table-cell>
          <table:table-cell table:formula="of:=[.Q21]*([.R$24]^2-[.Q$24]^2)/2" office:value-type="float" office:value="0" calcext:value-type="float">
            <text:p>0</text:p>
          </table:table-cell>
          <table:table-cell table:formula="of:=[.R21]*([.S$24]^2-[.R$24]^2)/2" office:value-type="float" office:value="0" calcext:value-type="float">
            <text:p>0</text:p>
          </table:table-cell>
          <table:table-cell table:formula="of:=[.S21]*([.T$24]^2-[.S$24]^2)/2" office:value-type="float" office:value="0" calcext:value-type="float">
            <text:p>0</text:p>
          </table:table-cell>
          <table:table-cell table:formula="of:=[.T21]*([.U$24]^2-[.T$24]^2)/2" office:value-type="float" office:value="0" calcext:value-type="float">
            <text:p>0</text:p>
          </table:table-cell>
          <table:table-cell table:formula="of:=[.U21]*([.V$24]^2-[.U$24]^2)/2" office:value-type="float" office:value="0" calcext:value-type="float">
            <text:p>0</text:p>
          </table:table-cell>
          <table:table-cell table:formula="of:=[.V21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12.56553144" calcext:value-type="float">
            <text:p>-12.56553144</text:p>
          </table:table-cell>
          <table:table-cell table:formula="of:=[.C22]*([.D$24]^2-[.C$24]^2)/2" office:value-type="float" office:value="-12.33004392" calcext:value-type="float">
            <text:p>-12.33004392</text:p>
          </table:table-cell>
          <table:table-cell table:formula="of:=[.D22]*([.E$24]^2-[.D$24]^2)/2" office:value-type="float" office:value="-12.0945564000001" calcext:value-type="float">
            <text:p>-12.0945564000001</text:p>
          </table:table-cell>
          <table:table-cell table:formula="of:=[.E22]*([.F$24]^2-[.E$24]^2)/2" office:value-type="float" office:value="-11.85906888" calcext:value-type="float">
            <text:p>-11.85906888</text:p>
          </table:table-cell>
          <table:table-cell table:formula="of:=[.F22]*([.G$24]^2-[.F$24]^2)/2" office:value-type="float" office:value="-11.6235813600001" calcext:value-type="float">
            <text:p>-11.6235813600001</text:p>
          </table:table-cell>
          <table:table-cell table:formula="of:=[.G22]*([.H$24]^2-[.G$24]^2)/2" office:value-type="float" office:value="-11.38809384" calcext:value-type="float">
            <text:p>-11.38809384</text:p>
          </table:table-cell>
          <table:table-cell table:formula="of:=[.H22]*([.I$24]^2-[.H$24]^2)/2" office:value-type="float" office:value="-11.1526063200001" calcext:value-type="float">
            <text:p>-11.1526063200001</text:p>
          </table:table-cell>
          <table:table-cell table:formula="of:=[.I22]*([.J$24]^2-[.I$24]^2)/2" office:value-type="float" office:value="-10.9171188" calcext:value-type="float">
            <text:p>-10.9171188</text:p>
          </table:table-cell>
          <table:table-cell table:formula="of:=[.J22]*([.K$24]^2-[.J$24]^2)/2" office:value-type="float" office:value="-10.68163128" calcext:value-type="float">
            <text:p>-10.68163128</text:p>
          </table:table-cell>
          <table:table-cell table:formula="of:=[.K22]*([.L$24]^2-[.K$24]^2)/2" office:value-type="float" office:value="-10.44614376" calcext:value-type="float">
            <text:p>-10.44614376</text:p>
          </table:table-cell>
          <table:table-cell table:formula="of:=[.L22]*([.M$24]^2-[.L$24]^2)/2" office:value-type="float" office:value="0" calcext:value-type="float">
            <text:p>0</text:p>
          </table:table-cell>
          <table:table-cell table:formula="of:=[.M22]*([.N$24]^2-[.M$24]^2)/2" office:value-type="float" office:value="10.4461437600001" calcext:value-type="float">
            <text:p>10.4461437600001</text:p>
          </table:table-cell>
          <table:table-cell table:formula="of:=[.N22]*([.O$24]^2-[.N$24]^2)/2" office:value-type="float" office:value="10.68163128" calcext:value-type="float">
            <text:p>10.68163128</text:p>
          </table:table-cell>
          <table:table-cell table:formula="of:=[.O22]*([.P$24]^2-[.O$24]^2)/2" office:value-type="float" office:value="10.9171188" calcext:value-type="float">
            <text:p>10.9171188</text:p>
          </table:table-cell>
          <table:table-cell table:formula="of:=[.P22]*([.Q$24]^2-[.P$24]^2)/2" office:value-type="float" office:value="11.1526063200001" calcext:value-type="float">
            <text:p>11.1526063200001</text:p>
          </table:table-cell>
          <table:table-cell table:formula="of:=[.Q22]*([.R$24]^2-[.Q$24]^2)/2" office:value-type="float" office:value="11.3880938400001" calcext:value-type="float">
            <text:p>11.3880938400001</text:p>
          </table:table-cell>
          <table:table-cell table:formula="of:=[.R22]*([.S$24]^2-[.R$24]^2)/2" office:value-type="float" office:value="11.6235813600001" calcext:value-type="float">
            <text:p>11.6235813600001</text:p>
          </table:table-cell>
          <table:table-cell table:formula="of:=[.S22]*([.T$24]^2-[.S$24]^2)/2" office:value-type="float" office:value="11.85906888" calcext:value-type="float">
            <text:p>11.85906888</text:p>
          </table:table-cell>
          <table:table-cell table:formula="of:=[.T22]*([.U$24]^2-[.T$24]^2)/2" office:value-type="float" office:value="12.0945564000001" calcext:value-type="float">
            <text:p>12.0945564000001</text:p>
          </table:table-cell>
          <table:table-cell table:formula="of:=[.U22]*([.V$24]^2-[.U$24]^2)/2" office:value-type="float" office:value="12.33004392" calcext:value-type="float">
            <text:p>12.33004392</text:p>
          </table:table-cell>
          <table:table-cell table:formula="of:=[.V22]*([.W$24]^2-[.V$24]^2)/2" office:value-type="float" office:value="12.56553144" calcext:value-type="float">
            <text:p>12.56553144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494777891491463" calcext:value-type="float">
            <text:p>0.494777891491463</text:p>
          </table:table-cell>
          <table:table-cell table:formula="of:=[.C17]*([.D$24]^3-[.C$24]^3)/3" office:value-type="float" office:value="1.30427100314836" calcext:value-type="float">
            <text:p>1.30427100314836</text:p>
          </table:table-cell>
          <table:table-cell table:formula="of:=[.D17]*([.E$24]^3-[.D$24]^3)/3" office:value-type="float" office:value="0.458384011103528" calcext:value-type="float">
            <text:p>0.458384011103528</text:p>
          </table:table-cell>
          <table:table-cell table:formula="of:=[.E17]*([.F$24]^3-[.E$24]^3)/3" office:value-type="float" office:value="1.20653755477301" calcext:value-type="float">
            <text:p>1.20653755477301</text:p>
          </table:table-cell>
          <table:table-cell table:formula="of:=[.F17]*([.G$24]^3-[.F$24]^3)/3" office:value-type="float" office:value="0.423380280611462" calcext:value-type="float">
            <text:p>0.423380280611462</text:p>
          </table:table-cell>
          <table:table-cell table:formula="of:=[.G17]*([.H$24]^3-[.G$24]^3)/3" office:value-type="float" office:value="1.11260995203891" calcext:value-type="float">
            <text:p>1.11260995203891</text:p>
          </table:table-cell>
          <table:table-cell table:formula="of:=[.H17]*([.I$24]^3-[.H$24]^3)/3" office:value-type="float" office:value="0.389766700015267" calcext:value-type="float">
            <text:p>0.389766700015267</text:p>
          </table:table-cell>
          <table:table-cell table:formula="of:=[.I17]*([.J$24]^3-[.I$24]^3)/3" office:value-type="float" office:value="1.02248819494607" calcext:value-type="float">
            <text:p>1.02248819494607</text:p>
          </table:table-cell>
          <table:table-cell table:formula="of:=[.J17]*([.K$24]^3-[.J$24]^3)/3" office:value-type="float" office:value="0.357543269314941" calcext:value-type="float">
            <text:p>0.357543269314941</text:p>
          </table:table-cell>
          <table:table-cell table:formula="of:=[.K17]*([.L$24]^3-[.K$24]^3)/3" office:value-type="float" office:value="0.936172283494492" calcext:value-type="float">
            <text:p>0.936172283494492</text:p>
          </table:table-cell>
          <table:table-cell table:formula="of:=[.L17]*([.M$24]^3-[.L$24]^3)/3" office:value-type="float" office:value="0" calcext:value-type="float">
            <text:p>0</text:p>
          </table:table-cell>
          <table:table-cell table:formula="of:=[.M17]*([.N$24]^3-[.M$24]^3)/3" office:value-type="float" office:value="0.341952860175732" calcext:value-type="float">
            <text:p>0.341952860175732</text:p>
          </table:table-cell>
          <table:table-cell table:formula="of:=[.N17]*([.O$24]^3-[.N$24]^3)/3" office:value-type="float" office:value="0.978854508515124" calcext:value-type="float">
            <text:p>0.978854508515124</text:p>
          </table:table-cell>
          <table:table-cell table:formula="of:=[.O17]*([.P$24]^3-[.O$24]^3)/3" office:value-type="float" office:value="0.373481215928122" calcext:value-type="float">
            <text:p>0.373481215928122</text:p>
          </table:table-cell>
          <table:table-cell table:formula="of:=[.P17]*([.Q$24]^3-[.P$24]^3)/3" office:value-type="float" office:value="1.06707334278733" calcext:value-type="float">
            <text:p>1.06707334278733</text:p>
          </table:table-cell>
          <table:table-cell table:formula="of:=[.Q17]*([.R$24]^3-[.Q$24]^3)/3" office:value-type="float" office:value="0.406399721576381" calcext:value-type="float">
            <text:p>0.406399721576381</text:p>
          </table:table-cell>
          <table:table-cell table:formula="of:=[.R17]*([.S$24]^3-[.R$24]^3)/3" office:value-type="float" office:value="1.1590980227008" calcext:value-type="float">
            <text:p>1.1590980227008</text:p>
          </table:table-cell>
          <table:table-cell table:formula="of:=[.S17]*([.T$24]^3-[.S$24]^3)/3" office:value-type="float" office:value="0.440708377120512" calcext:value-type="float">
            <text:p>0.440708377120512</text:p>
          </table:table-cell>
          <table:table-cell table:formula="of:=[.T17]*([.U$24]^3-[.T$24]^3)/3" office:value-type="float" office:value="1.25492854825553" calcext:value-type="float">
            <text:p>1.25492854825553</text:p>
          </table:table-cell>
          <table:table-cell table:formula="of:=[.U17]*([.V$24]^3-[.U$24]^3)/3" office:value-type="float" office:value="0.476407182560513" calcext:value-type="float">
            <text:p>0.476407182560513</text:p>
          </table:table-cell>
          <table:table-cell table:formula="of:=[.V17]*([.W$24]^3-[.V$24]^3)/3" office:value-type="float" office:value="1.35456491945152" calcext:value-type="float">
            <text:p>1.35456491945152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121910842750637" calcext:value-type="float">
            <text:p>0.121910842750637</text:p>
          </table:table-cell>
          <table:table-cell table:formula="of:=[.C18]*([.D$24]^3-[.C$24]^3)/3" office:value-type="float" office:value="0.117384390283353" calcext:value-type="float">
            <text:p>0.117384390283353</text:p>
          </table:table-cell>
          <table:table-cell table:formula="of:=[.D18]*([.E$24]^3-[.D$24]^3)/3" office:value-type="float" office:value="0.112943569342998" calcext:value-type="float">
            <text:p>0.112943569342998</text:p>
          </table:table-cell>
          <table:table-cell table:formula="of:=[.E18]*([.F$24]^3-[.E$24]^3)/3" office:value-type="float" office:value="0.10858837992957" calcext:value-type="float">
            <text:p>0.10858837992957</text:p>
          </table:table-cell>
          <table:table-cell table:formula="of:=[.F18]*([.G$24]^3-[.F$24]^3)/3" office:value-type="float" office:value="0.104318822043072" calcext:value-type="float">
            <text:p>0.104318822043072</text:p>
          </table:table-cell>
          <table:table-cell table:formula="of:=[.G18]*([.H$24]^3-[.G$24]^3)/3" office:value-type="float" office:value="0.100134895683502" calcext:value-type="float">
            <text:p>0.100134895683502</text:p>
          </table:table-cell>
          <table:table-cell table:formula="of:=[.H18]*([.I$24]^3-[.H$24]^3)/3" office:value-type="float" office:value="0.0960366008508598" calcext:value-type="float">
            <text:p>0.09603660085086</text:p>
          </table:table-cell>
          <table:table-cell table:formula="of:=[.I18]*([.J$24]^3-[.I$24]^3)/3" office:value-type="float" office:value="0.092023937545146" calcext:value-type="float">
            <text:p>0.092023937545146</text:p>
          </table:table-cell>
          <table:table-cell table:formula="of:=[.J18]*([.K$24]^3-[.J$24]^3)/3" office:value-type="float" office:value="0.0880969057663612" calcext:value-type="float">
            <text:p>0.088096905766361</text:p>
          </table:table-cell>
          <table:table-cell table:formula="of:=[.K18]*([.L$24]^3-[.K$24]^3)/3" office:value-type="float" office:value="0.0842555055145042" calcext:value-type="float">
            <text:p>0.084255505514504</text:p>
          </table:table-cell>
          <table:table-cell table:formula="of:=[.L18]*([.M$24]^3-[.L$24]^3)/3" office:value-type="float" office:value="0" calcext:value-type="float">
            <text:p>0</text:p>
          </table:table-cell>
          <table:table-cell table:formula="of:=[.M18]*([.N$24]^3-[.M$24]^3)/3" office:value-type="float" office:value="0.0842555055145048" calcext:value-type="float">
            <text:p>0.084255505514505</text:p>
          </table:table-cell>
          <table:table-cell table:formula="of:=[.N18]*([.O$24]^3-[.N$24]^3)/3" office:value-type="float" office:value="0.0880969057663611" calcext:value-type="float">
            <text:p>0.088096905766361</text:p>
          </table:table-cell>
          <table:table-cell table:formula="of:=[.O18]*([.P$24]^3-[.O$24]^3)/3" office:value-type="float" office:value="0.0920239375451467" calcext:value-type="float">
            <text:p>0.092023937545147</text:p>
          </table:table-cell>
          <table:table-cell table:formula="of:=[.P18]*([.Q$24]^3-[.P$24]^3)/3" office:value-type="float" office:value="0.09603660085086" calcext:value-type="float">
            <text:p>0.09603660085086</text:p>
          </table:table-cell>
          <table:table-cell table:formula="of:=[.Q18]*([.R$24]^3-[.Q$24]^3)/3" office:value-type="float" office:value="0.100134895683502" calcext:value-type="float">
            <text:p>0.100134895683502</text:p>
          </table:table-cell>
          <table:table-cell table:formula="of:=[.R18]*([.S$24]^3-[.R$24]^3)/3" office:value-type="float" office:value="0.104318822043072" calcext:value-type="float">
            <text:p>0.104318822043072</text:p>
          </table:table-cell>
          <table:table-cell table:formula="of:=[.S18]*([.T$24]^3-[.S$24]^3)/3" office:value-type="float" office:value="0.108588379929571" calcext:value-type="float">
            <text:p>0.108588379929571</text:p>
          </table:table-cell>
          <table:table-cell table:formula="of:=[.T18]*([.U$24]^3-[.T$24]^3)/3" office:value-type="float" office:value="0.112943569342997" calcext:value-type="float">
            <text:p>0.112943569342997</text:p>
          </table:table-cell>
          <table:table-cell table:formula="of:=[.U18]*([.V$24]^3-[.U$24]^3)/3" office:value-type="float" office:value="0.117384390283353" calcext:value-type="float">
            <text:p>0.117384390283353</text:p>
          </table:table-cell>
          <table:table-cell table:formula="of:=[.V18]*([.W$24]^3-[.V$24]^3)/3" office:value-type="float" office:value="0.121910842750636" calcext:value-type="float">
            <text:p>0.121910842750636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0" calcext:value-type="float">
            <text:p>0</text:p>
          </table:table-cell>
          <table:table-cell table:formula="of:=[.C19]*([.D$24]^3-[.C$24]^3)/3" office:value-type="float" office:value="0" calcext:value-type="float">
            <text:p>0</text:p>
          </table:table-cell>
          <table:table-cell table:formula="of:=[.D19]*([.E$24]^3-[.D$24]^3)/3" office:value-type="float" office:value="0" calcext:value-type="float">
            <text:p>0</text:p>
          </table:table-cell>
          <table:table-cell table:formula="of:=[.E19]*([.F$24]^3-[.E$24]^3)/3" office:value-type="float" office:value="0" calcext:value-type="float">
            <text:p>0</text:p>
          </table:table-cell>
          <table:table-cell table:formula="of:=[.F19]*([.G$24]^3-[.F$24]^3)/3" office:value-type="float" office:value="0" calcext:value-type="float">
            <text:p>0</text:p>
          </table:table-cell>
          <table:table-cell table:formula="of:=[.G19]*([.H$24]^3-[.G$24]^3)/3" office:value-type="float" office:value="0" calcext:value-type="float">
            <text:p>0</text:p>
          </table:table-cell>
          <table:table-cell table:formula="of:=[.H19]*([.I$24]^3-[.H$24]^3)/3" office:value-type="float" office:value="0" calcext:value-type="float">
            <text:p>0</text:p>
          </table:table-cell>
          <table:table-cell table:formula="of:=[.I19]*([.J$24]^3-[.I$24]^3)/3" office:value-type="float" office:value="0" calcext:value-type="float">
            <text:p>0</text:p>
          </table:table-cell>
          <table:table-cell table:formula="of:=[.J19]*([.K$24]^3-[.J$24]^3)/3" office:value-type="float" office:value="0" calcext:value-type="float">
            <text:p>0</text:p>
          </table:table-cell>
          <table:table-cell table:formula="of:=[.K19]*([.L$24]^3-[.K$24]^3)/3" office:value-type="float" office:value="0" calcext:value-type="float">
            <text:p>0</text:p>
          </table:table-cell>
          <table:table-cell table:formula="of:=[.L19]*([.M$24]^3-[.L$24]^3)/3" office:value-type="float" office:value="0" calcext:value-type="float">
            <text:p>0</text:p>
          </table:table-cell>
          <table:table-cell table:formula="of:=[.M19]*([.N$24]^3-[.M$24]^3)/3" office:value-type="float" office:value="0" calcext:value-type="float">
            <text:p>0</text:p>
          </table:table-cell>
          <table:table-cell table:formula="of:=[.N19]*([.O$24]^3-[.N$24]^3)/3" office:value-type="float" office:value="0" calcext:value-type="float">
            <text:p>0</text:p>
          </table:table-cell>
          <table:table-cell table:formula="of:=[.O19]*([.P$24]^3-[.O$24]^3)/3" office:value-type="float" office:value="0" calcext:value-type="float">
            <text:p>0</text:p>
          </table:table-cell>
          <table:table-cell table:formula="of:=[.P19]*([.Q$24]^3-[.P$24]^3)/3" office:value-type="float" office:value="0" calcext:value-type="float">
            <text:p>0</text:p>
          </table:table-cell>
          <table:table-cell table:formula="of:=[.Q19]*([.R$24]^3-[.Q$24]^3)/3" office:value-type="float" office:value="0" calcext:value-type="float">
            <text:p>0</text:p>
          </table:table-cell>
          <table:table-cell table:formula="of:=[.R19]*([.S$24]^3-[.R$24]^3)/3" office:value-type="float" office:value="0" calcext:value-type="float">
            <text:p>0</text:p>
          </table:table-cell>
          <table:table-cell table:formula="of:=[.S19]*([.T$24]^3-[.S$24]^3)/3" office:value-type="float" office:value="0" calcext:value-type="float">
            <text:p>0</text:p>
          </table:table-cell>
          <table:table-cell table:formula="of:=[.T19]*([.U$24]^3-[.T$24]^3)/3" office:value-type="float" office:value="0" calcext:value-type="float">
            <text:p>0</text:p>
          </table:table-cell>
          <table:table-cell table:formula="of:=[.U19]*([.V$24]^3-[.U$24]^3)/3" office:value-type="float" office:value="0" calcext:value-type="float">
            <text:p>0</text:p>
          </table:table-cell>
          <table:table-cell table:formula="of:=[.V19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1.35456491945152" calcext:value-type="float">
            <text:p>1.35456491945152</text:p>
          </table:table-cell>
          <table:table-cell table:formula="of:=[.C20]*([.D$24]^3-[.C$24]^3)/3" office:value-type="float" office:value="0.476407182560511" calcext:value-type="float">
            <text:p>0.476407182560511</text:p>
          </table:table-cell>
          <table:table-cell table:formula="of:=[.D20]*([.E$24]^3-[.D$24]^3)/3" office:value-type="float" office:value="1.25492854825553" calcext:value-type="float">
            <text:p>1.25492854825553</text:p>
          </table:table-cell>
          <table:table-cell table:formula="of:=[.E20]*([.F$24]^3-[.E$24]^3)/3" office:value-type="float" office:value="0.440708377120511" calcext:value-type="float">
            <text:p>0.440708377120511</text:p>
          </table:table-cell>
          <table:table-cell table:formula="of:=[.F20]*([.G$24]^3-[.F$24]^3)/3" office:value-type="float" office:value="1.1590980227008" calcext:value-type="float">
            <text:p>1.1590980227008</text:p>
          </table:table-cell>
          <table:table-cell table:formula="of:=[.G20]*([.H$24]^3-[.G$24]^3)/3" office:value-type="float" office:value="0.40639972157638" calcext:value-type="float">
            <text:p>0.40639972157638</text:p>
          </table:table-cell>
          <table:table-cell table:formula="of:=[.H20]*([.I$24]^3-[.H$24]^3)/3" office:value-type="float" office:value="1.06707334278733" calcext:value-type="float">
            <text:p>1.06707334278733</text:p>
          </table:table-cell>
          <table:table-cell table:formula="of:=[.I20]*([.J$24]^3-[.I$24]^3)/3" office:value-type="float" office:value="0.37348121592812" calcext:value-type="float">
            <text:p>0.37348121592812</text:p>
          </table:table-cell>
          <table:table-cell table:formula="of:=[.J20]*([.K$24]^3-[.J$24]^3)/3" office:value-type="float" office:value="0.978854508515124" calcext:value-type="float">
            <text:p>0.978854508515124</text:p>
          </table:table-cell>
          <table:table-cell table:formula="of:=[.K20]*([.L$24]^3-[.K$24]^3)/3" office:value-type="float" office:value="0.34195286017573" calcext:value-type="float">
            <text:p>0.34195286017573</text:p>
          </table:table-cell>
          <table:table-cell table:formula="of:=[.L20]*([.M$24]^3-[.L$24]^3)/3" office:value-type="float" office:value="0" calcext:value-type="float">
            <text:p>0</text:p>
          </table:table-cell>
          <table:table-cell table:formula="of:=[.M20]*([.N$24]^3-[.M$24]^3)/3" office:value-type="float" office:value="0.936172283494498" calcext:value-type="float">
            <text:p>0.936172283494498</text:p>
          </table:table-cell>
          <table:table-cell table:formula="of:=[.N20]*([.O$24]^3-[.N$24]^3)/3" office:value-type="float" office:value="0.357543269314941" calcext:value-type="float">
            <text:p>0.357543269314941</text:p>
          </table:table-cell>
          <table:table-cell table:formula="of:=[.O20]*([.P$24]^3-[.O$24]^3)/3" office:value-type="float" office:value="1.02248819494607" calcext:value-type="float">
            <text:p>1.02248819494607</text:p>
          </table:table-cell>
          <table:table-cell table:formula="of:=[.P20]*([.Q$24]^3-[.P$24]^3)/3" office:value-type="float" office:value="0.389766700015268" calcext:value-type="float">
            <text:p>0.389766700015268</text:p>
          </table:table-cell>
          <table:table-cell table:formula="of:=[.Q20]*([.R$24]^3-[.Q$24]^3)/3" office:value-type="float" office:value="1.11260995203891" calcext:value-type="float">
            <text:p>1.11260995203891</text:p>
          </table:table-cell>
          <table:table-cell table:formula="of:=[.R20]*([.S$24]^3-[.R$24]^3)/3" office:value-type="float" office:value="0.423380280611463" calcext:value-type="float">
            <text:p>0.423380280611463</text:p>
          </table:table-cell>
          <table:table-cell table:formula="of:=[.S20]*([.T$24]^3-[.S$24]^3)/3" office:value-type="float" office:value="1.20653755477301" calcext:value-type="float">
            <text:p>1.20653755477301</text:p>
          </table:table-cell>
          <table:table-cell table:formula="of:=[.T20]*([.U$24]^3-[.T$24]^3)/3" office:value-type="float" office:value="0.458384011103528" calcext:value-type="float">
            <text:p>0.458384011103528</text:p>
          </table:table-cell>
          <table:table-cell table:formula="of:=[.U20]*([.V$24]^3-[.U$24]^3)/3" office:value-type="float" office:value="1.30427100314837" calcext:value-type="float">
            <text:p>1.30427100314837</text:p>
          </table:table-cell>
          <table:table-cell table:formula="of:=[.V20]*([.W$24]^3-[.V$24]^3)/3" office:value-type="float" office:value="0.494777891491463" calcext:value-type="float">
            <text:p>0.494777891491463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0" calcext:value-type="float">
            <text:p>0</text:p>
          </table:table-cell>
          <table:table-cell table:formula="of:=[.C21]*([.D$24]^3-[.C$24]^3)/3" office:value-type="float" office:value="0" calcext:value-type="float">
            <text:p>0</text:p>
          </table:table-cell>
          <table:table-cell table:formula="of:=[.D21]*([.E$24]^3-[.D$24]^3)/3" office:value-type="float" office:value="0" calcext:value-type="float">
            <text:p>0</text:p>
          </table:table-cell>
          <table:table-cell table:formula="of:=[.E21]*([.F$24]^3-[.E$24]^3)/3" office:value-type="float" office:value="0" calcext:value-type="float">
            <text:p>0</text:p>
          </table:table-cell>
          <table:table-cell table:formula="of:=[.F21]*([.G$24]^3-[.F$24]^3)/3" office:value-type="float" office:value="0" calcext:value-type="float">
            <text:p>0</text:p>
          </table:table-cell>
          <table:table-cell table:formula="of:=[.G21]*([.H$24]^3-[.G$24]^3)/3" office:value-type="float" office:value="0" calcext:value-type="float">
            <text:p>0</text:p>
          </table:table-cell>
          <table:table-cell table:formula="of:=[.H21]*([.I$24]^3-[.H$24]^3)/3" office:value-type="float" office:value="0" calcext:value-type="float">
            <text:p>0</text:p>
          </table:table-cell>
          <table:table-cell table:formula="of:=[.I21]*([.J$24]^3-[.I$24]^3)/3" office:value-type="float" office:value="0" calcext:value-type="float">
            <text:p>0</text:p>
          </table:table-cell>
          <table:table-cell table:formula="of:=[.J21]*([.K$24]^3-[.J$24]^3)/3" office:value-type="float" office:value="0" calcext:value-type="float">
            <text:p>0</text:p>
          </table:table-cell>
          <table:table-cell table:formula="of:=[.K21]*([.L$24]^3-[.K$24]^3)/3" office:value-type="float" office:value="0" calcext:value-type="float">
            <text:p>0</text:p>
          </table:table-cell>
          <table:table-cell table:formula="of:=[.L21]*([.M$24]^3-[.L$24]^3)/3" office:value-type="float" office:value="0" calcext:value-type="float">
            <text:p>0</text:p>
          </table:table-cell>
          <table:table-cell table:formula="of:=[.M21]*([.N$24]^3-[.M$24]^3)/3" office:value-type="float" office:value="0" calcext:value-type="float">
            <text:p>0</text:p>
          </table:table-cell>
          <table:table-cell table:formula="of:=[.N21]*([.O$24]^3-[.N$24]^3)/3" office:value-type="float" office:value="0" calcext:value-type="float">
            <text:p>0</text:p>
          </table:table-cell>
          <table:table-cell table:formula="of:=[.O21]*([.P$24]^3-[.O$24]^3)/3" office:value-type="float" office:value="0" calcext:value-type="float">
            <text:p>0</text:p>
          </table:table-cell>
          <table:table-cell table:formula="of:=[.P21]*([.Q$24]^3-[.P$24]^3)/3" office:value-type="float" office:value="0" calcext:value-type="float">
            <text:p>0</text:p>
          </table:table-cell>
          <table:table-cell table:formula="of:=[.Q21]*([.R$24]^3-[.Q$24]^3)/3" office:value-type="float" office:value="0" calcext:value-type="float">
            <text:p>0</text:p>
          </table:table-cell>
          <table:table-cell table:formula="of:=[.R21]*([.S$24]^3-[.R$24]^3)/3" office:value-type="float" office:value="0" calcext:value-type="float">
            <text:p>0</text:p>
          </table:table-cell>
          <table:table-cell table:formula="of:=[.S21]*([.T$24]^3-[.S$24]^3)/3" office:value-type="float" office:value="0" calcext:value-type="float">
            <text:p>0</text:p>
          </table:table-cell>
          <table:table-cell table:formula="of:=[.T21]*([.U$24]^3-[.T$24]^3)/3" office:value-type="float" office:value="0" calcext:value-type="float">
            <text:p>0</text:p>
          </table:table-cell>
          <table:table-cell table:formula="of:=[.U21]*([.V$24]^3-[.U$24]^3)/3" office:value-type="float" office:value="0" calcext:value-type="float">
            <text:p>0</text:p>
          </table:table-cell>
          <table:table-cell table:formula="of:=[.V21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152876729761921" calcext:value-type="float">
            <text:p>0.152876729761921</text:p>
          </table:table-cell>
          <table:table-cell table:formula="of:=[.C22]*([.D$24]^3-[.C$24]^3)/3" office:value-type="float" office:value="0.14720053857984" calcext:value-type="float">
            <text:p>0.14720053857984</text:p>
          </table:table-cell>
          <table:table-cell table:formula="of:=[.D22]*([.E$24]^3-[.D$24]^3)/3" office:value-type="float" office:value="0.141631729706881" calcext:value-type="float">
            <text:p>0.141631729706881</text:p>
          </table:table-cell>
          <table:table-cell table:formula="of:=[.E22]*([.F$24]^3-[.E$24]^3)/3" office:value-type="float" office:value="0.13617030314304" calcext:value-type="float">
            <text:p>0.13617030314304</text:p>
          </table:table-cell>
          <table:table-cell table:formula="of:=[.F22]*([.G$24]^3-[.F$24]^3)/3" office:value-type="float" office:value="0.13081625888832" calcext:value-type="float">
            <text:p>0.13081625888832</text:p>
          </table:table-cell>
          <table:table-cell table:formula="of:=[.G22]*([.H$24]^3-[.G$24]^3)/3" office:value-type="float" office:value="0.12556959694272" calcext:value-type="float">
            <text:p>0.12556959694272</text:p>
          </table:table-cell>
          <table:table-cell table:formula="of:=[.H22]*([.I$24]^3-[.H$24]^3)/3" office:value-type="float" office:value="0.12043031730624" calcext:value-type="float">
            <text:p>0.12043031730624</text:p>
          </table:table-cell>
          <table:table-cell table:formula="of:=[.I22]*([.J$24]^3-[.I$24]^3)/3" office:value-type="float" office:value="0.11539841997888" calcext:value-type="float">
            <text:p>0.11539841997888</text:p>
          </table:table-cell>
          <table:table-cell table:formula="of:=[.J22]*([.K$24]^3-[.J$24]^3)/3" office:value-type="float" office:value="0.11047390496064" calcext:value-type="float">
            <text:p>0.11047390496064</text:p>
          </table:table-cell>
          <table:table-cell table:formula="of:=[.K22]*([.L$24]^3-[.K$24]^3)/3" office:value-type="float" office:value="0.10565677225152" calcext:value-type="float">
            <text:p>0.10565677225152</text:p>
          </table:table-cell>
          <table:table-cell table:formula="of:=[.L22]*([.M$24]^3-[.L$24]^3)/3" office:value-type="float" office:value="0" calcext:value-type="float">
            <text:p>0</text:p>
          </table:table-cell>
          <table:table-cell table:formula="of:=[.M22]*([.N$24]^3-[.M$24]^3)/3" office:value-type="float" office:value="0.105656772251521" calcext:value-type="float">
            <text:p>0.105656772251521</text:p>
          </table:table-cell>
          <table:table-cell table:formula="of:=[.N22]*([.O$24]^3-[.N$24]^3)/3" office:value-type="float" office:value="0.11047390496064" calcext:value-type="float">
            <text:p>0.11047390496064</text:p>
          </table:table-cell>
          <table:table-cell table:formula="of:=[.O22]*([.P$24]^3-[.O$24]^3)/3" office:value-type="float" office:value="0.115398419978881" calcext:value-type="float">
            <text:p>0.115398419978881</text:p>
          </table:table-cell>
          <table:table-cell table:formula="of:=[.P22]*([.Q$24]^3-[.P$24]^3)/3" office:value-type="float" office:value="0.120430317306241" calcext:value-type="float">
            <text:p>0.120430317306241</text:p>
          </table:table-cell>
          <table:table-cell table:formula="of:=[.Q22]*([.R$24]^3-[.Q$24]^3)/3" office:value-type="float" office:value="0.125569596942721" calcext:value-type="float">
            <text:p>0.125569596942721</text:p>
          </table:table-cell>
          <table:table-cell table:formula="of:=[.R22]*([.S$24]^3-[.R$24]^3)/3" office:value-type="float" office:value="0.130816258888321" calcext:value-type="float">
            <text:p>0.130816258888321</text:p>
          </table:table-cell>
          <table:table-cell table:formula="of:=[.S22]*([.T$24]^3-[.S$24]^3)/3" office:value-type="float" office:value="0.136170303143041" calcext:value-type="float">
            <text:p>0.136170303143041</text:p>
          </table:table-cell>
          <table:table-cell table:formula="of:=[.T22]*([.U$24]^3-[.T$24]^3)/3" office:value-type="float" office:value="0.141631729706881" calcext:value-type="float">
            <text:p>0.141631729706881</text:p>
          </table:table-cell>
          <table:table-cell table:formula="of:=[.U22]*([.V$24]^3-[.U$24]^3)/3" office:value-type="float" office:value="0.147200538579841" calcext:value-type="float">
            <text:p>0.147200538579841</text:p>
          </table:table-cell>
          <table:table-cell table:formula="of:=[.V22]*([.W$24]^3-[.V$24]^3)/3" office:value-type="float" office:value="0.152876729761921" calcext:value-type="float">
            <text:p>0.15287672976192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25:.V25])" office:value-type="float" office:value="124942.182621839" calcext:value-type="float">
            <text:p>124942.182621839</text:p>
          </table:table-cell>
          <table:table-cell table:formula="of:=SUM([.B26:.V26])" office:value-type="float" office:value="16472.6698461771" calcext:value-type="float">
            <text:p>16472.6698461771</text:p>
          </table:table-cell>
          <table:table-cell/>
          <table:table-cell table:formula="of:=SUM([.B31:.V31])" office:value-type="float" office:value="6.62197298626943" calcext:value-type="float">
            <text:p>6.62197298626943</text:p>
          </table:table-cell>
          <table:table-cell table:formula="of:=SUM([.B32:.V32])" office:value-type="float" office:value="0.0000000000000976996261670138" calcext:value-type="float">
            <text:p>9.76996261670138E-1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B28:.V28])" office:value-type="float" office:value="124942.182621839" calcext:value-type="float">
            <text:p>124942.182621839</text:p>
          </table:table-cell>
          <table:table-cell table:number-columns-repeated="2"/>
          <table:table-cell table:formula="of:=SUM([.B34:.V34])" office:value-type="float" office:value="-6.62197298626784" calcext:value-type="float">
            <text:p>-6.6219729862678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SUM([.B30:.V30])" office:value-type="float" office:value="20656.8" calcext:value-type="float">
            <text:p>20656.8</text:p>
          </table:table-cell>
          <table:table-cell table:number-columns-repeated="2"/>
          <table:table-cell table:formula="of:=SUM([.B36:.V36])" office:value-type="float" office:value="0.000000000000119015908239817" calcext:value-type="float">
            <text:p>1.19015908239817E-13</text:p>
          </table:table-cell>
          <table:table-cell table:number-columns-repeated="16"/>
        </table:table-row>
        <table:table-row table:style-name="ro1">
          <table:table-cell table:number-columns-repeated="4"/>
          <table:table-cell table:formula="of:=SUM([.B37:.V37])" office:value-type="float" office:value="15.5593998400091" calcext:value-type="float">
            <text:p>15.5593998400091</text:p>
          </table:table-cell>
          <table:table-cell table:formula="of:=SUM([.B38:.V38])" office:value-type="float" office:value="2.05138769942001" calcext:value-type="float">
            <text:p>2.05138769942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SUM([.B40:.V40])" office:value-type="float" office:value="15.5593998400091" calcext:value-type="float">
            <text:p>15.5593998400091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SUM([.B42:.V42])" office:value-type="float" office:value="2.57244914304001" calcext:value-type="float">
            <text:p>2.5724491430400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09:19:04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1T09:39:25.225000000</meta:creation-date>
    <meta:generator>LibreOffice/6.4.2.2$Windows_X86_64 LibreOffice_project/4e471d8c02c9c90f512f7f9ead8875b57fcb1ec3</meta:generator>
    <dc:date>2021-06-09T09:13:49.111000000</dc:date>
    <meta:editing-duration>P2DT16H29M53S</meta:editing-duration>
    <meta:editing-cycles>8</meta:editing-cycles>
    <meta:document-statistic meta:table-count="4" meta:cell-count="2301" meta:object-count="0"/>
  </office:meta>
</office:document-meta>
</file>